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2000003E00001BB2000015CB49BFBC1D.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HG Mincho Light J" svg:font-family="'HG Mincho Light J',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6.7in" table:align="margins" fo:keep-with-next="always" style:writing-mode="lr-tb"/>
    </style:style>
    <style:style style:name="Table3.A" style:family="table-column">
      <style:table-column-properties style:column-width="1.3396in" style:rel-column-width="13106*"/>
    </style:style>
    <style:style style:name="Table3.B" style:family="table-column">
      <style:table-column-properties style:column-width="1.3403in" style:rel-column-width="13107*"/>
    </style:style>
    <style:style style:name="Table3.E" style:family="table-column">
      <style:table-column-properties style:column-width="1.3403in" style:rel-column-width="13109*"/>
    </style:style>
    <style:style style:name="Table3.A1" style:family="table-cell">
      <style:table-cell-properties fo:padding="0.0382in" fo:border="0.0139in solid #000000"/>
    </style:style>
    <style:style style:name="Table3.B1" style:family="table-cell">
      <style:table-cell-properties fo:padding="0.0382in" fo:border-left="0.0139in solid #000000" fo:border-right="none" fo:border-top="0.0139in solid #000000" fo:border-bottom="0.0139in solid #000000"/>
    </style:style>
    <style:style style:name="Table3.A2" style:family="table-cell">
      <style:table-cell-properties fo:padding="0.0382in" fo:border-left="0.0139in solid #000000" fo:border-right="0.0139in solid #000000" fo:border-top="none" fo:border-bottom="0.0139in solid #000000"/>
    </style:style>
    <style:style style:name="Table3.B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139in solid #000000" fo:border-top="none" fo:border-bottom="0.0007in solid #000000"/>
    </style:style>
    <style:style style:name="Table3.B7" style:family="table-cell">
      <style:table-cell-properties fo:padding="0.0382in" fo:border-left="0.0007in solid #000000" fo:border-right="none" fo:border-top="none" fo:border-bottom="0.0139in solid #000000"/>
    </style:style>
    <style:style style:name="Table3.E7" style:family="table-cell">
      <style:table-cell-properties fo:padding="0.0382in" fo:border-left="0.0007in solid #000000" fo:border-right="0.0139in solid #000000" fo:border-top="none" fo:border-bottom="0.0139in solid #000000"/>
    </style:style>
    <style:style style:name="Table2" style:family="table">
      <style:table-properties style:width="6.7in" table:align="margins" fo:keep-with-next="always" style:writing-mode="lr-tb"/>
    </style:style>
    <style:style style:name="Table2.A" style:family="table-column">
      <style:table-column-properties style:column-width="1.1167in" style:rel-column-width="10922*"/>
    </style:style>
    <style:style style:name="Table2.F" style:family="table-column">
      <style:table-column-properties style:column-width="1.1167in" style:rel-column-width="10925*"/>
    </style:style>
    <style:style style:name="Table2.A1" style:family="table-cell">
      <style:table-cell-properties fo:padding="0.0382in" fo:border-left="0.0139in solid #000000" fo:border-right="none" fo:border-top="0.0139in solid #000000" fo:border-bottom="0.0139in solid #000000"/>
    </style:style>
    <style:style style:name="Table2.F1" style:family="table-cell">
      <style:table-cell-properties fo:padding="0.0382in" fo:border="0.0139in solid #000000"/>
    </style:style>
    <style:style style:name="Table2.B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139in solid #000000" fo:border-top="none" fo:border-bottom="0.0007in solid #000000"/>
    </style:style>
    <style:style style:name="Table2.A3" style:family="table-cell">
      <style:table-cell-properties fo:padding="0.0382in" fo:border-left="0.0139in solid #000000" fo:border-right="0.0139in solid #000000" fo:border-top="none" fo:border-bottom="0.0139in solid #000000"/>
    </style:style>
    <style:style style:name="Table2.B7" style:family="table-cell">
      <style:table-cell-properties fo:padding="0.0382in" fo:border-left="0.0007in solid #000000" fo:border-right="none" fo:border-top="none" fo:border-bottom="0.0139in solid #000000"/>
    </style:style>
    <style:style style:name="Table2.F7" style:family="table-cell">
      <style:table-cell-properties fo:padding="0.0382in" fo:border-left="0.0007in solid #000000" fo:border-right="0.0139in solid #000000" fo:border-top="0.0007in solid #000000" fo:border-bottom="0.0139in solid #000000"/>
    </style:style>
    <style:style style:name="Table1" style:family="table">
      <style:table-properties style:width="4.0701in" table:align="left" fo:keep-with-next="always"/>
    </style:style>
    <style:style style:name="Table1.A" style:family="table-column">
      <style:table-column-properties style:column-width="0.5889in"/>
    </style:style>
    <style:style style:name="Table1.B" style:family="table-column">
      <style:table-column-properties style:column-width="0.5785in"/>
    </style:style>
    <style:style style:name="Table1.F" style:family="table-column">
      <style:table-column-properties style:column-width="0.5681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G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G2" style:family="table-cell">
      <style:table-cell-properties style:vertical-align="middle" fo:padding="0.0382in" fo:border-left="0.0007in solid #000000" fo:border-right="0.0007in solid #000000" fo:border-top="none" fo:border-bottom="0.0007in solid #000000"/>
    </style:style>
    <style:style style:name="Table16" style:family="table">
      <style:table-properties style:width="4.3278in" table:align="left" fo:keep-with-next="always" style:writing-mode="lr-tb"/>
    </style:style>
    <style:style style:name="Table16.A" style:family="table-column">
      <style:table-column-properties style:column-width="2.1493in"/>
    </style:style>
    <style:style style:name="Table16.B" style:family="table-column">
      <style:table-column-properties style:column-width="2.1785in"/>
    </style:style>
    <style:style style:name="Table16.1" style:family="table-row">
      <style:table-row-properties style:keep-together="true" fo:keep-together="auto"/>
    </style:style>
    <style:style style:name="Table1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6.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4.8257in" table:align="left" fo:keep-with-next="always"/>
    </style:style>
    <style:style style:name="Table4.A" style:family="table-column">
      <style:table-column-properties style:column-width="0.5576in"/>
    </style:style>
    <style:style style:name="Table4.B" style:family="table-column">
      <style:table-column-properties style:column-width="1.2813in"/>
    </style:style>
    <style:style style:name="Table4.C" style:family="table-column">
      <style:table-column-properties style:column-width="1.0368in"/>
    </style:style>
    <style:style style:name="Table4.D" style:family="table-column">
      <style:table-column-properties style:column-width="1.0438in"/>
    </style:style>
    <style:style style:name="Table4.E" style:family="table-column">
      <style:table-column-properties style:column-width="0.9063in"/>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E1" style:family="table-cell">
      <style:table-cell-properties style:vertical-align="middle" fo:padding="0.0382in" fo:border="0.0007in solid #000000"/>
    </style:style>
    <style:style style:name="Table4.A2" style:family="table-cell">
      <style:table-cell-properties style:vertical-align="middle" fo:padding="0.0382in" fo:border-left="0.0007in solid #000000" fo:border-right="none" fo:border-top="none" fo:border-bottom="0.0007in solid #000000"/>
    </style:style>
    <style:style style:name="Table4.E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2.9694in" table:align="left"/>
    </style:style>
    <style:style style:name="Table5.A" style:family="table-column">
      <style:table-column-properties style:column-width="1.516in"/>
    </style:style>
    <style:style style:name="Table5.B" style:family="table-column">
      <style:table-column-properties style:column-width="1.4535in"/>
    </style:style>
    <style:style style:name="Table5.A1" style:family="table-cell">
      <style:table-cell-properties style:vertical-align="middle" fo:padding="0.0194in" fo:border="none"/>
    </style:style>
    <style:style style:name="Table6" style:family="table">
      <style:table-properties style:width="5.4715in" table:align="left" fo:keep-with-next="always"/>
    </style:style>
    <style:style style:name="Table6.A" style:family="table-column">
      <style:table-column-properties style:column-width="0.5889in"/>
    </style:style>
    <style:style style:name="Table6.B" style:family="table-column">
      <style:table-column-properties style:column-width="0.5681in"/>
    </style:style>
    <style:style style:name="Table6.C" style:family="table-column">
      <style:table-column-properties style:column-width="0.7139in"/>
    </style:style>
    <style:style style:name="Table6.H" style:family="table-column">
      <style:table-column-properties style:column-width="0.7451in"/>
    </style:style>
    <style:style style:name="Table6.A1" style:family="table-cell">
      <style:table-cell-properties style:vertical-align="middle" fo:padding="0.0382in" fo:border-left="0.0007in solid #000000" fo:border-right="none" fo:border-top="0.0007in solid #000000" fo:border-bottom="0.0007in solid #000000"/>
    </style:style>
    <style:style style:name="Table6.H1" style:family="table-cell">
      <style:table-cell-properties style:vertical-align="middle" fo:padding="0.0382in" fo:border="0.0007in solid #000000"/>
    </style:style>
    <style:style style:name="Table6.A2" style:family="table-cell">
      <style:table-cell-properties style:vertical-align="middle" fo:padding="0.0382in" fo:border-left="0.0007in solid #000000" fo:border-right="none" fo:border-top="none" fo:border-bottom="0.0007in solid #000000"/>
    </style:style>
    <style:style style:name="Table6.D2" style:family="table-cell" style:data-style-name="N0">
      <style:table-cell-properties style:vertical-align="middle" fo:padding="0.0382in" fo:border-left="0.0007in solid #000000" fo:border-right="none" fo:border-top="none" fo:border-bottom="0.0007in solid #000000"/>
    </style:style>
    <style:style style:name="Table6.H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style:width="5.3778in" table:align="left" fo:keep-with-next="always"/>
    </style:style>
    <style:style style:name="Table7.A" style:family="table-column">
      <style:table-column-properties style:column-width="0.7243in"/>
    </style:style>
    <style:style style:name="Table7.B" style:family="table-column">
      <style:table-column-properties style:column-width="0.7139in"/>
    </style:style>
    <style:style style:name="Table7.D" style:family="table-column">
      <style:table-column-properties style:column-width="0.5785in"/>
    </style:style>
    <style:style style:name="Table7.F" style:family="table-column">
      <style:table-column-properties style:column-width="0.5576in"/>
    </style:style>
    <style:style style:name="Table7.G" style:family="table-column">
      <style:table-column-properties style:column-width="0.6306in"/>
    </style:style>
    <style:style style:name="Table7.H" style:family="table-column">
      <style:table-column-properties style:column-width="0.7451in"/>
    </style:style>
    <style:style style:name="Table7.A1" style:family="table-cell">
      <style:table-cell-properties style:vertical-align="middle" fo:padding="0.0382in" fo:border-left="0.0007in solid #000000" fo:border-right="none" fo:border-top="0.0007in solid #000000" fo:border-bottom="0.0007in solid #000000"/>
    </style:style>
    <style:style style:name="Table7.H1" style:family="table-cell">
      <style:table-cell-properties style:vertical-align="middle" fo:padding="0.0382in" fo:border="0.0007in solid #000000"/>
    </style:style>
    <style:style style:name="Table7.A2" style:family="table-cell">
      <style:table-cell-properties style:vertical-align="middle" fo:padding="0.0382in" fo:border-left="0.0007in solid #000000" fo:border-right="none" fo:border-top="none" fo:border-bottom="0.0007in solid #000000"/>
    </style:style>
    <style:style style:name="Table7.H2" style:family="table-cell" style:data-style-name="N0">
      <style:table-cell-properties style:vertical-align="middle" fo:padding="0.0382in" fo:border-left="0.0007in solid #000000" fo:border-right="0.0007in solid #000000" fo:border-top="none" fo:border-bottom="0.0007in solid #000000"/>
    </style:style>
    <style:style style:name="Table8" style:family="table">
      <style:table-properties style:width="4.734in" table:align="left" fo:keep-with-next="always"/>
    </style:style>
    <style:style style:name="Table8.A" style:family="table-column">
      <style:table-column-properties style:column-width="2.0549in"/>
    </style:style>
    <style:style style:name="Table8.B" style:family="table-column">
      <style:table-column-properties style:column-width="2.6792in"/>
    </style:style>
    <style:style style:name="Table8.A1" style:family="table-cell">
      <style:table-cell-properties style:vertical-align="middle" fo:padding="0.0382in" fo:border-left="0.0007in solid #000000" fo:border-right="none" fo:border-top="0.0007in solid #000000" fo:border-bottom="0.0007in solid #000000"/>
    </style:style>
    <style:style style:name="Table8.B1" style:family="table-cell">
      <style:table-cell-properties style:vertical-align="middle" fo:padding="0.0382in" fo:border="0.0007in solid #000000"/>
    </style:style>
    <style:style style:name="Table8.A2" style:family="table-cell">
      <style:table-cell-properties style:vertical-align="middle" fo:padding="0.0382in" fo:border-left="0.0007in solid #000000" fo:border-right="none" fo:border-top="none" fo:border-bottom="0.0007in solid #000000"/>
    </style:style>
    <style:style style:name="Table8.B2"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3.5035in" table:align="left" fo:keep-with-next="always"/>
    </style:style>
    <style:style style:name="Table9.A" style:family="table-column">
      <style:table-column-properties style:column-width="1.2313in"/>
    </style:style>
    <style:style style:name="Table9.B" style:family="table-column">
      <style:table-column-properties style:column-width="2.2722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1" style:family="table">
      <style:table-properties style:width="6.966in" fo:margin-left="-0.075in" table:align="left" style:writing-mode="lr-tb"/>
    </style:style>
    <style:style style:name="Table11.A" style:family="table-column">
      <style:table-column-properties style:column-width="3.4222in"/>
    </style:style>
    <style:style style:name="Table11.B" style:family="table-column">
      <style:table-column-properties style:column-width="3.5438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style:writing-mode="lr-tb"/>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P3" style:family="paragraph" style:parent-style-name="toc_20_1">
      <style:paragraph-properties style:writing-mode="lr-tb">
        <style:tab-stops>
          <style:tab-stop style:position="6.5244in" style:type="right" style:leader-style="dotted" style:leader-text="."/>
        </style:tab-stops>
      </style:paragraph-properties>
    </style:style>
    <style:style style:name="P4" style:family="paragraph" style:parent-style-name="Standard">
      <style:paragraph-properties fo:margin-left="0.3937in" fo:margin-right="0in" fo:line-height="100%" fo:text-indent="0in" style:auto-text-indent="false" style:writing-mode="lr-tb"/>
      <style:text-properties fo:font-size="10pt" style:font-size-asian="10pt" style:font-size-complex="10pt"/>
    </style:style>
    <style:style style:name="P5" style:family="paragraph" style:parent-style-name="Standard">
      <style:text-properties officeooo:paragraph-rsid="000e55e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style:tab-stops>
          <style:tab-stop style:position="1.3071in"/>
        </style:tab-stops>
      </style:paragraph-properties>
      <style:text-properties fo:font-weight="bold" style:font-weight-asian="bold" style:font-weight-complex="bold"/>
    </style:style>
    <style:style style:name="P8" style:family="paragraph" style:parent-style-name="Standard">
      <style:text-properties fo:font-weight="bold" officeooo:paragraph-rsid="0014a048" style:font-weight-asian="bold" style:font-weight-complex="bold"/>
    </style:style>
    <style:style style:name="P9" style:family="paragraph" style:parent-style-name="Standard">
      <style:text-properties fo:font-weight="bold" officeooo:rsid="000e55ed" officeooo:paragraph-rsid="000e55ed" style:font-weight-asian="bold" style:font-weight-complex="bold"/>
    </style:style>
    <style:style style:name="P10" style:family="paragraph" style:parent-style-name="Standard">
      <style:text-properties fo:font-weight="bold" officeooo:rsid="00112321" officeooo:paragraph-rsid="00112321" style:font-weight-asian="bold" style:font-weight-complex="bold"/>
    </style:style>
    <style:style style:name="P11" style:family="paragraph" style:parent-style-name="Standard">
      <style:text-properties fo:font-weight="bold" officeooo:rsid="0014a048" style:font-weight-asian="bold" style:font-weight-complex="bold"/>
    </style:style>
    <style:style style:name="P12" style:family="paragraph" style:parent-style-name="Standard">
      <style:text-properties fo:font-weight="bold" officeooo:rsid="0016252f" style:font-weight-asian="bold" style:font-weight-complex="bold"/>
    </style:style>
    <style:style style:name="P13" style:family="paragraph" style:parent-style-name="Standard">
      <style:text-properties fo:font-weight="bold" officeooo:rsid="001886b3" style:font-weight-asian="bold" style:font-weight-complex="bold"/>
    </style:style>
    <style:style style:name="P14" style:family="paragraph" style:parent-style-name="Standard">
      <style:text-properties fo:font-weight="bold" officeooo:rsid="0018daf0" style:font-weight-asian="bold" style:font-weight-complex="bold"/>
    </style:style>
    <style:style style:name="P15" style:family="paragraph" style:parent-style-name="Standard">
      <style:text-properties fo:font-weight="bold" officeooo:rsid="00143ae9" style:font-weight-asian="bold" style:font-weight-complex="bold"/>
    </style:style>
    <style:style style:name="P16" style:family="paragraph" style:parent-style-name="Standard">
      <style:text-properties officeooo:paragraph-rsid="00112321"/>
    </style:style>
    <style:style style:name="P17" style:family="paragraph" style:parent-style-name="Standard">
      <style:text-properties officeooo:paragraph-rsid="0014a048"/>
    </style:style>
    <style:style style:name="P18" style:family="paragraph" style:parent-style-name="Standard">
      <style:text-properties officeooo:paragraph-rsid="0018daf0"/>
    </style:style>
    <style:style style:name="P19" style:family="paragraph" style:parent-style-name="Standard">
      <style:text-properties fo:font-weight="normal" officeooo:paragraph-rsid="0018daf0" style:font-weight-asian="normal" style:font-weight-complex="normal"/>
    </style:style>
    <style:style style:name="P20" style:family="paragraph" style:parent-style-name="Standard">
      <style:text-properties officeooo:rsid="0014a048"/>
    </style:style>
    <style:style style:name="P21" style:family="paragraph" style:parent-style-name="Standard">
      <style:text-properties officeooo:rsid="001886b3"/>
    </style:style>
    <style:style style:name="P22" style:family="paragraph" style:parent-style-name="Standard">
      <style:text-properties officeooo:paragraph-rsid="001c85a2"/>
    </style:style>
    <style:style style:name="P23" style:family="paragraph" style:parent-style-name="Standard">
      <style:text-properties officeooo:paragraph-rsid="0028d753"/>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align="center" style:justify-single-word="false" fo:text-indent="0in" style:auto-text-indent="false"/>
    </style:style>
    <style:style style:name="P26" style:family="paragraph" style:parent-style-name="Standard">
      <style:paragraph-properties fo:margin-left="0in" fo:margin-right="0in" fo:text-align="start" style:justify-single-word="false" fo:text-indent="0in" style:auto-text-indent="false"/>
    </style:style>
    <style:style style:name="P27" style:family="paragraph" style:parent-style-name="Standard">
      <style:paragraph-properties fo:margin-left="0in" fo:margin-right="0in" fo:text-indent="0.3902in" style:auto-text-indent="false" style:writing-mode="lr-tb"/>
    </style:style>
    <style:style style:name="P28" style:family="paragraph" style:parent-style-name="Standard">
      <style:paragraph-properties fo:margin-left="0in" fo:margin-right="0in" fo:text-align="justify" style:justify-single-word="false" fo:text-indent="0.3902in" style:auto-text-indent="false" style:writing-mode="lr-tb"/>
    </style:style>
    <style:style style:name="P29" style:family="paragraph" style:parent-style-name="Standard">
      <style:paragraph-properties fo:margin-left="0in" fo:margin-right="0in" fo:text-align="justify" style:justify-single-word="false" fo:text-indent="0.3902in" style:auto-text-indent="false" style:writing-mode="lr-tb">
        <style:tab-stops/>
      </style:paragraph-properties>
    </style:style>
    <style:style style:name="P30" style:family="paragraph" style:parent-style-name="Standard">
      <style:paragraph-properties fo:margin-left="0in" fo:margin-right="0in" fo:text-indent="0.3902in" style:auto-text-indent="false" style:writing-mode="lr-tb">
        <style:tab-stops/>
      </style:paragraph-properties>
    </style:style>
    <style:style style:name="P31" style:family="paragraph" style:parent-style-name="Standard">
      <style:paragraph-properties fo:margin-left="0in" fo:margin-right="0in" fo:text-align="center" style:justify-single-word="false" fo:text-indent="0.3902in" style:auto-text-indent="false" style:writing-mode="lr-tb">
        <style:tab-stops/>
      </style:paragraph-properties>
    </style:style>
    <style:style style:name="P32" style:family="paragraph" style:parent-style-name="Standard">
      <style:paragraph-properties fo:margin-left="0in" fo:margin-right="0in" fo:text-indent="0.3902in" style:auto-text-indent="false" style:writing-mode="lr-tb">
        <style:tab-stops>
          <style:tab-stop style:position="0.3882in"/>
          <style:tab-stop style:position="0.4071in"/>
        </style:tab-stops>
      </style:paragraph-properties>
    </style:style>
    <style:style style:name="P33" style:family="paragraph" style:parent-style-name="heading_20_1">
      <style:paragraph-properties fo:margin-left="0in" fo:margin-right="0in" fo:text-indent="0.3902in" style:auto-text-indent="false" style:writing-mode="lr-tb"/>
    </style:style>
    <style:style style:name="P34" style:family="paragraph" style:parent-style-name="heading_20_3">
      <style:paragraph-properties fo:margin-left="0in" fo:margin-right="0in" fo:text-indent="0.3902in" style:auto-text-indent="false" style:writing-mode="lr-tb"/>
    </style:style>
    <style:style style:name="P35" style:family="paragraph" style:parent-style-name="heading_20_2">
      <style:paragraph-properties fo:margin-left="0in" fo:margin-right="0in" fo:text-indent="0.3902in" style:auto-text-indent="false" style:writing-mode="lr-tb"/>
    </style:style>
    <style:style style:name="P36" style:family="paragraph" style:parent-style-name="Standard">
      <style:paragraph-properties fo:margin-left="0in" fo:margin-right="0in" fo:text-indent="0.3902in" style:auto-text-indent="false"/>
    </style:style>
    <style:style style:name="P37" style:family="paragraph" style:parent-style-name="Standard">
      <style:paragraph-properties fo:margin-left="0in" fo:margin-right="0in" fo:text-align="justify" style:justify-single-word="false" fo:text-indent="0.3902in" style:auto-text-indent="false"/>
    </style:style>
    <style:style style:name="P38" style:family="paragraph" style:parent-style-name="Standard">
      <style:paragraph-properties fo:margin-left="0in" fo:margin-right="0in" fo:text-align="justify" style:justify-single-word="false" fo:text-indent="0.3902in" style:auto-text-indent="false">
        <style:tab-stops/>
      </style:paragraph-properties>
    </style:style>
    <style:style style:name="P39" style:family="paragraph" style:parent-style-name="Standard">
      <style:paragraph-properties fo:margin-left="0in" fo:margin-right="0in" fo:text-align="justify" style:justify-single-word="false" fo:text-indent="0.3902in" style:auto-text-indent="false">
        <style:tab-stops>
          <style:tab-stop style:position="0.4071in"/>
        </style:tab-stops>
      </style:paragraph-properties>
    </style:style>
    <style:style style:name="P40" style:family="paragraph" style:parent-style-name="Standard">
      <style:paragraph-properties fo:margin-left="0in" fo:margin-right="0in" fo:text-align="justify" style:justify-single-word="false" fo:text-indent="0.3902in" style:auto-text-indent="false"/>
      <style:text-properties style:use-window-font-color="true"/>
    </style:style>
    <style:style style:name="P41" style:family="paragraph" style:parent-style-name="heading_20_1">
      <style:paragraph-properties fo:margin-left="0in" fo:margin-right="0in" fo:text-indent="0.3902in" style:auto-text-indent="false" fo:break-before="page" style:writing-mode="lr-tb"/>
    </style:style>
    <style:style style:name="P42" style:family="paragraph" style:parent-style-name="Stolen">
      <style:paragraph-properties fo:margin-left="0in" fo:margin-right="0in" fo:text-indent="0.3902in" style:auto-text-indent="false"/>
    </style:style>
    <style:style style:name="P43" style:family="paragraph" style:parent-style-name="Stolen">
      <style:paragraph-properties fo:margin-left="0in" fo:margin-right="0in" fo:text-align="center" style:justify-single-word="false" fo:text-indent="0.3902in" style:auto-text-indent="false"/>
    </style:style>
    <style:style style:name="P44" style:family="paragraph" style:parent-style-name="Table_20_Contents">
      <style:paragraph-properties fo:margin-left="0in" fo:margin-right="0in" fo:text-indent="0.3902in" style:auto-text-indent="false"/>
    </style:style>
    <style:style style:name="P45" style:family="paragraph" style:parent-style-name="Table_20_Contents">
      <style:paragraph-properties fo:margin-left="0in" fo:margin-right="0in" fo:text-align="center" style:justify-single-word="false" fo:text-indent="0.3902in" style:auto-text-indent="false"/>
    </style:style>
    <style:style style:name="P46" style:family="paragraph" style:parent-style-name="Таблица">
      <style:paragraph-properties fo:margin-left="0in" fo:margin-right="0in" fo:text-indent="0.3902in" style:auto-text-indent="false"/>
    </style:style>
    <style:style style:name="P47" style:family="paragraph" style:parent-style-name="Text_20_body">
      <style:paragraph-properties fo:margin-left="0in" fo:margin-right="0in" fo:text-align="justify" style:justify-single-word="false" fo:text-indent="0.3902in" style:auto-text-indent="false"/>
    </style:style>
    <style:style style:name="P48" style:family="paragraph" style:parent-style-name="Standard">
      <style:paragraph-properties fo:margin-left="0in" fo:margin-right="0in" fo:text-align="justify" style:justify-single-word="false" fo:orphans="2" fo:text-indent="0.3902in" style:auto-text-indent="false" style:shadow="none">
        <style:tab-stops/>
      </style:paragraph-properties>
      <style:text-properties fo:font-weight="bold" officeooo:rsid="000e55ed" style:font-weight-asian="bold" style:font-weight-complex="bold"/>
    </style:style>
    <style:style style:name="P49" style:family="paragraph" style:parent-style-name="Bibliography_20_1">
      <style:paragraph-properties>
        <style:tab-stops/>
      </style:paragraph-properties>
    </style:style>
    <style:style style:name="P50" style:family="paragraph" style:parent-style-name="basis">
      <style:paragraph-properties fo:margin-left="0.0693in" fo:margin-right="0in" fo:text-indent="0in" style:auto-text-indent="false" style:snap-to-layout-grid="false"/>
      <style:text-properties style:font-name="Courier" fo:font-size="10pt" officeooo:paragraph-rsid="00143ae9" style:font-size-asian="10pt" style:font-size-complex="10pt"/>
    </style:style>
    <style:style style:name="P51" style:family="paragraph" style:parent-style-name="basis">
      <style:paragraph-properties fo:margin-left="0.0693in" fo:margin-right="0in" fo:text-indent="0in" style:auto-text-indent="false"/>
      <style:text-properties style:font-name="Courier" fo:font-size="10pt" officeooo:paragraph-rsid="00143ae9" style:font-size-asian="10pt" style:font-size-complex="10pt"/>
    </style:style>
    <style:style style:name="P52" style:family="paragraph" style:parent-style-name="Standard">
      <style:paragraph-properties fo:keep-together="always" fo:keep-with-next="always"/>
      <style:text-properties officeooo:paragraph-rsid="0018daf0"/>
    </style:style>
    <style:style style:name="P53" style:family="paragraph" style:parent-style-name="Standard">
      <style:paragraph-properties fo:margin-left="-0.0398in" fo:margin-right="-0.0398in" fo:text-indent="0in" style:auto-text-indent="false" style:snap-to-layout-grid="false"/>
      <style:text-properties fo:font-size="13pt" fo:font-weight="bold" officeooo:paragraph-rsid="00143ae9" style:font-size-asian="13pt" style:font-weight-asian="bold" style:font-size-complex="13pt"/>
    </style:style>
    <style:style style:name="P54" style:family="paragraph" style:parent-style-name="Standard">
      <style:paragraph-properties fo:margin-left="-0.0398in" fo:margin-right="-0.0398in" fo:text-align="start" style:justify-single-word="false" fo:text-indent="0in" style:auto-text-indent="false"/>
      <style:text-properties style:font-name="Courier" fo:font-size="10pt" officeooo:paragraph-rsid="00143ae9" style:font-size-asian="10pt" style:font-size-complex="10pt"/>
    </style:style>
    <style:style style:name="P55" style:family="paragraph" style:parent-style-name="Standard">
      <style:paragraph-properties fo:margin-left="-0.0398in" fo:margin-right="-0.0398in" fo:text-align="start" style:justify-single-word="false" fo:text-indent="0in" style:auto-text-indent="false" style:snap-to-layout-grid="false"/>
      <style:text-properties style:font-name="Courier" fo:font-size="10pt" officeooo:paragraph-rsid="00143ae9" style:font-size-asian="10pt" style:font-size-complex="10pt"/>
    </style:style>
    <style:style style:name="P56" style:family="paragraph" style:parent-style-name="Standard">
      <style:paragraph-properties fo:margin-left="-0.0398in" fo:margin-right="-0.0398in" fo:text-align="start" style:justify-single-word="false" fo:text-indent="0in" style:auto-text-indent="false" style:snap-to-layout-grid="false"/>
      <style:text-properties style:font-name="Courier" fo:font-size="10pt" fo:language="en" fo:country="US" officeooo:paragraph-rsid="00143ae9" style:font-size-asian="10pt" style:font-name-complex="Courier New1" style:font-size-complex="10pt"/>
    </style:style>
    <style:style style:name="P57" style:family="paragraph" style:parent-style-name="Standard">
      <style:paragraph-properties fo:margin-left="-0.0398in" fo:margin-right="-0.0398in" fo:text-align="start" style:justify-single-word="false" fo:text-indent="0in" style:auto-text-indent="false"/>
      <style:text-properties style:font-name="Courier" fo:font-size="10pt" fo:language="en" fo:country="US" officeooo:paragraph-rsid="00143ae9" style:font-size-asian="10pt" style:font-name-complex="Courier New1" style:font-size-complex="10pt"/>
    </style:style>
    <style:style style:name="P58" style:family="paragraph" style:parent-style-name="Standard">
      <style:paragraph-properties fo:margin-left="-0.0398in" fo:margin-right="-0.0398in" fo:text-align="start" style:justify-single-word="false" fo:text-indent="0in" style:auto-text-indent="false"/>
      <style:text-properties style:font-name="Courier" fo:font-size="10pt" fo:language="en" fo:country="US" style:text-underline-style="solid" style:text-underline-width="auto" style:text-underline-color="font-color" officeooo:paragraph-rsid="00143ae9" style:font-size-asian="10pt" style:font-name-complex="Courier New1" style:font-size-complex="10pt"/>
    </style:style>
    <style:style style:name="P59" style:family="paragraph" style:parent-style-name="Standard">
      <style:paragraph-properties fo:margin-left="-0.0398in" fo:margin-right="-0.0398in" fo:text-align="start" style:justify-single-word="false" fo:text-indent="0in" style:auto-text-indent="false"/>
      <style:text-properties style:font-name="Courier" fo:font-size="10pt" fo:language="en" fo:country="US" style:text-underline-style="solid" style:text-underline-width="auto" style:text-underline-color="font-color" fo:font-weight="bold" officeooo:paragraph-rsid="00143ae9" style:font-size-asian="10pt" style:font-weight-asian="bold" style:font-name-complex="Courier New1" style:font-size-complex="10pt"/>
    </style:style>
    <style:style style:name="P60" style:family="paragraph" style:parent-style-name="Standard">
      <style:paragraph-properties fo:margin-left="-0.0398in" fo:margin-right="-0.0398in" fo:text-align="start" style:justify-single-word="false" fo:text-indent="0in" style:auto-text-indent="false"/>
      <style:text-properties style:font-name="Courier" fo:font-size="10pt" style:text-underline-style="solid" style:text-underline-width="auto" style:text-underline-color="font-color" officeooo:paragraph-rsid="00143ae9" style:font-size-asian="10pt" style:font-name-complex="Courier New1" style:font-size-complex="10pt"/>
    </style:style>
    <style:style style:name="P61" style:family="paragraph" style:parent-style-name="Standard" style:master-page-name="First_20_Page">
      <style:paragraph-properties fo:text-align="center" style:justify-single-word="false" style:page-number="auto" fo:background-color="#ffffff">
        <style:background-image/>
      </style:paragraph-properties>
      <style:text-properties officeooo:paragraph-rsid="002ed717"/>
    </style:style>
    <style:style style:name="P62" style:family="paragraph" style:parent-style-name="Standard" style:list-style-name="L46"/>
    <style:style style:name="P63" style:family="paragraph" style:parent-style-name="Standard" style:list-style-name="L49"/>
    <style:style style:name="P64" style:family="paragraph" style:parent-style-name="Standard" style:list-style-name="L50"/>
    <style:style style:name="P65" style:family="paragraph" style:parent-style-name="Standard" style:list-style-name="L51"/>
    <style:style style:name="P66" style:family="paragraph" style:parent-style-name="Standard" style:list-style-name="L54"/>
    <style:style style:name="P67" style:family="paragraph" style:parent-style-name="Standard" style:list-style-name="L55"/>
    <style:style style:name="P68" style:family="paragraph" style:parent-style-name="Standard" style:list-style-name="L56"/>
    <style:style style:name="P69" style:family="paragraph" style:parent-style-name="Standard" style:list-style-name="L57"/>
    <style:style style:name="P70" style:family="paragraph" style:parent-style-name="Standard" style:list-style-name="L58"/>
    <style:style style:name="P71" style:family="paragraph" style:parent-style-name="Standard" style:list-style-name="L58">
      <style:text-properties officeooo:paragraph-rsid="001dff06"/>
    </style:style>
    <style:style style:name="P72" style:family="paragraph" style:parent-style-name="Standard" style:list-style-name="L59"/>
    <style:style style:name="P73" style:family="paragraph" style:parent-style-name="Standard" style:list-style-name="L67"/>
    <style:style style:name="P74" style:family="paragraph" style:parent-style-name="Standard" style:list-style-name="L68"/>
    <style:style style:name="P75" style:family="paragraph" style:parent-style-name="Standard" style:list-style-name="L75"/>
    <style:style style:name="P76" style:family="paragraph" style:parent-style-name="Standard" style:list-style-name="L77"/>
    <style:style style:name="P77" style:family="paragraph" style:parent-style-name="Standard">
      <style:paragraph-properties fo:text-align="center" style:justify-single-word="false" fo:orphans="0" fo:widows="0"/>
      <style:text-properties fo:font-size="14pt" fo:font-weight="bold" officeooo:paragraph-rsid="002ed717" style:font-size-asian="14pt" style:font-weight-asian="bold" style:font-size-complex="14pt" style:font-weight-complex="bold"/>
    </style:style>
    <style:style style:name="P78" style:family="paragraph" style:parent-style-name="Standard">
      <style:paragraph-properties fo:text-align="center" style:justify-single-word="false" fo:orphans="0" fo:widows="0"/>
      <style:text-properties fo:font-size="14pt" fo:font-weight="bold" officeooo:paragraph-rsid="002ed717" style:font-size-asian="14pt" style:font-weight-asian="bold" style:font-size-complex="14pt"/>
    </style:style>
    <style:style style:name="P79" style:family="paragraph" style:parent-style-name="Standard">
      <style:paragraph-properties fo:text-align="center" style:justify-single-word="false" fo:orphans="0" fo:widows="0"/>
      <style:text-properties fo:font-size="14pt" officeooo:paragraph-rsid="002ed717" style:font-size-asian="14pt" style:font-size-complex="14pt"/>
    </style:style>
    <style:style style:name="P80" style:family="paragraph" style:parent-style-name="Standard">
      <style:paragraph-properties fo:text-align="center" style:justify-single-word="false"/>
      <style:text-properties fo:font-size="11pt" officeooo:paragraph-rsid="002ed717" style:font-size-asian="11pt"/>
    </style:style>
    <style:style style:name="P81" style:family="paragraph" style:parent-style-name="Standard">
      <style:paragraph-properties fo:line-height="100%" fo:text-align="center" style:justify-single-word="false"/>
      <style:text-properties fo:font-variant="small-caps" style:font-name="Times New Roman" fo:font-size="16pt" fo:font-style="normal" fo:font-weight="normal" officeooo:paragraph-rsid="002ed717" style:font-size-asian="16pt" style:font-style-asian="normal" style:font-weight-asian="normal" style:font-name-complex="Arial" style:font-size-complex="16pt" style:font-style-complex="normal" style:font-weight-complex="normal"/>
    </style:style>
    <style:style style:name="P82" style:family="paragraph" style:parent-style-name="Standard">
      <style:paragraph-properties fo:text-align="center" style:justify-single-word="false" fo:orphans="0" fo:widows="0"/>
      <style:text-properties fo:font-size="16pt" officeooo:paragraph-rsid="002ed717" style:font-size-asian="16pt" style:font-size-complex="16pt"/>
    </style:style>
    <style:style style:name="P83" style:family="paragraph" style:parent-style-name="Standard" style:list-style-name="L3">
      <style:paragraph-properties fo:margin-left="0in" fo:margin-right="0in" fo:text-align="justify" style:justify-single-word="false" fo:text-indent="0.3902in" style:auto-text-indent="false" style:writing-mode="lr-tb"/>
    </style:style>
    <style:style style:name="P84" style:family="paragraph" style:parent-style-name="Standard" style:list-style-name="L4">
      <style:paragraph-properties fo:margin-left="0in" fo:margin-right="0in" fo:text-align="justify" style:justify-single-word="false" fo:text-indent="0.3902in" style:auto-text-indent="false" style:writing-mode="lr-tb">
        <style:tab-stops/>
      </style:paragraph-properties>
    </style:style>
    <style:style style:name="P85" style:family="paragraph" style:parent-style-name="Standard" style:list-style-name="L3">
      <style:paragraph-properties fo:margin-left="0in" fo:margin-right="0in" fo:text-align="justify" style:justify-single-word="false" fo:text-indent="0.3902in" style:auto-text-indent="false">
        <style:tab-stops/>
      </style:paragraph-properties>
    </style:style>
    <style:style style:name="P86" style:family="paragraph" style:parent-style-name="Standard" style:list-style-name="L4">
      <style:paragraph-properties fo:margin-left="0in" fo:margin-right="0in" fo:text-align="justify" style:justify-single-word="false" fo:text-indent="0.3902in" style:auto-text-indent="false">
        <style:tab-stops/>
      </style:paragraph-properties>
    </style:style>
    <style:style style:name="P87" style:family="paragraph" style:parent-style-name="Standard" style:list-style-name="L30">
      <style:paragraph-properties fo:margin-left="0in" fo:margin-right="0in" fo:text-align="justify" style:justify-single-word="false" fo:text-indent="0.3902in" style:auto-text-indent="false">
        <style:tab-stops/>
      </style:paragraph-properties>
    </style:style>
    <style:style style:name="P88" style:family="paragraph" style:parent-style-name="Standard" style:list-style-name="L31">
      <style:paragraph-properties fo:margin-left="0in" fo:margin-right="0in" fo:text-align="justify" style:justify-single-word="false" fo:text-indent="0.3902in" style:auto-text-indent="false">
        <style:tab-stops/>
      </style:paragraph-properties>
    </style:style>
    <style:style style:name="P89" style:family="paragraph" style:parent-style-name="Standard" style:list-style-name="L35">
      <style:paragraph-properties fo:margin-left="0in" fo:margin-right="0in" fo:text-align="justify" style:justify-single-word="false" fo:text-indent="0.3902in" style:auto-text-indent="false">
        <style:tab-stops/>
      </style:paragraph-properties>
    </style:style>
    <style:style style:name="P90" style:family="paragraph" style:parent-style-name="Standard" style:list-style-name="L5">
      <style:paragraph-properties fo:margin-left="0in" fo:margin-right="0in" fo:text-align="justify" style:justify-single-word="false" fo:text-indent="0.3902in" style:auto-text-indent="false">
        <style:tab-stops>
          <style:tab-stop style:position="0.4071in"/>
        </style:tab-stops>
      </style:paragraph-properties>
    </style:style>
    <style:style style:name="P91" style:family="paragraph" style:parent-style-name="Standard" style:list-style-name="L29">
      <style:paragraph-properties fo:margin-left="0in" fo:margin-right="0in" fo:text-align="justify" style:justify-single-word="false" fo:text-indent="0.3902in" style:auto-text-indent="false"/>
    </style:style>
    <style:style style:name="P92" style:family="paragraph" style:parent-style-name="Standard" style:list-style-name="L32">
      <style:paragraph-properties fo:margin-left="0in" fo:margin-right="0in" fo:text-align="justify" style:justify-single-word="false" fo:text-indent="0.3902in" style:auto-text-indent="false"/>
    </style:style>
    <style:style style:name="P93" style:family="paragraph" style:parent-style-name="Standard" style:list-style-name="L34">
      <style:paragraph-properties fo:margin-left="0in" fo:margin-right="0in" fo:text-align="justify" style:justify-single-word="false" fo:text-indent="0.3902in" style:auto-text-indent="false"/>
    </style:style>
    <style:style style:name="P94" style:family="paragraph" style:parent-style-name="Standard" style:list-style-name="L39">
      <style:paragraph-properties fo:margin-left="0in" fo:margin-right="0in" fo:text-align="justify" style:justify-single-word="false" fo:text-indent="0.3902in" style:auto-text-indent="false"/>
    </style:style>
    <style:style style:name="P95" style:family="paragraph" style:parent-style-name="Standard" style:list-style-name="L40">
      <style:paragraph-properties fo:margin-left="0in" fo:margin-right="0in" fo:text-align="justify" style:justify-single-word="false" fo:text-indent="0.3902in" style:auto-text-indent="false"/>
    </style:style>
    <style:style style:name="P96" style:family="paragraph" style:parent-style-name="Standard" style:list-style-name="L7">
      <style:paragraph-properties fo:margin-left="0in" fo:margin-right="0in" fo:text-indent="0.3902in" style:auto-text-indent="false"/>
    </style:style>
    <style:style style:name="P97" style:family="paragraph" style:parent-style-name="Standard" style:list-style-name="L80">
      <style:paragraph-properties fo:margin-left="0in" fo:margin-right="0in" fo:text-indent="0.3902in" style:auto-text-indent="false"/>
    </style:style>
    <style:style style:name="P98" style:family="paragraph" style:parent-style-name="Standard" style:list-style-name="L82">
      <style:paragraph-properties fo:margin-left="0in" fo:margin-right="0in" fo:text-indent="0.3902in" style:auto-text-indent="false"/>
    </style:style>
    <style:style style:name="P99" style:family="paragraph" style:parent-style-name="Standard">
      <style:paragraph-properties fo:margin-left="0in" fo:margin-right="0in" fo:text-indent="0.3902in" style:auto-text-indent="false" fo:break-before="page"/>
    </style:style>
    <style:style style:name="P100" style:family="paragraph" style:parent-style-name="Standard" style:list-style-name="L6">
      <style:paragraph-properties fo:line-height="100%" style:writing-mode="lr-tb"/>
    </style:style>
    <style:style style:name="P101" style:family="paragraph" style:parent-style-name="Standard" style:list-style-name="L47">
      <style:paragraph-properties fo:margin-left="0in" fo:margin-right="0in" fo:text-indent="0.3882in" style:auto-text-indent="false">
        <style:tab-stops/>
      </style:paragraph-properties>
    </style:style>
    <style:style style:name="P102" style:family="paragraph" style:parent-style-name="Standard" style:list-style-name="L62">
      <style:paragraph-properties fo:margin-left="0in" fo:margin-right="0in" fo:text-indent="0.3882in" style:auto-text-indent="false">
        <style:tab-stops/>
      </style:paragraph-properties>
    </style:style>
    <style:style style:name="P103" style:family="paragraph" style:parent-style-name="Standard" style:list-style-name="L65">
      <style:paragraph-properties fo:margin-left="0in" fo:margin-right="0in" fo:text-indent="0.3882in" style:auto-text-indent="false"/>
    </style:style>
    <style:style style:name="P104" style:family="paragraph" style:parent-style-name="Standard" style:list-style-name="L48">
      <style:paragraph-properties fo:margin-left="0in" fo:margin-right="0in" fo:text-indent="0.3783in" style:auto-text-indent="false">
        <style:tab-stops/>
      </style:paragraph-properties>
    </style:style>
    <style:style style:name="P105" style:family="paragraph" style:parent-style-name="Standard" style:list-style-name="L60">
      <style:paragraph-properties fo:margin-left="0in" fo:margin-right="0in" fo:text-indent="0.3783in" style:auto-text-indent="false">
        <style:tab-stops/>
      </style:paragraph-properties>
    </style:style>
    <style:style style:name="P106" style:family="paragraph" style:parent-style-name="Standard" style:list-style-name="L76">
      <style:paragraph-properties fo:margin-left="0in" fo:margin-right="0in" fo:text-indent="0.3783in" style:auto-text-indent="false"/>
    </style:style>
    <style:style style:name="P107" style:family="paragraph" style:parent-style-name="Standard" style:list-style-name="L52">
      <style:paragraph-properties fo:margin-left="0in" fo:margin-right="0in" fo:text-indent="0.3819in" style:auto-text-indent="false">
        <style:tab-stops/>
      </style:paragraph-properties>
    </style:style>
    <style:style style:name="P108" style:family="paragraph" style:parent-style-name="Standard" style:list-style-name="L52">
      <style:paragraph-properties fo:margin-left="0in" fo:margin-right="0in" fo:text-indent="0.3819in" style:auto-text-indent="false">
        <style:tab-stops/>
      </style:paragraph-properties>
      <style:text-properties officeooo:paragraph-rsid="001c70e6"/>
    </style:style>
    <style:style style:name="P109" style:family="paragraph" style:parent-style-name="Standard" style:list-style-name="L53">
      <style:paragraph-properties fo:margin-left="0in" fo:margin-right="0in" fo:text-indent="0.4047in" style:auto-text-indent="false">
        <style:tab-stops/>
      </style:paragraph-properties>
    </style:style>
    <style:style style:name="P110" style:family="paragraph" style:parent-style-name="Standard" style:list-style-name="L61">
      <style:paragraph-properties fo:margin-left="0in" fo:margin-right="0in" fo:text-indent="0.3598in" style:auto-text-indent="false">
        <style:tab-stops/>
      </style:paragraph-properties>
    </style:style>
    <style:style style:name="P111" style:family="paragraph" style:parent-style-name="Standard" style:list-style-name="L63">
      <style:paragraph-properties fo:margin-left="0.0098in" fo:margin-right="0in" fo:text-indent="0.3409in" style:auto-text-indent="false">
        <style:tab-stops/>
      </style:paragraph-properties>
      <style:text-properties officeooo:paragraph-rsid="0014a048"/>
    </style:style>
    <style:style style:name="P112" style:family="paragraph" style:parent-style-name="Standard" style:list-style-name="L64">
      <style:paragraph-properties fo:margin-left="0.0118in" fo:margin-right="0in" fo:text-indent="0.3591in" style:auto-text-indent="false">
        <style:tab-stops/>
      </style:paragraph-properties>
    </style:style>
    <style:style style:name="P113" style:family="paragraph" style:parent-style-name="Standard" style:list-style-name="L66">
      <style:paragraph-properties fo:margin-left="0.0189in" fo:margin-right="0in" fo:text-indent="0.3598in" style:auto-text-indent="false"/>
    </style:style>
    <style:style style:name="P114" style:family="paragraph" style:parent-style-name="Standard" style:list-style-name="L71">
      <style:paragraph-properties fo:margin-left="-0.0098in" fo:margin-right="0in" fo:text-indent="0.3783in" style:auto-text-indent="false"/>
    </style:style>
    <style:style style:name="P115" style:family="paragraph" style:parent-style-name="Standard" style:list-style-name="L72">
      <style:paragraph-properties fo:margin-left="-0.2839in" fo:margin-right="0in" fo:text-indent="0.3902in" style:auto-text-indent="false"/>
    </style:style>
    <style:style style:name="P116" style:family="paragraph" style:parent-style-name="Standard" style:list-style-name="L73">
      <style:paragraph-properties fo:margin-left="0in" fo:margin-right="0in" fo:text-indent="0.4264in" style:auto-text-indent="false">
        <style:tab-stops/>
      </style:paragraph-properties>
    </style:style>
    <style:style style:name="P117" style:family="paragraph" style:parent-style-name="Standard" style:list-style-name="L74">
      <style:paragraph-properties fo:margin-left="0in" fo:margin-right="0in" fo:text-indent="0.4071in" style:auto-text-indent="false"/>
    </style:style>
    <style:style style:name="P118" style:family="paragraph" style:parent-style-name="Standard" style:list-style-name="L78">
      <style:paragraph-properties fo:margin-left="-0.0098in" fo:margin-right="0in" fo:text-indent="0.398in" style:auto-text-indent="false">
        <style:tab-stops/>
      </style:paragraph-properties>
    </style:style>
    <style:style style:name="P119" style:family="paragraph" style:parent-style-name="Standard" style:list-style-name="L36">
      <style:paragraph-properties fo:margin-left="0.4925in" fo:margin-right="0in" fo:text-align="justify" style:justify-single-word="false" fo:text-indent="0.3902in" style:auto-text-indent="false">
        <style:tab-stops/>
      </style:paragraph-properties>
    </style:style>
    <style:style style:name="P120" style:family="paragraph" style:parent-style-name="Standard" style:list-style-name="L37">
      <style:paragraph-properties fo:margin-left="0.4925in" fo:margin-right="0in" fo:text-align="justify" style:justify-single-word="false" fo:text-indent="0.3902in" style:auto-text-indent="false">
        <style:tab-stops/>
      </style:paragraph-properties>
    </style:style>
    <style:style style:name="P121" style:family="paragraph" style:parent-style-name="Standard" style:list-style-name="L38">
      <style:paragraph-properties fo:margin-left="0.4925in" fo:margin-right="0in" fo:text-align="justify" style:justify-single-word="false" fo:text-indent="0.3902in" style:auto-text-indent="false">
        <style:tab-stops/>
      </style:paragraph-properties>
    </style:style>
    <style:style style:name="P122" style:family="paragraph" style:parent-style-name="Standard" style:list-style-name="L84">
      <style:paragraph-properties fo:margin-left="-0.0118in" fo:margin-right="0in" fo:text-indent="0.3819in" style:auto-text-indent="false"/>
    </style:style>
    <style:style style:name="P123" style:family="paragraph" style:parent-style-name="Standard">
      <style:paragraph-properties fo:margin-left="-0.1043in" fo:margin-right="0in" fo:text-indent="0.4047in" style:auto-text-indent="false"/>
    </style:style>
    <style:style style:name="P124" style:family="paragraph" style:parent-style-name="Standard" style:list-style-name="L69">
      <style:paragraph-properties fo:margin-left="-0.1043in" fo:margin-right="0in" fo:text-indent="0.4047in" style:auto-text-indent="false"/>
    </style:style>
    <style:style style:name="P125" style:family="paragraph" style:parent-style-name="Standard">
      <style:paragraph-properties fo:margin-left="0in" fo:margin-right="0in" fo:text-align="center" style:justify-single-word="false" fo:text-indent="0in" style:auto-text-indent="false"/>
    </style:style>
    <style:style style:name="P126" style:family="paragraph" style:parent-style-name="Standard">
      <style:paragraph-properties fo:margin-left="0in" fo:margin-right="0in" fo:text-align="center" style:justify-single-word="false" fo:text-indent="0in" style:auto-text-indent="false"/>
      <style:text-properties fo:font-weight="bold" style:font-weight-asian="bold" style:font-weight-complex="bold"/>
    </style:style>
    <style:style style:name="P127" style:family="paragraph" style:parent-style-name="Standard">
      <style:paragraph-properties fo:margin-left="0in" fo:margin-right="0in" fo:line-height="150%" fo:orphans="0" fo:widows="0" fo:text-indent="0in" style:auto-text-indent="false" style:shadow="none"/>
      <style:text-properties fo:font-size="14pt" officeooo:paragraph-rsid="002ed717" style:font-size-asian="14pt" style:font-size-complex="14pt"/>
    </style:style>
    <style:style style:name="P128" style:family="paragraph" style:parent-style-name="Standard">
      <style:paragraph-properties fo:margin-left="0in" fo:margin-right="0in" fo:line-height="150%" fo:text-indent="0in" style:auto-text-indent="false" style:shadow="none"/>
      <style:text-properties fo:font-size="14pt" officeooo:paragraph-rsid="002ed717" style:font-size-asian="14pt" style:font-size-complex="14pt"/>
    </style:style>
    <style:style style:name="P129" style:family="paragraph" style:parent-style-name="Standard">
      <style:paragraph-properties fo:margin-left="0in" fo:margin-right="0in" fo:line-height="150%" fo:text-align="justify" style:justify-single-word="false" fo:orphans="0" fo:widows="0" fo:text-indent="0in" style:auto-text-indent="false" style:shadow="none" style:snap-to-layout-grid="false"/>
      <style:text-properties officeooo:paragraph-rsid="002ed717"/>
    </style:style>
    <style:style style:name="P130" style:family="paragraph" style:parent-style-name="Standard">
      <style:paragraph-properties fo:margin-left="0in" fo:margin-right="0in" fo:line-height="150%" fo:text-indent="0in" style:auto-text-indent="false" style:shadow="none"/>
      <style:text-properties officeooo:paragraph-rsid="002ed717"/>
    </style:style>
    <style:style style:name="P131" style:family="paragraph" style:parent-style-name="Standard">
      <style:paragraph-properties fo:text-align="center" style:justify-single-word="false" style:border-line-width-top="0.0008in 0.0346in 0.0346in" fo:padding-left="0in" fo:padding-right="0in" fo:padding-top="0.0138in" fo:padding-bottom="0in" fo:border-left="none" fo:border-right="none" fo:border-top="0.0701in double #000000" fo:border-bottom="none"/>
      <style:text-properties officeooo:paragraph-rsid="002ed717"/>
    </style:style>
    <style:style style:name="P132" style:family="paragraph" style:parent-style-name="Standard">
      <style:paragraph-properties fo:margin-left="0.0236in" fo:margin-right="0in" fo:line-height="150%" fo:orphans="0" fo:widows="0" fo:text-indent="0in" style:auto-text-indent="false" style:shadow="none"/>
      <style:text-properties fo:font-size="14pt" officeooo:paragraph-rsid="002ed717" style:font-size-asian="14pt" style:font-size-complex="14pt"/>
    </style:style>
    <style:style style:name="P133" style:family="paragraph" style:parent-style-name="Standard">
      <style:paragraph-properties fo:margin-left="0.061in" fo:margin-right="0in" fo:line-height="150%" fo:orphans="0" fo:widows="0" fo:text-indent="0in" style:auto-text-indent="false" style:shadow="none"/>
      <style:text-properties fo:font-size="14pt" officeooo:paragraph-rsid="002ed717" style:font-size-asian="14pt" style:font-size-complex="14pt"/>
    </style:style>
    <style:style style:name="P134" style:family="paragraph" style:parent-style-name="Standard">
      <style:paragraph-properties fo:margin-left="0.061in" fo:margin-right="0in" fo:line-height="150%" fo:orphans="0" fo:widows="0" fo:text-indent="0in" style:auto-text-indent="false" style:shadow="none"/>
      <style:text-properties officeooo:paragraph-rsid="002ed717"/>
    </style:style>
    <style:style style:name="P135" style:family="paragraph" style:parent-style-name="Standard">
      <style:paragraph-properties fo:text-align="center" style:justify-single-word="false" fo:background-color="#ffffff">
        <style:background-image/>
      </style:paragraph-properties>
      <style:text-properties fo:font-size="11pt" officeooo:paragraph-rsid="002ed717" style:font-size-asian="11pt"/>
    </style:style>
    <style:style style:name="P136" style:family="paragraph" style:parent-style-name="Standard">
      <style:paragraph-properties fo:text-align="center" style:justify-single-word="false" fo:background-color="#ffffff">
        <style:background-image/>
      </style:paragraph-properties>
      <style:text-properties fo:font-weight="bold" officeooo:paragraph-rsid="002ed717" style:font-weight-asian="bold" style:font-weight-complex="bold"/>
    </style:style>
    <style:style style:name="P137" style:family="paragraph" style:parent-style-name="Standard">
      <style:paragraph-properties fo:margin-left="0in" fo:margin-right="0in" fo:orphans="0" fo:widows="0" fo:text-indent="3.5437in" style:auto-text-indent="false"/>
      <style:text-properties fo:font-size="14pt" officeooo:paragraph-rsid="002ed717" style:font-size-asian="14pt" style:font-size-complex="14pt"/>
    </style:style>
    <style:style style:name="P138" style:family="paragraph" style:parent-style-name="Text_20_body" style:list-style-name="L45"/>
    <style:style style:name="P139" style:family="paragraph" style:parent-style-name="Text_20_body" style:list-style-name="L9">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40" style:family="paragraph" style:parent-style-name="Text_20_body" style:list-style-name="L10">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41" style:family="paragraph" style:parent-style-name="Text_20_body" style:list-style-name="L11">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42" style:family="paragraph" style:parent-style-name="Text_20_body" style:list-style-name="L13">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43" style:family="paragraph" style:parent-style-name="Text_20_body" style:list-style-name="L14">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44" style:family="paragraph" style:parent-style-name="Text_20_body" style:list-style-name="L15">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45" style:family="paragraph" style:parent-style-name="Text_20_body" style:list-style-name="L17">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46" style:family="paragraph" style:parent-style-name="Text_20_body" style:list-style-name="L18">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47" style:family="paragraph" style:parent-style-name="Text_20_body" style:list-style-name="L19">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48" style:family="paragraph" style:parent-style-name="Text_20_body" style:list-style-name="L20">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49" style:family="paragraph" style:parent-style-name="Text_20_body" style:list-style-name="L21">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0" style:family="paragraph" style:parent-style-name="Text_20_body" style:list-style-name="L22">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1" style:family="paragraph" style:parent-style-name="Text_20_body" style:list-style-name="L23">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2" style:family="paragraph" style:parent-style-name="Text_20_body" style:list-style-name="L24">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3" style:family="paragraph" style:parent-style-name="Text_20_body" style:list-style-name="L26">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4" style:family="paragraph" style:parent-style-name="Text_20_body" style:list-style-name="L27">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5" style:family="paragraph" style:parent-style-name="Text_20_body" style:list-style-name="L12">
      <style:paragraph-properties fo:margin-left="0in" fo:margin-right="0in" fo:text-align="justify" style:justify-single-word="false" fo:text-indent="0.3902in" style:auto-text-indent="false"/>
      <style:text-properties fo:font-weight="normal" style:font-weight-asian="normal" style:font-weight-complex="normal"/>
    </style:style>
    <style:style style:name="P156" style:family="paragraph" style:parent-style-name="Text_20_body" style:list-style-name="L13">
      <style:paragraph-properties fo:margin-left="0in" fo:margin-right="0in" fo:text-align="justify" style:justify-single-word="false" fo:text-indent="0.3902in" style:auto-text-indent="false"/>
      <style:text-properties fo:font-weight="normal" style:font-weight-asian="normal" style:font-weight-complex="normal"/>
    </style:style>
    <style:style style:name="P157" style:family="paragraph" style:parent-style-name="Text_20_body" style:list-style-name="L16">
      <style:paragraph-properties fo:margin-left="0in" fo:margin-right="0in" fo:text-align="justify" style:justify-single-word="false" fo:text-indent="0.3902in" style:auto-text-indent="false"/>
      <style:text-properties fo:font-weight="normal" style:font-weight-asian="normal" style:font-weight-complex="normal"/>
    </style:style>
    <style:style style:name="P158" style:family="paragraph" style:parent-style-name="Text_20_body" style:list-style-name="L17">
      <style:paragraph-properties fo:margin-left="0in" fo:margin-right="0in" fo:text-align="justify" style:justify-single-word="false" fo:text-indent="0.3902in" style:auto-text-indent="false"/>
      <style:text-properties fo:font-weight="normal" style:font-weight-asian="normal" style:font-weight-complex="normal"/>
    </style:style>
    <style:style style:name="P159" style:family="paragraph" style:parent-style-name="Text_20_body" style:list-style-name="L25">
      <style:paragraph-properties fo:margin-left="0in" fo:margin-right="0in" fo:text-align="justify" style:justify-single-word="false" fo:text-indent="0.3902in" style:auto-text-indent="false"/>
      <style:text-properties fo:font-weight="normal" style:font-weight-asian="normal" style:font-weight-complex="normal"/>
    </style:style>
    <style:style style:name="P160" style:family="paragraph" style:parent-style-name="Text_20_body" style:list-style-name="L28">
      <style:paragraph-properties fo:margin-left="0in" fo:margin-right="0in" fo:text-align="justify" style:justify-single-word="false" fo:text-indent="0.3902in" style:auto-text-indent="false"/>
      <style:text-properties fo:font-weight="normal" style:font-weight-asian="normal" style:font-weight-complex="normal"/>
    </style:style>
    <style:style style:name="P161" style:family="paragraph" style:parent-style-name="Text_20_body" style:list-style-name="L45">
      <style:paragraph-properties fo:margin-top="0in" fo:margin-bottom="0in"/>
    </style:style>
    <style:style style:name="P162" style:family="paragraph" style:parent-style-name="heading_20_1" style:list-style-name="L33">
      <style:paragraph-properties fo:margin-left="0in" fo:margin-right="0in" fo:text-indent="0.3902in" style:auto-text-indent="false" style:writing-mode="lr-tb">
        <style:tab-stops/>
      </style:paragraph-properties>
    </style:style>
    <style:style style:name="P163" style:family="paragraph" style:parent-style-name="heading_20_1" style:list-style-name="L41">
      <style:paragraph-properties fo:margin-left="0in" fo:margin-right="0in" fo:text-indent="0.3902in" style:auto-text-indent="false" style:writing-mode="lr-tb"/>
    </style:style>
    <style:style style:name="P164" style:family="paragraph" style:parent-style-name="heading_20_1" style:list-style-name="L42">
      <style:paragraph-properties fo:margin-left="0in" fo:margin-right="0in" fo:text-indent="0.3902in" style:auto-text-indent="false" style:writing-mode="lr-tb"/>
    </style:style>
    <style:style style:name="P165" style:family="paragraph" style:parent-style-name="heading_20_1" style:list-style-name="L83">
      <style:paragraph-properties fo:margin-left="0in" fo:margin-right="0in" fo:text-indent="0.3902in" style:auto-text-indent="false" style:writing-mode="lr-tb"/>
    </style:style>
    <style:style style:name="P166" style:family="paragraph" style:parent-style-name="heading_20_2" style:list-style-name="L1">
      <style:paragraph-properties fo:margin-left="0in" fo:margin-right="0in" fo:text-indent="0.3902in" style:auto-text-indent="false" style:writing-mode="lr-tb"/>
    </style:style>
    <style:style style:name="P167" style:family="paragraph" style:parent-style-name="heading_20_2" style:list-style-name="L2">
      <style:paragraph-properties fo:margin-left="0in" fo:margin-right="0in" fo:text-indent="0.3902in" style:auto-text-indent="false" style:writing-mode="lr-tb"/>
    </style:style>
    <style:style style:name="P168" style:family="paragraph" style:parent-style-name="heading_20_2" style:list-style-name="L8">
      <style:paragraph-properties fo:margin-left="0in" fo:margin-right="0in" fo:text-indent="0.3902in" style:auto-text-indent="false" style:writing-mode="lr-tb"/>
    </style:style>
    <style:style style:name="P169" style:family="paragraph" style:parent-style-name="heading_20_2" style:list-style-name="L43">
      <style:paragraph-properties fo:margin-left="0in" fo:margin-right="0in" fo:text-indent="0.3902in" style:auto-text-indent="false" style:writing-mode="lr-tb"/>
    </style:style>
    <style:style style:name="P170" style:family="paragraph" style:parent-style-name="heading_20_2" style:list-style-name="L44">
      <style:paragraph-properties fo:margin-left="0in" fo:margin-right="0in" fo:text-align="justify" style:justify-single-word="false" fo:text-indent="0.3902in" style:auto-text-indent="false" style:writing-mode="lr-tb"/>
    </style:style>
    <style:style style:name="P171" style:family="paragraph" style:parent-style-name="heading_20_2" style:list-style-name="L79">
      <style:paragraph-properties fo:margin-left="0in" fo:margin-right="0in" fo:text-indent="0.3902in" style:auto-text-indent="false" style:writing-mode="lr-tb"/>
    </style:style>
    <style:style style:name="P172" style:family="paragraph" style:parent-style-name="heading_20_2" style:list-style-name="L81">
      <style:paragraph-properties fo:margin-left="0in" fo:margin-right="0in" fo:text-indent="0.3902in" style:auto-text-indent="false" style:writing-mode="lr-tb"/>
    </style:style>
    <style:style style:name="P173" style:family="paragraph" style:parent-style-name="Contents_20_1">
      <style:paragraph-properties>
        <style:tab-stops>
          <style:tab-stop style:position="6.7in" style:type="right" style:leader-style="dotted" style:leader-text="."/>
        </style:tab-stops>
      </style:paragraph-properties>
    </style:style>
    <style:style style:name="P174" style:family="paragraph" style:parent-style-name="heading_20_3" style:list-style-name="L44" style:master-page-name="">
      <style:paragraph-properties fo:margin-left="0in" fo:margin-right="0in" fo:text-align="justify" style:justify-single-word="false" fo:orphans="2" fo:text-indent="0.3902in" style:auto-text-indent="false" style:page-number="auto" style:shadow="none">
        <style:tab-stops/>
      </style:paragraph-properties>
    </style:style>
    <style:style style:name="P175" style:family="paragraph" style:parent-style-name="heading_20_3" style:list-style-name="L44">
      <style:paragraph-properties fo:margin-left="0in" fo:margin-right="0in" fo:text-align="justify" style:justify-single-word="false" fo:text-indent="0.3902in" style:auto-text-indent="false"/>
    </style:style>
    <style:style style:name="P176" style:family="paragraph" style:parent-style-name="heading_20_3" style:list-style-name="L44">
      <style:paragraph-properties fo:margin-left="0in" fo:margin-right="0in" fo:orphans="2" fo:text-indent="0.3902in" style:auto-text-indent="false"/>
    </style:style>
    <style:style style:name="P177" style:family="paragraph" style:parent-style-name="heading_20_3" style:list-style-name="L44">
      <style:paragraph-properties fo:margin-left="0in" fo:margin-right="0in" fo:text-indent="0.3902in" style:auto-text-indent="false"/>
    </style:style>
    <style:style style:name="P178" style:family="paragraph" style:parent-style-name="heading_20_3" style:list-style-name="L44">
      <style:paragraph-properties fo:margin-left="0in" fo:margin-right="0in" fo:text-indent="0.3902in" style:auto-text-indent="false"/>
      <style:text-properties officeooo:paragraph-rsid="00112321"/>
    </style:style>
    <style:style style:name="P179" style:family="paragraph" style:parent-style-name="heading_20_3" style:list-style-name="L44">
      <style:paragraph-properties fo:margin-left="0in" fo:margin-right="0in" fo:text-indent="0.3902in" style:auto-text-indent="false"/>
      <style:text-properties officeooo:paragraph-rsid="00143ae9"/>
    </style:style>
    <style:style style:name="P180" style:family="paragraph" style:parent-style-name="heading_20_3" style:list-style-name="L44">
      <style:paragraph-properties fo:margin-left="0in" fo:margin-right="0in" fo:text-indent="0.3902in" style:auto-text-indent="false"/>
      <style:text-properties officeooo:paragraph-rsid="0014a048"/>
    </style:style>
    <style:style style:name="P181" style:family="paragraph" style:parent-style-name="Contents_20_2">
      <style:paragraph-properties>
        <style:tab-stops>
          <style:tab-stop style:position="6.5035in" style:type="right" style:leader-style="dotted" style:leader-text="."/>
        </style:tab-stops>
      </style:paragraph-properties>
    </style:style>
    <style:style style:name="P182" style:family="paragraph" style:parent-style-name="Contents_20_3">
      <style:paragraph-properties>
        <style:tab-stops>
          <style:tab-stop style:position="6.3071in" style:type="right" style:leader-style="dotted" style:leader-text="."/>
        </style:tab-stops>
      </style:paragraph-properties>
    </style:style>
    <style:style style:name="P183" style:family="paragraph" style:parent-style-name="Stolen" style:list-style-name="L5">
      <style:paragraph-properties fo:margin-left="0in" fo:margin-right="0in" fo:text-align="justify" style:justify-single-word="false" fo:text-indent="0.3902in" style:auto-text-indent="false"/>
      <style:text-properties fo:font-size="12pt" fo:font-style="normal" style:font-size-asian="12pt" style:font-style-asian="normal" style:font-size-complex="12pt" style:font-style-complex="normal"/>
    </style:style>
    <style:style style:name="P184" style:family="paragraph" style:parent-style-name="Text_20_body_20_indent">
      <style:paragraph-properties fo:line-height="100%" fo:text-align="center" style:justify-single-word="false"/>
      <style:text-properties officeooo:paragraph-rsid="002ed717"/>
    </style:style>
    <style:style style:name="P185" style:family="paragraph" style:parent-style-name="Text_20_body_20_indent">
      <style:paragraph-properties fo:line-height="100%" fo:text-align="center" style:justify-single-word="false" fo:background-color="#ffffff">
        <style:background-image/>
      </style:paragraph-properties>
      <style:text-properties officeooo:paragraph-rsid="002ed717"/>
    </style:style>
    <style:style style:name="P186" style:family="paragraph" style:parent-style-name="Title">
      <style:paragraph-properties fo:margin-left="0in" fo:margin-right="0in" fo:line-height="150%" fo:text-align="start" style:justify-single-word="false" fo:text-indent="0in" style:auto-text-indent="false" style:shadow="none" style:snap-to-layout-grid="false">
        <style:tab-stops>
          <style:tab-stop style:position="4.1346in"/>
        </style:tab-stops>
      </style:paragraph-properties>
      <style:text-properties officeooo:paragraph-rsid="002ed717"/>
    </style:style>
    <style:style style:name="P187" style:family="paragraph" style:parent-style-name="Title">
      <style:paragraph-properties fo:margin-left="0in" fo:margin-right="0in" fo:line-height="150%" fo:text-align="start" style:justify-single-word="false" fo:text-indent="0in" style:auto-text-indent="false" style:shadow="none">
        <style:tab-stops>
          <style:tab-stop style:position="4.1346in"/>
        </style:tab-stops>
      </style:paragraph-properties>
      <style:text-properties officeooo:paragraph-rsid="002ed717"/>
    </style:style>
    <style:style style:name="P188" style:family="paragraph">
      <style:paragraph-properties fo:text-align="center"/>
    </style:style>
    <style:style style:name="T1" style:family="text">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T2" style:family="text">
      <style:text-properties fo:font-style="normal" style:font-style-asian="normal" style:font-style-complex="normal"/>
    </style:style>
    <style:style style:name="T3" style:family="text">
      <style:text-properties fo:font-style="normal" style:text-underline-style="none" officeooo:rsid="00143ae9" style:font-style-asian="normal" style:font-style-complex="normal"/>
    </style:style>
    <style:style style:name="T4" style:family="text">
      <style:text-properties style:text-underline-style="none"/>
    </style:style>
    <style:style style:name="T5" style:family="text">
      <style:text-properties fo:font-size="10pt" style:font-size-asian="10pt" style:font-size-complex="10pt"/>
    </style:style>
    <style:style style:name="T6" style:family="text">
      <style:text-properties fo:font-size="12pt"/>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size="12pt" style:font-size-asian="12pt" style:font-size-complex="12pt"/>
    </style:style>
    <style:style style:name="T9" style:family="text">
      <style:text-properties officeooo:rsid="000e0cf7"/>
    </style:style>
    <style:style style:name="T10" style:family="text">
      <style:text-properties officeooo:rsid="000e55ed"/>
    </style:style>
    <style:style style:name="T11" style:family="text">
      <style:text-properties officeooo:rsid="001027da"/>
    </style:style>
    <style:style style:name="T12" style:family="text">
      <style:text-properties officeooo:rsid="00112321"/>
    </style:style>
    <style:style style:name="T13" style:family="text">
      <style:text-properties officeooo:rsid="0012ae2a"/>
    </style:style>
    <style:style style:name="T14" style:family="text">
      <style:text-properties fo:language="en" fo:country="US" style:font-name-complex="Courier New1"/>
    </style:style>
    <style:style style:name="T15" style:family="text">
      <style:text-properties fo:language="en" fo:country="US" fo:font-style="italic" style:font-style-asian="italic"/>
    </style:style>
    <style:style style:name="T16" style:family="text">
      <style:text-properties style:font-name-complex="Courier New1"/>
    </style:style>
    <style:style style:name="T17" style:family="text">
      <style:text-properties style:text-underline-style="solid" style:text-underline-width="auto" style:text-underline-color="font-color" style:font-name-complex="Courier New1"/>
    </style:style>
    <style:style style:name="T18" style:family="text">
      <style:text-properties officeooo:rsid="00143ae9"/>
    </style:style>
    <style:style style:name="T19" style:family="text">
      <style:text-properties officeooo:rsid="0014a048"/>
    </style:style>
    <style:style style:name="T20" style:family="text">
      <style:text-properties officeooo:rsid="0016252f"/>
    </style:style>
    <style:style style:name="T21" style:family="text">
      <style:text-properties officeooo:rsid="001886b3"/>
    </style:style>
    <style:style style:name="T22" style:family="text">
      <style:text-properties officeooo:rsid="0018daf0"/>
    </style:style>
    <style:style style:name="T23" style:family="text">
      <style:text-properties fo:font-style="italic"/>
    </style:style>
    <style:style style:name="T24" style:family="text">
      <style:text-properties fo:font-style="italic" fo:background-color="#ffffff" style:font-style-asian="italic"/>
    </style:style>
    <style:style style:name="T25" style:family="text">
      <style:text-properties fo:font-style="italic" officeooo:rsid="00143ae9" fo:background-color="#ffffff" style:font-style-asian="italic"/>
    </style:style>
    <style:style style:name="T26" style:family="text">
      <style:text-properties fo:font-style="italic" style:font-style-asian="italic"/>
    </style:style>
    <style:style style:name="T27" style:family="text">
      <style:text-properties style:text-position="sub 58%" fo:font-style="italic" fo:background-color="#ffffff" style:font-style-asian="italic"/>
    </style:style>
    <style:style style:name="T28" style:family="text">
      <style:text-properties style:text-position="sub 58%" fo:font-style="italic" officeooo:rsid="00143ae9" fo:background-color="#ffffff" style:font-style-asian="italic"/>
    </style:style>
    <style:style style:name="T29" style:family="text">
      <style:text-properties style:text-position="sub 58%" fo:font-style="italic" style:font-style-asian="italic"/>
    </style:style>
    <style:style style:name="T30" style:family="text">
      <style:text-properties style:text-position="sub 58%" style:text-underline-style="none" style:font-size-asian="10.5pt"/>
    </style:style>
    <style:style style:name="T31" style:family="text">
      <style:text-properties fo:background-color="#ffffff"/>
    </style:style>
    <style:style style:name="T32" style:family="text">
      <style:text-properties officeooo:rsid="001b09b3"/>
    </style:style>
    <style:style style:name="T33" style:family="text">
      <style:text-properties officeooo:rsid="001c85a2"/>
    </style:style>
    <style:style style:name="T34" style:family="text">
      <style:text-properties officeooo:rsid="001dff06"/>
    </style:style>
    <style:style style:name="T35" style:family="text">
      <style:text-properties officeooo:rsid="0021b1b9"/>
    </style:style>
    <style:style style:name="T36" style:family="text">
      <style:text-properties officeooo:rsid="0022a4e8"/>
    </style:style>
    <style:style style:name="T37" style:family="text">
      <style:text-properties officeooo:rsid="0022b756"/>
    </style:style>
    <style:style style:name="T38" style:family="text">
      <style:text-properties officeooo:rsid="0023b190"/>
    </style:style>
    <style:style style:name="T39" style:family="text">
      <style:text-properties officeooo:rsid="002513ce"/>
    </style:style>
    <style:style style:name="T40" style:family="text">
      <style:text-properties officeooo:rsid="0025b8ae"/>
    </style:style>
    <style:style style:name="T41" style:family="text">
      <style:text-properties officeooo:rsid="0025bb04"/>
    </style:style>
    <style:style style:name="T42" style:family="text">
      <style:text-properties officeooo:rsid="0027066c"/>
    </style:style>
    <style:style style:name="T43" style:family="text">
      <style:text-properties officeooo:rsid="0028d753"/>
    </style:style>
    <style:style style:name="T44" style:family="text">
      <style:text-properties officeooo:rsid="002aa859"/>
    </style:style>
    <style:style style:name="T45" style:family="text">
      <style:text-properties officeooo:rsid="002b11d0"/>
    </style:style>
    <style:style style:name="T46" style:family="text">
      <style:text-properties officeooo:rsid="002bad32"/>
    </style:style>
    <style:style style:name="T47" style:family="text">
      <style:text-properties officeooo:rsid="002d7ba7"/>
    </style:style>
    <style:style style:name="T48" style:family="text">
      <style:text-properties fo:font-size="14pt"/>
    </style:style>
    <style:style style:name="T49" style:family="text">
      <style:text-properties fo:font-size="14pt" style:font-size-asian="14pt" style:font-size-complex="14pt"/>
    </style:style>
    <style:style style:name="T50" style:family="text">
      <style:text-properties fo:font-size="9pt" style:font-size-asian="9pt" style:font-size-complex="9pt"/>
    </style:style>
    <style:style style:name="T51" style:family="text">
      <style:text-properties fo:font-size="11pt" style:font-size-asian="11pt" style:font-size-complex="11pt"/>
    </style:style>
    <style:style style:name="T52" style:family="text">
      <style:text-properties style:font-name="Arial" fo:font-size="16pt" style:font-size-asian="16pt" style:font-name-complex="Arial" style:font-size-complex="16pt"/>
    </style:style>
    <style:style style:name="T53" style:family="text">
      <style:text-properties style:font-size-asian="12pt"/>
    </style:style>
    <style:style style:name="T54" style:family="text">
      <style:text-properties style:font-size-complex="12pt"/>
    </style:style>
    <style:style style:name="T55" style:family="text">
      <style:text-properties style:font-size-asian="14pt"/>
    </style:style>
    <style:style style:name="T56" style:family="text">
      <style:text-properties style:font-size-complex="14pt"/>
    </style:style>
    <style:style style:name="T57" style:family="text">
      <style:text-properties officeooo:rsid="002ed717"/>
    </style:style>
    <style:style style:name="T58" style:family="text">
      <style:text-properties fo:font-variant="small-caps" style:font-name="Times New Roman" fo:font-style="normal" fo:font-weight="normal" style:font-style-asian="normal" style:font-weight-asian="normal" style:font-name-complex="Arial" style:font-style-complex="normal" style:font-weight-complex="normal"/>
    </style:style>
    <style:style style:name="fr1" style:family="graphic" style:parent-style-name="Frame">
      <style:graphic-properties fo:margin-left="0in" fo:margin-right="0in" fo:margin-top="0in" fo:margin-bottom="0in" style:run-through="foreground"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1256in" fo:margin-right="0.1256in" fo:margin-top="0in" fo:margin-bottom="0in" style:wrap="parallel" style:number-wrapped-paragraphs="no-limit" style:vertical-pos="middle" style:vertical-rel="baseline" style:horizontal-pos="from-left" style:horizontal-rel="paragraph" fo:padding="0.0102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greyscale"/>
    </style:style>
    <style:style style:name="fr5" style:family="graphic" style:parent-style-name="OLE">
      <style:graphic-properties fo:margin-left="0in" fo:margin-right="0in" style:vertical-pos="from-top" fo:padding-left="0.1102in" fo:padding-right="0.1102in" fo:padding-top="0.0602in" fo:padding-bottom="0.0602in" fo:border="none" draw:ole-draw-aspect="1" draw:visible-area-top="0in" draw:visible-area-width="5.911in" draw:visible-area-height="3.1811in"/>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9453in" fo:text-indent="-0.25in" fo:margin-left="0.9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953in" fo:text-indent="-0.25in" fo:margin-left="1.1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453in" fo:text-indent="-0.25in" fo:margin-left="1.4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953in" fo:text-indent="-0.25in" fo:margin-left="1.6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453in" fo:text-indent="-0.25in" fo:margin-left="1.9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953in" fo:text-indent="-0.25in" fo:margin-left="2.1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453in" fo:text-indent="-0.25in" fo:margin-left="2.4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953in" fo:text-indent="-0.25in" fo:margin-left="2.6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453in" fo:text-indent="-0.25in" fo:margin-left="2.9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953in" fo:text-indent="-0.25in" fo:margin-left="3.1953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4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7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79">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81">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style:style style:name="gr1" style:family="graphic">
      <style:graphic-properties svg:stroke-color="#999999" draw:fill="none" draw:fill-color="#ffffff" draw:fill-gradient-name="Gradient_20_1" draw:fill-hatch-name="Black_20_0_20_Degrees" draw:fill-image-name="Bitmape_20_1" draw:opacity="50%" draw:textarea-horizontal-align="justify" draw:textarea-vertical-align="middle" draw:auto-grow-height="false" draw:shadow-offset-x="0.1201in" draw:shadow-offset-y="0.1201in" draw:shadow-opacity="50%"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fill="solid" draw:fill-color="#cccccc"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fill="solid" draw:fill-color="#ffffff" draw:textarea-horizontal-align="center" draw:textarea-vertical-align="middle" style:run-through="foreground"/>
    </style:style>
    <style:style style:name="gr6" style:family="graphic">
      <style:graphic-properties draw:marker-end="Arrowheads_20_1" draw:textarea-horizontal-align="center" draw:textarea-vertical-align="middle" style:run-through="foreground"/>
    </style:style>
    <style:style style:name="gr7" style:family="graphic">
      <style:graphic-properties draw:marker-start="Arrowheads_20_1" draw:textarea-horizontal-align="center" draw:textarea-vertical-align="middle" style:run-through="foreground"/>
    </style:style>
    <style:style style:name="gr8" style:family="graphic">
      <style:graphic-properties draw:fill="solid" draw:fill-color="#ffffff" draw:textarea-horizontal-align="justify" draw:textarea-vertical-align="middle" draw:auto-grow-height="false" style:run-through="foreground"/>
    </style:style>
    <style:style style:name="gr9" style:family="graphic">
      <style:graphic-properties draw:fill="solid" draw:fill-color="#ffffff" draw:textarea-horizontal-align="center" draw:textarea-vertical-align="middle" style:run-through="foreground"/>
    </style:style>
    <style:style style:name="gr10" style:family="graphic">
      <style:graphic-properties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none" svg:stroke-color="#000000" draw:fill="none" draw:fill-color="#ffffff" fo:min-height="0.4783in" style:run-through="foreground"/>
    </style:style>
    <style:style style:name="gr13" style:family="graphic">
      <style:graphic-properties draw:auto-grow-height="false" fo:min-height="0.5201in" fo:min-width="0.3465in" fo:wrap-option="no-wrap" style:run-through="foreground"/>
    </style:style>
    <style:style style:name="gr14" style:family="graphic">
      <style:graphic-properties draw:textarea-horizontal-align="justify" draw:textarea-vertical-align="middle" draw:auto-grow-height="false" style:run-through="foreground"/>
    </style:style>
    <style:style style:name="gr15" style:family="graphic">
      <style:graphic-properties draw:fill="solid" draw:fill-color="#ffffff" draw:textarea-horizontal-align="justify" draw:textarea-vertical-align="middle" draw:auto-grow-height="false"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Диаграмма"/>
        <text:sequence-decl text:display-outline-level="0" text:name="Таблица"/>
        <text:sequence-decl text:display-outline-level="0" text:name="Рисунок"/>
      </text:sequence-decls>
      <text:user-field-decls>
        <text:user-field-decl office:value-type="string" office:string-value="1" text:name="SEQ Табл. \* ARABIC"/>
      </text:user-field-decls>
      <text:p text:style-name="P61"><text:span text:style-name="T8">МИНИСТЕРСТВО ОБРАЗОВАНИЯ И НАУКИ РОССИЙСКОЙ ФЕДЕРАЦИИ</text:span></text:p>
      <text:p text:style-name="P80">Федеральное государственное автономное образовательное учреждение </text:p>
      <text:p text:style-name="P135">высшего профессионального образования</text:p>
      <text:p text:style-name="P136"><text:span text:style-name="T49">«Дальневосточный федеральный университет»</text:span></text:p>
      <text:p text:style-name="P131"/>
      <text:p text:style-name="P131"/>
      <text:p text:style-name="P78">ШКОЛА <text:span text:style-name="T57">ЕСТЕСТВЕННЫХ НАУК</text:span></text:p>
      <text:p text:style-name="P77"/>
      <text:p text:style-name="P77">Кафедра информатики</text:p>
      <text:p text:style-name="P79"/>
      <text:p text:style-name="P79"/>
      <text:p text:style-name="P78"/>
      <text:p text:style-name="P79"><text:span text:style-name="T57">Кевролетин Василий Владимирович</text:span></text:p>
      <text:p text:style-name="P79"/>
      <text:p text:style-name="P81">ДОРАБОТКА СИСТЕМЫ ГЕНЕРАЦИИ </text:p>
      <text:p text:style-name="P82"><text:span text:style-name="T58">ТЕСТОВЫХ ЗАДАНИЙ</text:span></text:p>
      <text:p text:style-name="P79"/>
      <text:p text:style-name="P77">КУРСОВАЯ <text:s/>РАБОТА </text:p>
      <text:p text:style-name="P79"/>
      <text:p text:style-name="P79"/>
      <table:table table:name="Table11" table:style-name="Table11">
        <table:table-column table:style-name="Table11.A"/>
        <table:table-column table:style-name="Table11.B"/>
        <table:table-row table:style-name="Table11.1">
          <table:table-cell table:style-name="Table11.A1" table:number-columns-spanned="2" office:value-type="string">
            <text:p text:style-name="P186">Студент гр. С2505<text:span text:style-name="T8"> <text:s text:c="6"/>________________ </text:span></text:p>
            <text:p text:style-name="P187"><text:span text:style-name="T50"><text:s text:c="69"/>(подпись)</text:span></text:p>
          </table:table-cell>
          <table:covered-table-cell/>
        </table:table-row>
        <table:table-row table:style-name="Table11.1">
          <table:table-cell table:style-name="Table11.A1" table:number-columns-spanned="2" office:value-type="string">
            <text:p text:style-name="P129"><text:span text:style-name="T49">Руководитель <text:s/>ст. преподаватель</text:span></text:p>
            <text:p text:style-name="P127">_____________ <text:s/><text:span text:style-name="T57">А.С. Кленин</text:span></text:p>
          </table:table-cell>
          <table:covered-table-cell/>
        </table:table-row>
        <table:table-row table:style-name="Table11.1">
          <table:table-cell table:style-name="Table11.A1" office:value-type="string">
            <text:p text:style-name="P128">Регистрационный № <text:s/>____________</text:p>
            <text:p text:style-name="P128">___________ <text:s/>___________________</text:p>
            <text:p text:style-name="P130"><text:span text:style-name="T51"><text:s text:c="6"/>(подпись) <text:s text:c="15"/>(И.О.Фамилия)</text:span></text:p>
            <text:p text:style-name="P130"><text:span text:style-name="T49">« _____» ___________________2012 <text:s/>г.</text:span></text:p>
          </table:table-cell>
          <table:table-cell table:style-name="Table11.A1" office:value-type="string">
            <text:p text:style-name="P132">Оценка <text:s/>_________________________</text:p>
            <text:p text:style-name="P133">____________ <text:s/>___________________</text:p>
            <text:p text:style-name="P134"><text:span text:style-name="T51"><text:s text:c="8"/>(подпись) <text:s text:c="21"/>(И.О.Фамилия)</text:span></text:p>
            <text:p text:style-name="P134"><text:span text:style-name="T49">«_____» ________________ 2012 <text:s/>г.</text:span></text:p>
          </table:table-cell>
        </table:table-row>
      </table:table>
      <text:p text:style-name="P137"/>
      <text:p text:style-name="P79"/>
      <text:p text:style-name="P79"/>
      <text:p text:style-name="P79"/>
      <text:p text:style-name="P184">г. <text:span text:style-name="T57">Владивосток</text:span></text:p>
      <text:p text:style-name="P184">2012</text:p>
      <text:p text:style-name="P185"><text:span text:style-name="T52"/></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Содержание</text:p>
          </text:index-title>
          <text:p text:style-name="P173">Аннотация<text:tab/>4</text:p>
          <text:p text:style-name="P173">1. Введение<text:tab/>5</text:p>
          <text:p text:style-name="P181">1.1.Глоссарий<text:tab/>5</text:p>
          <text:p text:style-name="P181">1.2.Описание предметной области<text:tab/>6</text:p>
          <text:p text:style-name="P182">Описание совместной деятельности<text:tab/>9</text:p>
          <text:p text:style-name="P181">1.3. Неформальная постановка задачи<text:tab/>9</text:p>
          <text:p text:style-name="P181">1.4. Обзор существующих методов решения<text:tab/>10</text:p>
          <text:p text:style-name="P182">Аналогичные (конкурирующие) решения<text:tab/>10</text:p>
          <text:p text:style-name="P182">Описание предшествующих работ<text:tab/>14</text:p>
          <text:p text:style-name="P182">Вывод<text:tab/>14</text:p>
          <text:p text:style-name="P181">1.6. План работ<text:tab/>14</text:p>
          <text:p text:style-name="P173">2. Требования к окружению<text:tab/>14</text:p>
          <text:p text:style-name="P181">2.1.Требования к аппаратному обеспечению<text:tab/>14</text:p>
          <text:p text:style-name="P181">2.2. Требования к программному обеспечению<text:tab/>15</text:p>
          <text:p text:style-name="P181">Требования к пользователям<text:tab/>16</text:p>
          <text:p text:style-name="P173">3. Архитектура системы (Общие требования)<text:tab/>16</text:p>
          <text:p text:style-name="P173">4. Спецификация данных<text:tab/>17</text:p>
          <text:p text:style-name="P173">5. Функциональные требования<text:tab/>17</text:p>
          <text:p text:style-name="P181">Библиотека подпрограмм (классов)<text:tab/>18</text:p>
          <text:p text:style-name="P173">6.Требования к интерфейсу<text:tab/>19</text:p>
          <text:p text:style-name="P173">7.Прочие требования<text:tab/>19</text:p>
          <text:p text:style-name="P173">8. Проект<text:tab/>19</text:p>
          <text:p text:style-name="P181">8.1.Средства реализации<text:tab/>19</text:p>
          <text:p text:style-name="P181">8.2.Модули и алгоритмы<text:tab/>19</text:p>
          <text:p text:style-name="P182">8.2.1.A01 «Количество единиц в двоичной записи числа»<text:tab/>19</text:p>
          <text:p text:style-name="P182">8.2.2.A02 «Кратчайшего пути между населёнными пунктами »<text:tab/>20</text:p>
          <text:p text:style-name="P182">8.2.3.A05 «Автомат, строящий числа по заданным правилам»<text:tab/>21</text:p>
          <text:p text:style-name="P182">8.2.4.A07 «Копирование ячейки с формулой в электронной таблице»<text:tab/>21</text:p>
          <text:p text:style-name="P182">8.2.5.A09 «Неравномерный код»<text:tab/>22</text:p>
          <text:p text:style-name="P182">8.2.6.A11 «Определить размер пароля, созданного по заданным правилам»<text:tab/>23</text:p>
          <text:p text:style-name="P182">8.2.7.A12 «Переворот массива»<text:tab/>24</text:p>
          <text:p text:style-name="P182">8.2.8.B01 «Изменение размера перекодированного сообщения»<text:tab/>25</text:p>
          <text:p text:style-name="P182">8.2.9.B04 «Список слов, составленных из нескольких букв»<text:tab/>26</text:p>
          <text:p text:style-name="P182">8.2.10.B05 «Недостающее значение в электронной таблице»<text:tab/>26</text:p>
          <text:p text:style-name="P182">8.2.11.B08 «Основание системы счисления»<text:tab/>27</text:p>
          <text:p text:style-name="P182"><text:soft-page-break/>8.2.12.B11 «Маска подсети»<text:tab/>28</text:p>
          <text:p text:style-name="P182">8.2.13.B12 «Запрос к поисковой системе»<text:tab/>29</text:p>
          <text:p text:style-name="P182">8.2.14.B «Программа из прибавлений и вычитаний»<text:tab/>29</text:p>
          <text:p text:style-name="P182">8.2.15.B15 «Специфичная формула математической логики»<text:tab/>30</text:p>
          <text:p text:style-name="P181">8.3. Стандарт кодирования<text:tab/>31</text:p>
          <text:p text:style-name="P181">8.4. Проект интерфейса<text:tab/>31</text:p>
          <text:p text:style-name="P173">9. Реализация и тестирование<text:tab/>31</text:p>
          <text:p text:style-name="P173">Заключение<text:tab/>31</text:p>
        </text:index-body>
      </text:table-of-content>
      <text:p text:style-name="P3"><text:span text:style-name="T1"/></text:p>
      <text:h text:style-name="P41" text:outline-level="1">Аннотация</text:h>
      <text:p text:style-name="P27"/>
      <text:p text:style-name="P28">Данная работа посвящена улучшению существующей системы генерации тестовых заданий ЕГЭ по информатике. </text:p>
      <text:p text:style-name="P28">ЕГЭ — явление, с которым <text:span text:style-name="T9">5 лет</text:span> назад столкнулось Российское общество. Среди последствий введения ЕГЭ выделятся появившаяся необходимость массово подготавливать выпускников средних учебных заведений к сдаче аттестационного тестирования. Для подготовки требуется большое число демонстрационных вариантов заданий.</text:p>
      <text:p text:style-name="P28">Дорабатываемая мной система призвана удовлетворить потребность учебных заведений в заданиях по информатике.</text:p>
      <text:h text:style-name="P41" text:outline-level="1"><text:bookmark-start text:name="_Toc233009924"/>1. Введение<text:bookmark-end text:name="_Toc233009924"/></text:h>
      <text:list xml:id="list226060367" text:style-name="L1">
        <text:list-item>
          <text:list>
            <text:list-item>
              <text:h text:style-name="P166" text:outline-level="2"><text:bookmark-start text:name="_Toc233009925"/>Глоссарий<text:bookmark-end text:name="_Toc233009925"/></text:h>
            </text:list-item>
          </text:list>
        </text:list-item>
      </text:list>
      <text:p text:style-name="P28">Вариант заданий - это набор сходных по структуре заданий, направленных на проверку одного и того же знания или навыка, отличающихся друг от друга формулировкой вопроса, или вариантами ответов. </text:p>
      <text:p text:style-name="P28">Варианты ответа - это множество выражений, содержащее как правильный, так и неправильные ответы на вопрос задания. </text:p>
      <text:p text:style-name="P28">Генерация задания - создание тестового задания на основе шаблона при помощи генератора случайных чисел. </text:p>
      <text:p text:style-name="P28">Генерация результата - один из этапов генерации задания, в котором происходит построение множества ответов. </text:p>
      <text:p text:style-name="P28">Генератор — процедура на ЯП, генерирующая схожие по структуре задания на основе случайных алгоритмов.</text:p>
      <text:p text:style-name="P28">Единый государственный экзамен – <text:span text:style-name="T4">одна из форм государственной итоговой аттестации выпускников 11-х классов и вступительных испытаний в высшие и средние специальные учебные заведения</text:span><text:span text:style-name="T4"><text:bibliography-mark text:identifier="словарь егэ" text:bibliography-type="www" text:title="Словарь ЕГЭ" text:url="http://www1.ege.edu.ru/brief-glossary">[1]</text:bibliography-mark></text:span><text:span text:style-name="T4">.</text:span></text:p>
      <text:p text:style-name="P28">Задание типа А - задания этого типа содержат тестовые задания, в каждом из которых необходимо выбрать верный вариант ответа из нескольких предложенных<text:span text:style-name="T4"><text:bibliography-mark text:identifier="словарь егэ" text:bibliography-type="www" text:title="Словарь ЕГЭ" text:url="http://www1.ege.edu.ru/brief-glossary">[1]</text:bibliography-mark></text:span>. </text:p>
      <text:p text:style-name="P28">Задание типа В - Задания этого типа содержат тестовые задания, в каждом из которых необходимо дать краткий ответ, состоящий из одного или нескольких слов, букв или чисел. </text:p>
      <text:p text:style-name="P28">Задание типа С - Задания этого типа содержат тестовые задания, в каждом из которых необходимо дать ответ в виде одного или нескольких предложений или формул. Проверка правильности ответов на эти задания производится специально подготовленными независимыми экспертами-предметниками с использованием четко определенных критериев оценивания<text:span text:style-name="T4"><text:bibliography-mark text:identifier="словарь егэ" text:bibliography-type="www" text:title="Словарь ЕГЭ" text:url="http://www1.ege.edu.ru/brief-glossary">[1]</text:bibliography-mark></text:span>.</text:p>
      <text:p text:style-name="P28">Дистрактор <text:s/>- вариант ответа в заданиях с выбором, не являющийся правильным решением, но внешне близкий к нему и полученный в результате ошибки в правильном ходе рассуждений <text:bibliography-mark text:identifier="Пси-шпаргалка" text:bibliography-type="www" text:title="Пси-шпаргалка психологический образовательный сайт" text:url="http://psylist.net/slovar/5a73.htm">[2]</text:bibliography-mark>. </text:p>
      <text:p text:style-name="P28">Задание <text:s/>- это базовая единица проверки знаний. Под заданием в данной работе будем понимать тестовое задание, состоящее из условия задания, вопроса и вариантов ответа. </text:p>
      <text:p text:style-name="P28">Результат тестирования <text:s/>- последовательность правильных и неправильных ответов, позволяющая сделать вывод о степени владения материалом теста, выявить наиболее трудные задания и наиболее частые ошибки учащихся.</text:p>
      <text:p text:style-name="P28">Тест <text:s/>- стандартизированные задания, результат выполнения которых позволяет <text:soft-page-break/>измерить знания, умения и навыки испытуемого<text:bibliography-mark text:identifier="яндекс словари" text:bibliography-type="www" text:title="Яндекс словари" text:url="http://slovari.yandex.ru">[3]</text:bibliography-mark>. </text:p>
      <text:p text:style-name="P28">Тестирование <text:s/>- это процесс выполнения учащимся заданий теста. </text:p>
      <text:p text:style-name="P28">Ход решения - <text:s/>это последовательность действий, приводящих к получению ответа.</text:p>
      <text:list xml:id="list293283061" text:style-name="L2">
        <text:list-item>
          <text:list>
            <text:list-item>
              <text:h text:style-name="P167" text:outline-level="2"><text:bookmark-start text:name="_Toc233009926"/>Описание предметной области<text:bookmark-end text:name="_Toc233009926"/></text:h>
            </text:list-item>
          </text:list>
        </text:list-item>
      </text:list>
      <text:p text:style-name="P37">Тестирование как метод проверки знаний стало широко использоваться с начала ХХ века <text:bibliography-mark text:identifier="Just Whose Idea Was All This Testing?" text:bibliography-type="www" text:author="Jay Mathews" text:title="Just Whose Idea Was All This Testing?" text:url="http://www.washingtonpost.com/wp-dyn/content/article/2006/11/13/AR2006111301007_2.html">[4]</text:bibliography-mark>. Предпосылкой к этому явилось усовершенствование технологий производства, потребовавшее большого количества квалифицированных кадров, в силу чего возросли требования к образованию. Образовательная система должна была позволять обучать много людей и при этом <text:s/>обучать качественно. </text:p>
      <text:p text:style-name="P37">Контроль знаний учащихся, служащий для осуществления обратной связи между преподавателем и студентами, является трудоемким процессом, который включает в себя составление заданий по учебному материалу и проверку результатов их выполнения, поэтому нуждается в оптимизации. Примером такой оптимизации является применение тестов. Обоснование этого подхода приведено в работах доктора педагогических наук, профессора В. И. Аванесова <text:bibliography-mark text:identifier="Аванесов В.И. Теория и методика педагогических измерений" text:bibliography-type="www" text:author="Теория и методика педагогических измерений" text:publisher="материалы публикаций в открытых источниках Интернет" text:title="Теория и методика педагогических измерений" text:url="old.ustu.ru/Аванесов%20В.С.pdf?id=2421&amp;jf=yes">[5]</text:bibliography-mark>. В частности, он пишет: «Учебные вопросы многословны и порождают ответы, полные и неполные, правильные и неправильные, разные по форме, содержанию и по структуре, вследствие чего оценка таких ответов требует обязательного участия преподавателя и сопровождается некоторой долей субъективизма. Вопросы и ответы на них иногда бывают столь неопределенными и многословными, что для выявления их истинности требуются большие затраты интеллектуальной энергии, в то время как технологичная методика тестирования предполагает четкую <text:s/>и быструю дифференцируемость ответов, что в свою очередь облегчает их проверку». Очевидные достоинства данной технологии проверки знаний: простота проведения тестирования, невысокая сложность проверки результатов и их статистической обработки привели к повсеместному внедрению технологии проведения тестирования среди учебных заведений и центров проверки знаний во многих странах мира.</text:p>
      <text:p text:style-name="P28">Следующий шаг в оптимизации проверки знаний был сделан с введением <text:s/>компьютерного тестирования, которое позволило полностью автоматизировать проверку результатов. Широкое распространение персональных компьютеров в сочетании с простотой и эффективностью проведения компьютерного тестирования привело к повсеместному внедрению технологий автоматического тестирования в учебный процесс образовательных учреждений по всему миру.</text:p>
      <text:p text:style-name="P28">В нашей стране тестирование играет особенно важную роль: с 2009г. в России введён единый государственный экзамен<text:bibliography-mark text:identifier="Нормативно правовые документы на портале ЕГЭ" text:bibliography-type="www" text:title="Нормативно-правовые документы ЕГЭ" text:url="http://www1.ege.edu.ru/legal-documents">[6]</text:bibliography-mark>. Теперь каждый выпускник среднего учебного заведения для того, чтобы подтвердить свои знания, полученные в ходе обучения и поступить в высшее учебное заведение, должен сдавать централизованное тестирование. Этот факт порождает <text:soft-page-break/>потребность готовить большое число выпускников к сдаче тестирования. </text:p>
      <text:p text:style-name="P28"><text:span text:style-name="T4">ЕГЭ проводится с использованием заданий стандартизированной формы и единой методики оценивания выполненных работ</text:span><text:span text:style-name="T4"><text:bibliography-mark text:identifier="Основные свединия о егэ" text:bibliography-type="www" text:title="Основные сведения о ЕГЭ" text:url="http://www1.ege.edu.ru/main">[7]</text:bibliography-mark></text:span><text:span text:style-name="T4">. Другими словами, одной</text:span> из главных особенностей ЕГЭ является «шаблонность» заданий: среди множества различных вариантов можно выделить группу задний, схожих по структуре и различающихся лишь некоторыми параметрами (числовыми значениями, именами людей, различной формулировкой одних и тех же предложений и т. д.). При этом для решения схожих задач требуются одинаковые навыки, так как для построения решения применяются одинаковые рассуждения. Поэтому учащиеся, знакомые со способами и приёмами решения основных типов заданий, получают дополнительное преимущество на экзамене.</text:p>
      <text:p text:style-name="P28">Распространённая методика подготовки к тестированию состоит в систематическом прорешивании учащимся типовых заданий. В сложившейся обстановке школы и вузы уделяющие внимание подготовке выпускников и будущих абитуриентов к ЕГЭ, испытывают необходимость в большом количестве демонстрационных вариантов тестов и системе автоматизированного проведения тестирования.</text:p>
      <text:p text:style-name="P28">Реализация и поддержка системы генерации тестовых заданий ЕГЭ несёт с собой ряд сложностей, отсутствующих в традиционной технологией «бумажного тестирования»:</text:p>
      <text:list xml:id="list1396497142" text:style-name="L3">
        <text:list-item>
          <text:p text:style-name="P83">процесс подготовки тестов требует специалистов высокой квалификации </text:p>
        </text:list-item>
        <text:list-item>
          <text:p text:style-name="P85">необходимо соответствующее аппаратное и программное обеспечение</text:p>
        </text:list-item>
        <text:list-item>
          <text:p text:style-name="P85">необходим квалифицированный специалист (администратор), осуществляющий техническую поддержку работы системы</text:p>
        </text:list-item>
      </text:list>
      <text:p text:style-name="P37">С другой стороны, существуют многочисленные преимущества, которые и объясняют целесообразность создания использования подобных систем</text:p>
      <text:list xml:id="list2054804232" text:style-name="L4">
        <text:list-item>
          <text:p text:style-name="P86">уменьшается занятость преподавателя в процессе составления тестовых заданий;</text:p>
        </text:list-item>
        <text:list-item>
          <text:p text:style-name="P86">исключается вероятность совершения ошибки составителем тестов</text:p>
        </text:list-item>
        <text:list-item>
          <text:p text:style-name="P86">подобную систему легко интегрировать с системами автоматического (в том числе удалённого) тестирования, применение которых значительно сокращает временные затраты преподавателя на обработку результатов тестирования</text:p>
        </text:list-item>
        <text:list-item>
          <text:p text:style-name="P84">при некоторых дополнительных условиях возможно неоднократное самостоятельное получение тестовых заданий учащимся, что не требует никаких усилий со стороны преподавателя</text:p>
        </text:list-item>
      </text:list>
      <text:p text:style-name="P29"/>
      <text:p text:style-name="P29">Весь процесс тестирования можно условно разделить на следующие этапы:</text:p>
      <text:p text:style-name="P30"/>
      <text:p text:style-name="P31"><text:soft-page-break/><draw:frame draw:style-name="fr1" draw:name="Frame1" text:anchor-type="as-char" svg:width="5.798in" draw:z-index="2"><draw:text-box fo:min-height="2.5134in"><text:p text:style-name="Диаграмма"><draw:g text:anchor-type="paragraph" draw:z-index="3" draw:style-name="gr2"><svg:title>Этапы проведения тестирования</svg:title><draw:rect draw:style-name="gr3" draw:text-style-name="P188" svg:width="1.4106in" svg:height="0.4925in" svg:x="2.2346in" svg:y="0in"><text:p text:style-name="P188">Тестирование</text:p></draw:rect><draw:rect draw:style-name="gr4" draw:text-style-name="P188" svg:width="1.6287in" svg:height="0.5496in" svg:x="0.8437in" svg:y="1.0256in"><text:p text:style-name="P188">Подготовка тестов</text:p></draw:rect><draw:rect draw:style-name="gr5" draw:text-style-name="P188" svg:width="1.0795in" svg:height="0.4433in" svg:x="3.3819in" svg:y="1.0752in"><text:p text:style-name="P188">Проведение </text:p><text:p text:style-name="P188">тестирования</text:p></draw:rect><draw:rect draw:style-name="gr4" draw:text-style-name="P188" svg:width="1.6016in" svg:height="0.5398in" svg:x="1.487in" svg:y="1.9575in"><text:p text:style-name="P188">Подготовка типовых</text:p><text:p text:style-name="P188">заданий</text:p></draw:rect><draw:rect draw:style-name="gr4" draw:text-style-name="P188" svg:width="1.2787in" svg:height="0.5614in" svg:x="0.0008in" svg:y="1.9457in"><text:p text:style-name="P188">Формирование</text:p><text:p text:style-name="P188">конкретных</text:p><text:p text:style-name="P188">вариантов</text:p></draw:rect><draw:rect draw:style-name="gr5" draw:text-style-name="P188" svg:width="1.1461in" svg:height="0.426in" svg:x="4.6508in" svg:y="1.0752in"><text:p text:style-name="P188">Обработка </text:p><text:p text:style-name="P188">результатов</text:p></draw:rect><draw:line draw:style-name="gr6" draw:text-style-name="P188" svg:x1="3.5909in" svg:y1="0.4929in" svg:x2="5.1626in" svg:y2="1.0756in"><text:p/></draw:line><draw:line draw:style-name="gr7" draw:text-style-name="P188" svg:x1="3.95in" svg:y1="1.0756in" svg:x2="3.3909in" svg:y2="0.4929in"><text:p/></draw:line><draw:line draw:style-name="gr7" draw:text-style-name="P188" svg:x1="1.7055in" svg:y1="1.0264in" svg:x2="2.3591in" svg:y2="0.4929in"><text:p/></draw:line><draw:line draw:style-name="gr6" draw:text-style-name="P188" svg:x1="1.2319in" svg:y1="1.5756in" svg:x2="0.7583in" svg:y2="1.9465in"><text:p/></draw:line><draw:line draw:style-name="gr6" draw:text-style-name="P188" svg:x1="2.1508in" svg:y1="1.5756in" svg:x2="2.5291in" svg:y2="1.9583in"><text:p/></draw:line></draw:g>Диаграмма <text:sequence text:ref-name="refДиаграмма0" text:name="Диаграмма" text:formula="ooow:Диаграмма+1" style:num-format="1">1</text:sequence>: Этапы проведения тестирования</text:p></draw:text-box></draw:frame></text:p>
      <text:p text:style-name="P30"/>
      <text:p text:style-name="P29">Ниже приведена диаграмма, дающая сравнительную характеристику технологии компьютерного и бумажного тестирования на выделенных этапах подготовки и проведения тестирования:</text:p>
      <text:p text:style-name="P30"/>
      <text:p text:style-name="P30"><draw:frame draw:style-name="fr2" draw:name="Frame2" text:anchor-type="paragraph" svg:x="0.4819in" svg:y="3.1756in" svg:width="5.8909in" draw:z-index="0"><draw:text-box fo:min-height="0.2819in"><text:p text:style-name="Диаграмма"><draw:custom-shape text:anchor-type="paragraph" draw:z-index="1" draw:style-name="gr1" svg:width="5.9177in" svg:height="0.0012in" svg:x="-0.0138in" svg:y="3.5335in"><text:p/><draw:enhanced-geometry svg:viewBox="0 0 21600 21600" draw:type="rectangle" draw:enhanced-path="M 0 0 L 21600 0 21600 21600 0 21600 0 0 Z N"/></draw:custom-shape>Диаграмма <text:sequence text:ref-name="refДиаграмма1" text:name="Диаграмма" text:formula="ooow:Диаграмма+1" style:num-format="1">2</text:sequence>: Сравнение компьютерного и бумажного тестирования</text:p></draw:text-box></draw:frame><draw:frame draw:style-name="fr5" draw:name="Object2" text:anchor-type="as-char" svg:y="-2.8756in" svg:width="5.9063in" svg:height="3.1764in" draw:z-index="4"><draw:object-ole xlink:href="./Object 1" xlink:type="simple" xlink:show="embed" xlink:actuate="onLoad"/><draw:image xlink:href="./ObjectReplacements/Object 1" xlink:type="simple" xlink:show="embed" xlink:actuate="onLoad"/></draw:frame></text:p>
      <text:p text:style-name="P27"/>
      <text:p text:style-name="P36"/>
      <text:p text:style-name="P37">Институт математики и компьютерных наук<text:bibliography-mark text:identifier="кафедра информатики" text:bibliography-type="www" text:title="Кафедра информатики ИМиКН ДВФУ" text:url="http://imcs.dvgu.ru/works/kif.html">[8]</text:bibliography-mark> Дальневосточного федерального университета<text:bibliography-mark text:identifier="Сайт ДВФУ" text:bibliography-type="www" text:title="Сайт ДВФУ" text:url="http://двфу.рф/">[9]</text:bibliography-mark> ведёт подготовку специалистов в области математики и информатики. Залогом высокого уровня знаний выпускников является усердная работа сотрудников и студентов института на всех этапах обучения, которое начинается у многих ребят еще до поступления в вуз — в мастер классах по математике и информатике при институте. Работа с будущими абитуриентами является важной частью работы института, в которой участвуют как преподаватели, так и студенты.</text:p>
      <text:p text:style-name="P40">Кафедра информатики ИМКН ведёт обучение по 2м специальностям: <text:span text:style-name="T7">системное </text:span><text:soft-page-break/><text:span text:style-name="T7">программирование; математическое и программное обеспечение вычислительных систем</text:span>. Очевидно, что студенты кафедры, овладевающие перечисленными специальностями, должны иметь глубокие знания в области информатики. Кроме того, для поступления на эти специальности абитуриенты сдают информатику в качестве вступительного экзамена. Для повышения уровня знаний будущих абитуриентов кафедра в рамках работы института со школьниками ведёт обучение ребят в области информатики и готовит их к сдаче экзаменов по этому предмету.</text:p>
      <text:p text:style-name="P40">Для проведения более эффективных тренировок по решению типовых заданий ЕГЭ по информатике кафедра использует систему автоматической генерации тестовых заданий ЕГЭ. </text:p>
      <text:p text:style-name="P40">На данный момент система содержит сравнительно небольшое число типовых задач. Кроме того каждый год выходят новые демонстрационные версии заданий. Так что перед кафедрой стоит задача доработки системы и дальнейшего поддержания её в актуальном состоянии.</text:p>
      <text:h text:style-name="P34" text:outline-level="3"><text:bookmark-start text:name="_Toc233009929"/>Описание совместной деятельности<text:bookmark-end text:name="_Toc233009929"/></text:h>
      <text:p text:style-name="P37">Отправной точкой развития проекта является дипломная работа выпускницы 2010 г. нашей кафедры Зенкиной А.О. «Библиотека алгоритмов для генерации задач»<text:bibliography-mark text:identifier="курсовая работа зенкиной" text:bibliography-type="conference" text:address="ДВГУ" text:author="Зенкина А.О." text:title="курсовая работа на тему &quot;Библиотека алгоритмов для генерации задач&quot;" text:year="2010">[10]</text:bibliography-mark>. Работа написана под руководством преподавателя кафедры Кленина А.С., взявшего впоследствии на себя дальнейшее развитие системы. </text:p>
      <text:p text:style-name="P37">Исходный код системы разрабатывается с использованием системы контроля версий git<text:bibliography-mark text:identifier="git" text:bibliography-type="www" text:title="Система контроля версий git" text:url="http://git-scm.com/">[11]</text:bibliography-mark> и хостинга hithub.com<text:bibliography-mark text:identifier="github" text:bibliography-type="www" text:title="Git-хостинг github.com" text:url="https://github.com/">[12]</text:bibliography-mark>, он свободно доступен по адресу <text:bibliography-mark text:identifier="Система автоматической генерации тестовых заданий ЕГЭ" text:bibliography-type="www" text:author="Кленин А.С." text:title="Система автоматической генерации тестовых заданий ЕГЭ" text:url="https://github.com/klenin/EGE">[13]</text:bibliography-mark> и распространяется по лицензии GPL<text:bibliography-mark text:identifier="gpl" text:bibliography-type="www" text:title="Лицензия GPL2" text:url="http://www.gnu.org/licenses/gpl-2.0.html">[14]</text:bibliography-mark> версии 2 или более поздней. </text:p>
      <text:p text:style-name="P37">Предложенные модификации добавляются в проект только автором системы. Как следствие, абсолютно все изменения принимаются только после полного удовлетворения всем требованиям автора системы.</text:p>
      <text:p text:style-name="P37">Моя основная задача состоит в разработке и добавлении в проект генераторов тестов и доработке уже существующих генераторов. В случае возникновения необходимости возможна доработка существующей библиотеки генерации путём реализации нового функционала.</text:p>
      <text:h text:style-name="P35" text:outline-level="2"><text:bookmark-start text:name="_Toc233009930"/>1.3. Неформальная постановка задачи<text:bookmark-end text:name="_Toc233009930"/></text:h>
      <text:p text:style-name="Standard">Следует доработать существующую систему автоматической генерации тестовых заданий ЕГЭ по информатике. В ходе разработки следует учитывать специфику проблемной области, а именно:</text:p>
      <text:list xml:id="list1237445352" text:style-name="L5">
        <text:list-item>
          <text:p text:style-name="P183">невысокие требования к производительности (задания можно генерировать заранее и сохранить для дальнейшего использования, важнее скорость разработки и гарантия корректности получаемых результатов)</text:p>
        </text:list-item>
        <text:list-item>
          <text:p text:style-name="P183"><text:soft-page-break/>эксплуатация системы ведётся человеком, хорошо владеющим программированием</text:p>
        </text:list-item>
        <text:list-item>
          <text:p text:style-name="P183">в разработке системы задействовано несколько человек (что вынуждает хорошо комментировать исходный код и аккуратно писать документацию)</text:p>
        </text:list-item>
        <text:list-item>
          <text:p text:style-name="P183">важно гарантировать корректность генерируемых заданий (ошибка в генераторе может привести к развитию у учеников навыка неверно решать задачу)</text:p>
        </text:list-item>
        <text:list-item>
          <text:p text:style-name="P183">генерируемые задания должны с одной стороны отличаться от реальных заданий как можно меньше, а с другой охватывать как можно большее количество разных реальных заданий</text:p>
          <text:p text:style-name="P183"/>
        </text:list-item>
      </text:list>
      <text:p text:style-name="P39">Учитывая вышеизложенные требования, в рамках данной работы необходимо:</text:p>
      <text:list xml:id="list1547202572" text:continue-numbering="true" text:style-name="L5">
        <text:list-item>
          <text:p text:style-name="P90">доработать существующие генераторы, «разбавив» текст условия задачи разнообразными фразами, именами, названиями и т.д.</text:p>
        </text:list-item>
        <text:list-item>
          <text:p text:style-name="P90">добавить генераторы новых заданий, либо расширить старые генераторы для создания <text:s/>новых типов задач</text:p>
        </text:list-item>
        <text:list-item>
          <text:p text:style-name="P90">при необходимости улучшить существующую библиотеку добавлением новых модулей и функциональности в уже существующие модули</text:p>
        </text:list-item>
      </text:list>
      <text:p text:style-name="P37"/>
      <text:p text:style-name="P37">При этом следует аккуратно подходить к реализации, сохраняя принятый в системе формат кодирования.</text:p>
      <text:h text:style-name="P35" text:outline-level="2"><text:bookmark-start text:name="_Toc233009932"/>1.4. Обзор существующих методов решения<text:bookmark-end text:name="_Toc233009932"/></text:h>
      <text:h text:style-name="P34" text:outline-level="3"><text:bookmark-start text:name="_Toc233009933"/>Аналогичные (конкурирующие) решения<text:bookmark-end text:name="_Toc233009933"/></text:h>
      <text:p text:style-name="P28">Изучив доступные источники информации, я не нашёл ни одного готового решения для автоматизированной генерации заданий ЕГЭ по информатике. На данный момент демонстрационные варианты заданий можно получить из печатных источников и в сети Интернет. Причем в сети найденные мной на различных сайтах<text:note text:id="ftn1" text:note-class="footnote"><text:note-citation>1</text:note-citation><text:note-body><text:p text:style-name="P4">К примеру: </text:p><text:list xml:id="list750157495" text:style-name="L6"><text:list-item><text:p text:style-name="P100"><text:a xlink:type="simple" xlink:href="http://www.rosbalt.ru/eg/"><text:span text:style-name="T5">http://www.rosbalt.ru/eg/</text:span></text:a></text:p></text:list-item><text:list-item><text:p text:style-name="P100"><text:a xlink:type="simple" xlink:href="http://egerf.ru/index.php?s=8&amp;id=96&amp;razd=11"><text:span text:style-name="T5">http://egerf.ru/index.php?s=8&amp;id=96&amp;razd=11</text:span></text:a><text:span text:style-name="T5"> </text:span></text:p></text:list-item><text:list-item><text:p text:style-name="P100"><text:a xlink:type="simple" xlink:href="http://college.ru/how-buy/"><text:span text:style-name="T5">http://college.ru/how-buy/</text:span></text:a></text:p></text:list-item><text:list-item><text:p text:style-name="P100"><text:a xlink:type="simple" xlink:href="http://www1.ege.edu.ru/online-testing/inf"><text:span text:style-name="T5">http://www1.ege.edu.ru/online-testing/inf</text:span></text:a><text:span text:style-name="T5"> </text:span></text:p></text:list-item></text:list></text:note-body></text:note> варианты заданий лишь дублировали материалы, доступные на официальном портале государственного экзамена. Ниже приведена сравнительная таблица источников демонстрационных заданий ЕГЭ по информатике.</text:p>
      <text:p text:style-name="P27"/>
      <table:table table:name="Table3" table:style-name="Table3">
        <table:table-column table:style-name="Table3.A"/>
        <table:table-column table:style-name="Table3.B"/>
        <table:table-column table:style-name="Table3.A"/>
        <table:table-column table:style-name="Table3.B"/>
        <table:table-column table:style-name="Table3.E"/>
        <text:soft-page-break/>
        <table:table-row>
          <table:table-cell table:style-name="Table3.A1" office:value-type="string">
            <text:p text:style-name="P45"/>
          </table:table-cell>
          <table:table-cell table:style-name="Table3.B1" office:value-type="string">
            <text:p text:style-name="P45">Официальный портал ЕГЭ</text:p>
          </table:table-cell>
          <table:table-cell table:style-name="Table3.B1" office:value-type="string">
            <text:p text:style-name="P45">Печатные источники</text:p>
          </table:table-cell>
          <table:table-cell table:style-name="Table3.B1" office:value-type="string">
            <text:p text:style-name="P45">Неофициальные интернет-порталы подготовки к егэ</text:p>
          </table:table-cell>
          <table:table-cell table:style-name="Table3.A1" office:value-type="string">
            <text:p text:style-name="P45">Наша система</text:p>
          </table:table-cell>
        </table:table-row>
        <table:table-row>
          <table:table-cell table:style-name="Table3.A2" office:value-type="string">
            <text:p text:style-name="P45">Количество различных вариантов</text:p>
          </table:table-cell>
          <table:table-cell table:style-name="Table3.B2" office:value-type="string">
            <text:p text:style-name="P45">мало</text:p>
          </table:table-cell>
          <table:table-cell table:style-name="Table3.B2" office:value-type="string">
            <text:p text:style-name="P45">средне</text:p>
          </table:table-cell>
          <table:table-cell table:style-name="Table3.B2" office:value-type="string">
            <text:p text:style-name="P45">мало</text:p>
          </table:table-cell>
          <table:table-cell table:style-name="Table3.E2" office:value-type="string">
            <text:p text:style-name="P45">много</text:p>
          </table:table-cell>
        </table:table-row>
        <table:table-row>
          <table:table-cell table:style-name="Table3.A2" office:value-type="string">
            <text:p text:style-name="P45">Автоматическое тестирование</text:p>
          </table:table-cell>
          <table:table-cell table:style-name="Table3.B2" office:value-type="string">
            <text:p text:style-name="P45">1 вариант заданий</text:p>
          </table:table-cell>
          <table:table-cell table:style-name="Table3.B2" office:value-type="string">
            <text:p text:style-name="P45">нет</text:p>
          </table:table-cell>
          <table:table-cell table:style-name="Table3.B2" office:value-type="string">
            <text:p text:style-name="P45">максимум 1 вариант на сайт</text:p>
          </table:table-cell>
          <table:table-cell table:style-name="Table3.E2" office:value-type="string">
            <text:p text:style-name="P45">простая интеграция с системами тестирования</text:p>
          </table:table-cell>
        </table:table-row>
        <table:table-row>
          <table:table-cell table:style-name="Table3.A2" office:value-type="string">
            <text:p text:style-name="P45">Официальный источник информации</text:p>
          </table:table-cell>
          <table:table-cell table:style-name="Table3.B2" office:value-type="string">
            <text:p text:style-name="P45">да</text:p>
          </table:table-cell>
          <table:table-cell table:style-name="Table3.B2" office:value-type="string">
            <text:p text:style-name="P45">да</text:p>
          </table:table-cell>
          <table:table-cell table:style-name="Table3.B2" office:value-type="string">
            <text:p text:style-name="P45">нет</text:p>
          </table:table-cell>
          <table:table-cell table:style-name="Table3.E2" office:value-type="string">
            <text:p text:style-name="P45">нет</text:p>
          </table:table-cell>
        </table:table-row>
        <table:table-row>
          <table:table-cell table:style-name="Table3.A2" office:value-type="string">
            <text:p text:style-name="P45">Задания типа А и В</text:p>
          </table:table-cell>
          <table:table-cell table:style-name="Table3.B2" office:value-type="string">
            <text:p text:style-name="P45">да</text:p>
          </table:table-cell>
          <table:table-cell table:style-name="Table3.B2" office:value-type="string">
            <text:p text:style-name="P45">да</text:p>
          </table:table-cell>
          <table:table-cell table:style-name="Table3.B2" office:value-type="string">
            <text:p text:style-name="P45">не везде</text:p>
          </table:table-cell>
          <table:table-cell table:style-name="Table3.E2" office:value-type="string">
            <text:p text:style-name="P45">да</text:p>
          </table:table-cell>
        </table:table-row>
        <table:table-row>
          <table:table-cell table:style-name="Table3.A2" office:value-type="string">
            <text:p text:style-name="P45">Объяснение хода решения</text:p>
          </table:table-cell>
          <table:table-cell table:style-name="Table3.B2" office:value-type="string">
            <text:p text:style-name="P45">только задания типа С</text:p>
          </table:table-cell>
          <table:table-cell table:style-name="Table3.B2" office:value-type="string">
            <text:p text:style-name="P45">только задания типа С</text:p>
          </table:table-cell>
          <table:table-cell table:style-name="Table3.B2" office:value-type="string">
            <text:p text:style-name="P45">обсуждения на форумах</text:p>
          </table:table-cell>
          <table:table-cell table:style-name="Table3.E2" office:value-type="string">
            <text:p text:style-name="P45">нет, возможно в перспективе</text:p>
          </table:table-cell>
        </table:table-row>
        <table:table-row>
          <table:table-cell table:style-name="Table3.A2" office:value-type="string">
            <text:p text:style-name="P45">Наличие ответов к заданиям</text:p>
          </table:table-cell>
          <table:table-cell table:style-name="Table3.B7" office:value-type="string">
            <text:p text:style-name="P45">да</text:p>
          </table:table-cell>
          <table:table-cell table:style-name="Table3.B7" office:value-type="string">
            <text:p text:style-name="P45">да</text:p>
          </table:table-cell>
          <table:table-cell table:style-name="Table3.B7" office:value-type="string">
            <text:p text:style-name="P45">не везде</text:p>
          </table:table-cell>
          <table:table-cell table:style-name="Table3.E7" office:value-type="string">
            <text:p text:style-name="P45">да</text:p>
          </table:table-cell>
        </table:table-row>
      </table:table>
      <text:p text:style-name="P46">Таблица <text:sequence text:ref-name="refТаблица0" text:name="Таблица" text:formula="ooow:Таблица+1" style:num-format="1">1</text:sequence>: Сравнение источников заданий ЕГЭ по информатике</text:p>
      <text:p text:style-name="P28">После обзора источников заданий ЕГЭ по информатике становится очевидна необходимость системы генерации заданий. </text:p>
      <text:p text:style-name="P28">Тестирование стало широко применяться задолго до появления ЕГЭ, поэтому сегодня существует множество различных систем автоматизированной генерации тестовых заданий. <text:s/>Во-первых, это редакторы тестов<text:bibliography-mark text:identifier="Мирсанов" text:bibliography-type="www" text:author="Мирсанов" text:title="Описаниепрограммногокомплекса SuperTest" text:url="http://ipg.h1.ru/tests/mirsanov.les/super_test.html">[15]</text:bibliography-mark>. Они позволяют управлять внешним видом теста: формой ответа, наличием подсказок, добавлением графического материала, установкой сложности задания, однако содержание теста необходимо вводить вручную. Этим достигается гибкость в описании заданий, поскольку пользователь ничем не ограничен и может свободно набирать то задание, которое ему нужно. Однако это пример неавтоматизированного составления задач, поскольку он не освобождает пользователя от необходимости составлять множество однотипных заданий. Во-вторых, это редакторы курсов, предоставляющие возможность генерировать тесты на основе ранее введенного материала курса <text:bibliography-mark text:identifier="Дьяченко Е.П" text:bibliography-type="article" text:address="ИМКНДВГУ, кафедра информатики" text:author="Дьяченко Е.П" text:title="Редактор курсов.  Дипломная работа" text:year="2010">[16]</text:bibliography-mark>. Как правило, они используют базу данных с понятиями и <text:soft-page-break/>определениями из курса и базу возможных вопросов и ответов. При этом вопросы могут комбинироваться при помощи логических связок: И, ИЛИ, НЕ, благодаря чему увеличивается разнообразие заданий. Они рассчитаны больше на преподавателей, не связанных с программированием, поэтому важной чертой для них является наличие простого и удобного графического интерфейса, что накладывает ограничения на содержание задания. Так, например, генерация выражений и формул в них уже не так просто осуществима. В-третьих, существуют различные генераторы выражений, создающие формулы и выражения на основе некоторого описания. Примером может служить библиотека MatLab для генерации случайных выражений <text:bibliography-mark text:identifier="Klimke Andreas" text:bibliography-type="www" text:author="Klimke Andreas" text:title="Random Expression Generator" text:url="http://matlabdb.mathematik.uni-stuttgart.de/download.jsp?MC_ID=9&amp;MP_ID=118">[17]</text:bibliography-mark> или Pinery, программа для генерации выражений на основе регулярных выражений Perl <text:bibliography-mark text:identifier="Pinery: Генерация на основе регулярных выражений Perl" text:bibliography-type="www" text:address="Институт системного программирования Российской академии наук" text:title="Pinery: Генерация на основе регулярных выражений Perl" text:year="2006" text:url="http://www.unitesk.ru/pinery/pinery-regexp.php">[18]</text:bibliography-mark>. Однако такие генераторы могут быть использованы лишь как вспомогательные средства при генерации тестов, поскольку генерируют не задание в целом, а лишь некоторую его часть. При этом, чтобы их применять, пользователь должен быть знаком с программированием. В-четвертых, есть генераторы индивидуальных домашних заданий (ИДЗ) и тестов: например, генератор ИДЗ по мат. анализу <text:bibliography-mark text:identifier="Грушевский С.П" text:bibliography-type="www" text:title="Методика конструирования систем генерациииндивидуальных домашних заданий по математическому анализу сприменением пакетов прикладных программ" text:url="http://window.edu.ru/window_catalog/les/r24265/2000_3-4_032.pdf">[19]</text:bibliography-mark> и генератор тестов по информатике <text:bibliography-mark text:identifier="Кручинин В.В., Морозова Ю.А" text:bibliography-type="www" text:author="Кручинин В.В., Морозова Ю.А" text:title="Модели и алгоритмы генерациизадач в компьютерном тестировании.  Известия Томскогополитехнического университета" text:url="http://www.duskyrobin.com/tpu/2004-05-00030.pdf">[20]</text:bibliography-mark>. Эти генераторы могут отличаться друг от друга функциональностью, алгоритмами и реализацией. В частности, приведенный выше генератор ИДЗ по мат. анализу позволяет генерировать условия заданий, решение и вычислять ответ, но в нем не предусмотрена генерация нескольких вариантов ответов. Генератор тестов по информатике позволяет генерировать условия заданий и 7 варианты ответов, но в нем не предусмотрено построение хода решения. Эти программы объединяет механизм составления шаблона. Как правило, шаблон содержит некоторое число параметризованных величин, для которых указана область их изменения и, возможно, алгоритм генерации. В процессе генерации величины заменяются константами из соответствующих областей и в зависимости от этих конкретных значений вводятся грамматические изменения в формулировку задачи. Кроме того, шаблон содержит вызов алгоритма решения задачи, по которому после генерации параметров вычисляется правильный ответ. При этом невозможно однозначно оценить простоту и гибкость таких систем. Если система ориентирована на какую-то определенную область и определенный вид теста, как, например, генератор ИДЗ по мат. анализу, то шаблоны тестов могут быть жестко зашиты внутри нее без возможности их изменения, что удобно с точки зрения использования: нужно лишь выбрать нужный шаблон и сгенерировать тест. Если область применения системы расширяется, то возникает необходимость не только в написании новых шаблонов, но и, как правило, в доработке самой системы, добавлении в нее новых функций и алгоритмов. В этом случае либо пользователь должен обладать навыками программиста и самостоятельно вносить изменения в систему, либо время от времени обращаться к программисту, что не очень удобно с точки зрения использования системы. Поскольку перед автором работы поставлена задача создания гибкой <text:soft-page-break/>системы генерации тестов, то создаваемый им проект также не освобожден от этого недостатка. В ходе обзора автору не удалось выяснить, поддерживают ли генераторы ИДЗ и тестов возможность генерации дистракторов <text:s/>вариантов ответов, которые являются результатом определенной ошибки в рассуждениях, основанной на недостаточном понимании материала. В свою очередь, такая возможность является одним из приоритетов в данной работе. Кроме того, особенностью данной работы является использование 8 для составления шаблонов языка программирования, что позволяет комбинировать уже существующие функции для описания новой задачи, а не реализовывать всякий раз программно новый алгоритм. Хотя перед автором не стоит задачи построения хода решения для заданий теста, использование языка программирования имеет потенциал к выполнению также и этой задачи. Следует также оговорить еще одну особенность создаваемой системы <text:s/>это достаточно большой объем текста, в котором выражается описание задания, что является оборотной стороной гибкости подхода. Однако этот недостаток компенсируется по мере увеличения числа сгенерированных по данному описанию тестов. Ниже приведена сводная таблица характеристик рассмотренных систем.</text:p>
      <text:p text:style-name="P28"/>
      <table:table table:name="Table2" table:style-name="Table2">
        <table:table-column table:style-name="Table2.A" table:number-columns-repeated="5"/>
        <table:table-column table:style-name="Table2.F"/>
        <table:table-row>
          <table:table-cell table:style-name="Table2.A1" office:value-type="string">
            <text:p text:style-name="P44"/>
          </table:table-cell>
          <table:table-cell table:style-name="Table2.A1" office:value-type="string">
            <text:p text:style-name="P44">Редактор тестов</text:p>
          </table:table-cell>
          <table:table-cell table:style-name="Table2.A1" office:value-type="string">
            <text:p text:style-name="P44">Редактор курсов</text:p>
          </table:table-cell>
          <table:table-cell table:style-name="Table2.A1" office:value-type="string">
            <text:p text:style-name="P44">Редактор выражений</text:p>
          </table:table-cell>
          <table:table-cell table:style-name="Table2.A1" office:value-type="string">
            <text:p text:style-name="P44">Генератор ИДЗ</text:p>
          </table:table-cell>
          <table:table-cell table:style-name="Table2.F1" office:value-type="string">
            <text:p text:style-name="P44">Наша система</text:p>
          </table:table-cell>
        </table:table-row>
        <table:table-row>
          <table:table-cell table:style-name="Table2.F1" office:value-type="string">
            <text:p text:style-name="P44">Генерация условий</text:p>
          </table:table-cell>
          <table:table-cell table:style-name="Table2.B2" office:value-type="string">
            <text:p text:style-name="P44">есть</text:p>
          </table:table-cell>
          <table:table-cell table:style-name="Table2.B2" office:value-type="string">
            <text:p text:style-name="P44">есть</text:p>
          </table:table-cell>
          <table:table-cell table:style-name="Table2.B2" office:value-type="string">
            <text:p text:style-name="P44">есть</text:p>
          </table:table-cell>
          <table:table-cell table:style-name="Table2.B2" office:value-type="string">
            <text:p text:style-name="P44">есть</text:p>
          </table:table-cell>
          <table:table-cell table:style-name="Table2.F2" office:value-type="string">
            <text:p text:style-name="P44">есть</text:p>
          </table:table-cell>
        </table:table-row>
        <table:table-row>
          <table:table-cell table:style-name="Table2.A3" office:value-type="string">
            <text:p text:style-name="P44">Генерация ответов</text:p>
          </table:table-cell>
          <table:table-cell table:style-name="Table2.B2" office:value-type="string">
            <text:p text:style-name="P44">нет</text:p>
          </table:table-cell>
          <table:table-cell table:style-name="Table2.B2" office:value-type="string">
            <text:p text:style-name="P44">есть</text:p>
          </table:table-cell>
          <table:table-cell table:style-name="Table2.B2" office:value-type="string">
            <text:p text:style-name="P44">нет</text:p>
          </table:table-cell>
          <table:table-cell table:style-name="Table2.B2" office:value-type="string">
            <text:p text:style-name="P44">возможна</text:p>
          </table:table-cell>
          <table:table-cell table:style-name="Table2.F2" office:value-type="string">
            <text:p text:style-name="P44">есть</text:p>
          </table:table-cell>
        </table:table-row>
        <table:table-row>
          <table:table-cell table:style-name="Table2.A3" office:value-type="string">
            <text:p text:style-name="P44">Генерация дистракторов</text:p>
          </table:table-cell>
          <table:table-cell table:style-name="Table2.B2" office:value-type="string">
            <text:p text:style-name="P44">нет</text:p>
          </table:table-cell>
          <table:table-cell table:style-name="Table2.B2" office:value-type="string">
            <text:p text:style-name="P44">возможна</text:p>
          </table:table-cell>
          <table:table-cell table:style-name="Table2.B2" office:value-type="string">
            <text:p text:style-name="P44">нет</text:p>
          </table:table-cell>
          <table:table-cell table:style-name="Table2.B2" office:value-type="string">
            <text:p text:style-name="P44">возможна</text:p>
          </table:table-cell>
          <table:table-cell table:style-name="Table2.F2" office:value-type="string">
            <text:p text:style-name="P44">есть</text:p>
          </table:table-cell>
        </table:table-row>
        <table:table-row>
          <table:table-cell table:style-name="Table2.A3" office:value-type="string">
            <text:p text:style-name="P44">Построение хода решения</text:p>
          </table:table-cell>
          <table:table-cell table:style-name="Table2.B2" office:value-type="string">
            <text:p text:style-name="P44">нет</text:p>
          </table:table-cell>
          <table:table-cell table:style-name="Table2.B2" office:value-type="string">
            <text:p text:style-name="P44">нет</text:p>
          </table:table-cell>
          <table:table-cell table:style-name="Table2.B2" office:value-type="string">
            <text:p text:style-name="P44">нет</text:p>
          </table:table-cell>
          <table:table-cell table:style-name="Table2.B2" office:value-type="string">
            <text:p text:style-name="P44">есть</text:p>
          </table:table-cell>
          <table:table-cell table:style-name="Table2.F2" office:value-type="string">
            <text:p text:style-name="P44">Нет, в перспективе возможно</text:p>
          </table:table-cell>
        </table:table-row>
        <table:table-row>
          <table:table-cell table:style-name="Table2.A3" office:value-type="string">
            <text:p text:style-name="P44">Требования к пользователю</text:p>
          </table:table-cell>
          <table:table-cell table:style-name="Table2.B2" office:value-type="string">
            <text:p text:style-name="P44">низкие</text:p>
          </table:table-cell>
          <table:table-cell table:style-name="Table2.B2" office:value-type="string">
            <text:p text:style-name="P44">низкие</text:p>
          </table:table-cell>
          <table:table-cell table:style-name="Table2.B2" office:value-type="string">
            <text:p text:style-name="P44">высокие</text:p>
          </table:table-cell>
          <table:table-cell table:style-name="Table2.B2" office:value-type="string">
            <text:p text:style-name="P44">разные</text:p>
          </table:table-cell>
          <table:table-cell table:style-name="Table2.F2" office:value-type="string">
            <text:p text:style-name="P44">высокие</text:p>
          </table:table-cell>
        </table:table-row>
        <table:table-row>
          <table:table-cell table:style-name="Table2.A3" office:value-type="string">
            <text:p text:style-name="P44">Генерация заданий ЕГЭ по информатике</text:p>
          </table:table-cell>
          <table:table-cell table:style-name="Table2.B7" office:value-type="string">
            <text:p text:style-name="P44">нет</text:p>
          </table:table-cell>
          <table:table-cell table:style-name="Table2.B7" office:value-type="string">
            <text:p text:style-name="P44">нет</text:p>
          </table:table-cell>
          <table:table-cell table:style-name="Table2.B7" office:value-type="string">
            <text:p text:style-name="P44">нет</text:p>
          </table:table-cell>
          <table:table-cell table:style-name="Table2.B7" office:value-type="string">
            <text:p text:style-name="P44">нет</text:p>
          </table:table-cell>
          <table:table-cell table:style-name="Table2.F7" office:value-type="string">
            <text:p text:style-name="P44">да</text:p>
          </table:table-cell>
        </table:table-row>
      </table:table>
      <text:p text:style-name="P46">Таблица <text:sequence text:ref-name="refТаблица1" text:name="Таблица" text:formula="ooow:Таблица+1" style:num-format="1">2</text:sequence>: Характеристики систем создания тестов</text:p>
      <text:h text:style-name="P34" text:outline-level="3"><text:bookmark-start text:name="_Toc233009934"/><text:soft-page-break/>Описание предшествующих работ<text:bookmark-end text:name="_Toc233009934"/></text:h>
      <text:p text:style-name="Standard">В 2010г на кафедре информатики ИМКН Зенкиной А.О. в ходе создания дипломной работы на тему «Библиотека алгоритмов для генерации задач»<text:bibliography-mark text:identifier="курсовая работа зенкиной" text:bibliography-type="conference" text:address="ДВГУ" text:author="Зенкина А.О." text:title="курсовая работа на тему &quot;Библиотека алгоритмов для генерации задач&quot;" text:year="2010">[10]</text:bibliography-mark> было проведено исследование в области генерации тестовых заданий. В данной работе были изучены различные способы создания систем автоматической генерации тестовых заданий. Из всех подходов был выбран, по мнению автора диплома, наиболее подходящий: написание генераторов на языке программирование perl<text:bibliography-mark text:identifier="perl" text:bibliography-type="www" text:title="Язык программирования perl" text:url="http://www.perl.org/">[21]</text:bibliography-mark> с использованием библиотеки Template::Tolkit<text:bibliography-mark text:identifier="template::toolkit" text:bibliography-type="www" text:title="Язык шаблоно Template::Toolkit" text:url="http://template-toolkit.org/">[22]</text:bibliography-mark> (от использования которой в дальнейшем Автор системы отказался) и собственной библиотеки для генерации тестовых заданий. Результатом работы стало создание системы, осуществляющей генерацию заданий на основе шаблонов с использованием библиотеки классов и функций, а также возможностей языка Template::Toolkit.</text:p>
      <text:p text:style-name="Standard">Стоит отметить, что перед Зенкикой ставилась довольно общая задача: создание универсальной системы для генерации задач. Тем не менее для тестирования созданной системы в ней была реализована генерация нескольких заданий ЕГЭ по информатики. Это позволило автору работы сделать подкреплённый фактами вывод о возможности и целесообразности использования её программы для генерации заданий ЕГЭ по информатике. Кроме того были выявлены некоторые недостатки <text:s/>системы и были предложены способы её дальнейшего развития.</text:p>
      <text:h text:style-name="P34" text:outline-level="3"><text:bookmark-start text:name="_Toc233009935"/>Вывод<text:bookmark-end text:name="_Toc233009935"/></text:h>
      <text:p text:style-name="P28">Альтернатив системе автоматической генерации тестовых заданий А.С. Кленина не существует, либо информация о их создании не получала общественной огласки. Данная система нуждается в постоянной поддержке: необходимо реализовывать новые генераторы соответствие заданиям актуальных демонстрационных версий ЕГЭ.</text:p>
      <text:p text:style-name="P28">В силу отсутствия альтернатив и востребованности системы очевидна необходимость её поддержки. </text:p>
      <text:h text:style-name="P35" text:outline-level="2"><text:bookmark-start text:name="_Toc233009936"/>1.6. План работ<text:bookmark-end text:name="_Toc233009936"/></text:h>
      <text:list xml:id="list429709134" text:style-name="L7">
        <text:list-item>
          <text:p text:style-name="P96">Изучить демонстрационные варианты тестовых заданий ЕГЭ по информатике. Выбрать задания, которые необходимо добавить.</text:p>
        </text:list-item>
        <text:list-item>
          <text:p text:style-name="P96"><text:span text:style-name="T9">Реализовать выбранные задания</text:span>.</text:p>
        </text:list-item>
      </text:list>
      <text:h text:style-name="P33" text:outline-level="1"><text:bookmark-start text:name="_Toc233009937"/>2. Требования к окружению<text:bookmark-end text:name="_Toc233009937"/></text:h>
      <text:list xml:id="list672081316" text:style-name="L8">
        <text:list-item>
          <text:list>
            <text:list-item>
              <text:h text:style-name="P168" text:outline-level="2"><text:bookmark-start text:name="_Toc233009938"/>Требования к аппаратному обеспечению<text:bookmark-end text:name="_Toc233009938"/></text:h>
            </text:list-item>
          </text:list>
        </text:list-item>
      </text:list>
      <text:p text:style-name="P37">Единственное требование к аппаратному обеспечению: возможность запустить <text:soft-page-break/>интерпретатор ЯП perl. Комплектация рабочей зависит от способа применения системы. Так, для генерации заданий с последующим их просмотром потребует наличие клавиатуры и монитора. Вариант получения пользователем заданий по сети посредством протокола ssh потребует наличие сетевой карты. Вариант, при котором задания генерируются и сохраняются в долговременной памяти для дальнейшего использования, вообще не требует наличия периферийных устройств.</text:p>
      <text:h text:style-name="P35" text:outline-level="2"><text:bookmark-start text:name="_Toc233009939"/>2.2. Требования к программному обеспечению<text:bookmark-end text:name="_Toc233009939"/></text:h>
      <text:p text:style-name="P42"/>
      <text:p text:style-name="P37">Единственное требование к программному обеспечению: возможность запуска интерпретатора ЯП perl версии 5.<text:span text:style-name="T9">10</text:span> и выше.</text:p>
      <text:p text:style-name="P37">Официально поддерживаемые сообществом ЯП perl платформы <text:bibliography-mark text:identifier="платформы perl-а" text:bibliography-type="www" text:title="Writing portable Perl" text:url="http://perldoc.perl.org/perlport.html">[23]</text:bibliography-mark>:</text:p>
      <text:list xml:id="list946639910" text:style-name="L9">
        <text:list-item>
          <text:p text:style-name="P139">Linux (x86, ARM, IA64) </text:p>
        </text:list-item>
      </text:list>
      <text:list xml:id="list562434725" text:style-name="L10">
        <text:list-item>
          <text:p text:style-name="P140"><text:bookmark text:name="HP-UX"/>HP-UX </text:p>
        </text:list-item>
      </text:list>
      <text:list xml:id="list872427263" text:style-name="L11">
        <text:list-item>
          <text:p text:style-name="P141"><text:bookmark text:name="AIX"/>AIX </text:p>
        </text:list-item>
      </text:list>
      <text:list xml:id="list2080395044" text:style-name="L12">
        <text:list-item>
          <text:p text:style-name="P155"><text:bookmark text:name="Win32"/>Win32 </text:p>
        </text:list-item>
      </text:list>
      <text:list xml:id="list2032573828" text:style-name="L13">
        <text:list-item>
          <text:list>
            <text:list-item>
              <text:p text:style-name="P142"><text:bookmark text:name="Windows-2000"/>Windows 2000 </text:p>
            </text:list-item>
            <text:list-item>
              <text:p text:style-name="P142"><text:bookmark text:name="Windows-XP"/>Windows XP </text:p>
            </text:list-item>
            <text:list-item>
              <text:p text:style-name="P142"><text:bookmark text:name="Windows-Server-2003"/>Windows Server 2003 </text:p>
            </text:list-item>
            <text:list-item>
              <text:p text:style-name="P142"><text:bookmark text:name="Windows-Vista"/>Windows Vista </text:p>
            </text:list-item>
            <text:list-item>
              <text:p text:style-name="P142"><text:bookmark text:name="Windows-Server-2008"/>Windows Server 2008 </text:p>
            </text:list-item>
            <text:list-item>
              <text:p text:style-name="P156"><text:bookmark text:name="Windows-7"/>Windows 7 </text:p>
            </text:list-item>
          </text:list>
        </text:list-item>
      </text:list>
      <text:list xml:id="list2185807326" text:style-name="L14">
        <text:list-item>
          <text:p text:style-name="P143"><text:bookmark text:name="Cygwin"/>Cygwin </text:p>
        </text:list-item>
      </text:list>
      <text:list xml:id="list1428324459" text:style-name="L15">
        <text:list-item>
          <text:p text:style-name="P144"><text:bookmark text:name="Solaris-(x86,-SPARC)"/>Solaris (x86, SPARC) </text:p>
        </text:list-item>
      </text:list>
      <text:list xml:id="list972991452" text:style-name="L16">
        <text:list-item>
          <text:p text:style-name="P157"><text:bookmark text:name="OpenVMS"/>OpenVMS </text:p>
        </text:list-item>
      </text:list>
      <text:list xml:id="list823054786" text:style-name="L17">
        <text:list-item>
          <text:list>
            <text:list-item>
              <text:p text:style-name="P145"><text:bookmark text:name="Alpha-(7.2-and-later)"/>Alpha (7.2 and later) </text:p>
            </text:list-item>
            <text:list-item>
              <text:p text:style-name="P158"><text:bookmark text:name="I64-(8.2-and-later)"/>I64 (8.2 and later) </text:p>
            </text:list-item>
          </text:list>
        </text:list-item>
      </text:list>
      <text:list xml:id="list1796316586" text:style-name="L18">
        <text:list-item>
          <text:p text:style-name="P146"><text:bookmark text:name="Symbian"/>Symbian </text:p>
        </text:list-item>
      </text:list>
      <text:list xml:id="list1417100158" text:style-name="L19">
        <text:list-item>
          <text:p text:style-name="P147"><text:bookmark text:name="NetBSD"/>NetBSD </text:p>
        </text:list-item>
      </text:list>
      <text:list xml:id="list865220488" text:style-name="L20">
        <text:list-item>
          <text:p text:style-name="P148"><text:bookmark text:name="FreeBSD"/>FreeBSD </text:p>
        </text:list-item>
      </text:list>
      <text:list xml:id="list637164162" text:style-name="L21">
        <text:list-item>
          <text:p text:style-name="P149"><text:bookmark text:name="Haiku"/>Haiku </text:p>
        </text:list-item>
      </text:list>
      <text:list xml:id="list796176397" text:style-name="L22">
        <text:list-item>
          <text:p text:style-name="P150"><text:bookmark text:name="Irix-(6.5.-What-else?)"/>Irix (6.5. What else?) </text:p>
        </text:list-item>
      </text:list>
      <text:list xml:id="list1611595905" text:style-name="L23">
        <text:list-item>
          <text:p text:style-name="P151"><text:bookmark text:name="OpenBSD"/>OpenBSD </text:p>
        </text:list-item>
      </text:list>
      <text:list xml:id="list2175196370" text:style-name="L24">
        <text:list-item>
          <text:p text:style-name="P152"><text:bookmark text:name="Dragonfly-BSD"/>Dragonfly BSD </text:p>
        </text:list-item>
      </text:list>
      <text:list xml:id="list780501540" text:style-name="L25">
        <text:list-item>
          <text:p text:style-name="P159"><text:bookmark text:name="MirOS-BSD"/><text:soft-page-break/>MirOS BSD </text:p>
        </text:list-item>
      </text:list>
      <text:list xml:id="list2097932181" text:style-name="L26">
        <text:list-item>
          <text:p text:style-name="P153"><text:bookmark text:name="Symbian-(Series-60-v3,-3.2-and-5---what-else?)"/>Symbian (Series 60 v3, 3.2 and 5 - what else?) </text:p>
        </text:list-item>
      </text:list>
      <text:list xml:id="list1440093265" text:style-name="L27">
        <text:list-item>
          <text:p text:style-name="P154"><text:bookmark text:name="Stratus-VOS"/>Stratus VOS </text:p>
        </text:list-item>
      </text:list>
      <text:list xml:id="list1012867287" text:style-name="L28">
        <text:list-item>
          <text:p text:style-name="P160"><text:bookmark text:name="AIX1"/>AIX </text:p>
        </text:list-item>
      </text:list>
      <text:h text:style-name="P35" text:outline-level="2"><text:bookmark-start text:name="_Ref20936157"/>Требования к пользователям<text:bookmark-end text:name="_Ref20936157"/></text:h>
      <text:p text:style-name="P28">Пользователи системы делятся на 2 категории: составители генераторов и потребители сгенерированных заданий.</text:p>
      <text:p text:style-name="P28">Для запуска генерации необходимо умение использования командной строки.</text:p>
      <text:p text:style-name="P28">Для составления генераторов необходимо умение программирования с использованием ЯП perl и знание библиотеки генерации тестовых заданий данной системы.</text:p>
      <text:h text:style-name="P33" text:outline-level="1">3. Архи<text:bookmark-start text:name="_Toc233009942"/>тектура системы (Общие требования)<text:bookmark-end text:name="_Toc233009942"/></text:h>
      <text:p text:style-name="P37">Программу можно разделить на 3 подсистемы:</text:p>
      <text:list xml:id="list634691448" text:style-name="L29">
        <text:list-item>
          <text:p text:style-name="P91">подсистема запуска генераторов и вывода результатов</text:p>
        </text:list-item>
        <text:list-item>
          <text:p text:style-name="P91">генераторы заданий</text:p>
        </text:list-item>
        <text:list-item>
          <text:p text:style-name="P91">библиотека генерации тестовых заданий</text:p>
        </text:list-item>
      </text:list>
      <text:p text:style-name="P37">Взаимодействие подсистем между собой, с пользовательским интерфейсом в виде командной строки, их зависимость от стандартной библиотеки языка perl отображена на следующей схеме:</text:p>
      <text:p text:style-name="P42"/>
      <text:p text:style-name="P43"><text:soft-page-break/><draw:frame draw:style-name="fr1" draw:name="Frame4" text:anchor-type="as-char" svg:width="4.2453in" draw:z-index="5"><draw:text-box fo:min-height="4.3063in"><text:p text:style-name="Диаграмма"><draw:g text:anchor-type="paragraph" draw:z-index="6" draw:style-name="gr2"><draw:custom-shape draw:style-name="gr8" draw:text-style-name="P188" svg:width="1.5913in" svg:height="0.4169in" svg:x="0.2681in" svg:y="0in"><text:p text:style-name="P188">Командрая строка</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9" draw:text-style-name="P188" svg:width="0.1142in" svg:height="2.7087in" svg:x="3.0701in" svg:y="1.4646in"><text:p/></draw:rect><draw:rect draw:style-name="gr4" draw:text-style-name="P188" svg:width="1.976in" svg:height="0.563in" svg:x="0.1161in" svg:y="1.0543in"><text:p text:style-name="P188">Процедуры вызова</text:p><text:p text:style-name="P188">генераторов и вывода</text:p><text:p text:style-name="P188">результатов</text:p></draw:rect><draw:rect draw:style-name="gr5" draw:text-style-name="P188" svg:width="0.9567in" svg:height="1.426in" svg:x="3.2874in" svg:y="2.0807in"><text:p text:style-name="P188">Стандартная</text:p><text:p text:style-name="P188">библиотека</text:p></draw:rect><draw:rect draw:style-name="gr4" draw:text-style-name="P188" svg:width="1.3657in" svg:height="0.6059in" svg:x="0.3524in" svg:y="3.6984in"><text:p text:style-name="P188">Библиотека</text:p><text:p text:style-name="P188">генерации </text:p><text:p text:style-name="P188">заданий</text:p></draw:rect><draw:g draw:style-name="gr10"><draw:g draw:style-name="gr10"><draw:circle draw:style-name="gr11" draw:text-style-name="P188" svg:width="0.4543in" svg:height="0.4543in" svg:x="0.2291in" svg:y="2.5063in"><text:p/></draw:circle><draw:circle draw:style-name="gr11" draw:text-style-name="P188" svg:width="0.4453in" svg:height="0.4453in" svg:x="0.4791in" svg:y="2.5063in"><text:p/></draw:circle><draw:circle draw:style-name="gr11" draw:text-style-name="P188" svg:width="0.4453in" svg:height="0.4453in" svg:x="0.7862in" svg:y="2.5063in"><text:p/></draw:circle><draw:circle draw:style-name="gr11" draw:text-style-name="P188" svg:width="0.4642in" svg:height="0.4642in" svg:x="1.0563in" svg:y="2.5063in"><text:p/></draw:circle><draw:circle draw:style-name="gr11" draw:text-style-name="P188" svg:width="0.4453in" svg:height="0.4453in" svg:x="1.3724in" svg:y="2.5063in"><text:p/></draw:circle></draw:g><draw:frame draw:style-name="gr12" svg:width="1.5067in" svg:height="0.4787in" svg:x="0.6071in" svg:y="2.2445in"><draw:text-box><text:p>Генераторы</text:p></draw:text-box></draw:frame><draw:custom-shape draw:style-name="gr13" svg:width="2.0268in" svg:height="0.8524in" svg:x="0.0008in" svg:y="2.1866in"><text:p/><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draw:custom-shape draw:style-name="gr14" svg:width="0.398in" svg:height="0.5303in" svg:x="0.8728in" svg:y="3.0654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5" svg:width="0.4642in" svg:height="0.1134in" svg:x="2.2362in" svg:y="1.5409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svg:width="0.4835in" svg:height="0.1134in" svg:x="2.2264in" svg:y="2.4217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svg:width="0.3787in" svg:height="0.5205in" svg:x="0.8437in" svg:y="0.4807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4" svg:width="0.2657in" svg:height="0.4752in" svg:x="0.9201in" svg:y="1.6354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svg:width="0.5307in" svg:height="0.1516in" svg:x="2.1701in" svg:y="3.822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text:p text:style-name="Диаграмма">Диаграмма <text:sequence text:ref-name="refДиаграмма2" text:name="Диаграмма" text:formula="ooow:Диаграмма+1" style:num-format="1">3</text:sequence>: Основные подсистемы программы</text:p></draw:text-box></draw:frame></text:p>
      <text:h text:style-name="P33" text:outline-level="1"><text:bookmark-start text:name="_Toc233009943"/>4. Спецификация данных<text:bookmark-end text:name="_Toc233009943"/></text:h>
      <text:p text:style-name="P37">В соответствии с разделением заданий ЕГЭ на задания типа A, в которых необходимо выбирать правильный ответ из четырёх предложенных вариантов, и задания типа B , не предоставляющие никаких вариантов ответов, генераторы делятся на 2 вида:</text:p>
      <text:list xml:id="list2037937339" text:style-name="L30">
        <text:list-item>
          <text:p text:style-name="P87">генераторы заданий с выбором единственного варианта ответа</text:p>
        </text:list-item>
        <text:list-item>
          <text:p text:style-name="P87">генераторы заданий, требующих от пользователя, непосредственного ввода ответа</text:p>
        </text:list-item>
      </text:list>
      <text:p text:style-name="P38">Для генераторов первого типа требуется:</text:p>
      <text:list xml:id="list1935168591" text:style-name="L31">
        <text:list-item>
          <text:p text:style-name="P88">создание текста условия задания</text:p>
        </text:list-item>
        <text:list-item>
          <text:p text:style-name="P88">создание нескольких вариантов ответов</text:p>
        </text:list-item>
        <text:list-item>
          <text:p text:style-name="P88">указания одного правильного варианта ответа</text:p>
        </text:list-item>
      </text:list>
      <text:p text:style-name="P37">Для генераторов второго типа необходимо:</text:p>
      <text:list xml:id="list817290706" text:style-name="L32">
        <text:list-item>
          <text:p text:style-name="P92">создание текста условия задания</text:p>
        </text:list-item>
        <text:list-item>
          <text:p text:style-name="P92">создание единственного варианта решения</text:p>
        </text:list-item>
      </text:list>
      <text:list xml:id="list140275643" text:style-name="L33">
        <text:list-header>
          <text:h text:style-name="P162" text:outline-level="1">5. Функциональные требования</text:h>
        </text:list-header>
      </text:list>
      <text:p text:style-name="P37">Система должна позволять пользователям:</text:p>
      <text:list xml:id="list1140720976" text:style-name="L34">
        <text:list-item>
          <text:p text:style-name="P93">генерировать тестовые задания ЕГЭ</text:p>
        </text:list-item>
        <text:list-item>
          <text:p text:style-name="P93"><text:soft-page-break/>добавлять генераторы новых типов заданий</text:p>
        </text:list-item>
      </text:list>
      <text:p text:style-name="P37">При этом отдельные подсистемы должны выполнять следующие функции:</text:p>
      <text:list xml:id="list681150181" text:style-name="L35">
        <text:list-item>
          <text:p text:style-name="P89">Подсистема запуска генераторов и вывода результатов </text:p>
        </text:list-item>
      </text:list>
      <text:list xml:id="list1334259886" text:style-name="L36">
        <text:list-item>
          <text:p text:style-name="P119">запускать множество генераторов </text:p>
        </text:list-item>
        <text:list-item>
          <text:p text:style-name="P119">преобразования полученных от генераторов данных в формат html или json</text:p>
        </text:list-item>
      </text:list>
      <text:list xml:id="list706590924" text:continue-list="list681150181" text:style-name="L35">
        <text:list-item>
          <text:p text:style-name="P89">Генераторы заданий</text:p>
        </text:list-item>
      </text:list>
      <text:list xml:id="list1847417362" text:style-name="L37">
        <text:list-item>
          <text:p text:style-name="P120">создавать варианты тестовых заданий ЕГЭ по информатике на основе случайных алгоритмов</text:p>
        </text:list-item>
      </text:list>
      <text:list xml:id="list1542682198" text:continue-list="list706590924" text:style-name="L35">
        <text:list-item>
          <text:p text:style-name="P89">Библиотека генерации тестовых заданий</text:p>
        </text:list-item>
      </text:list>
      <text:list xml:id="list1067398207" text:style-name="L38">
        <text:list-item>
          <text:p text:style-name="P121">предоставлять пользователю набор функций облегчающих процесс создания генераторов</text:p>
        </text:list-item>
      </text:list>
      <text:h text:style-name="P35" text:outline-level="2"><text:bookmark-start text:name="_Toc233009948"/>Библиотека подпрограмм (классов)<text:bookmark-end text:name="_Toc233009948"/></text:h>
      <text:p text:style-name="P37">Библиотека генерации заданий состоит из нескольких модулей, выполняющих определённые функции:</text:p>
      <text:list xml:id="list1962880094" text:style-name="L39">
        <text:list-item>
          <text:p text:style-name="P94">Bin — вывод в html чисел в двоичной, восьмеричной или шестнадцатеричной системах исчисления</text:p>
        </text:list-item>
        <text:list-item>
          <text:p text:style-name="P94">Bits — работа с бинарными векторами</text:p>
        </text:list-item>
        <text:list-item>
          <text:p text:style-name="P94">GenBase — описание классов - генераторов</text:p>
        </text:list-item>
        <text:list-item>
          <text:p text:style-name="P94">Graph — работа с графами, вывод структур, описывающих графы в html и визуализация графов в svg</text:p>
        </text:list-item>
        <text:list-item>
          <text:p text:style-name="P94">Html — генерация html</text:p>
        </text:list-item>
        <text:list-item>
          <text:p text:style-name="P94">LagnTable — вывод заданий на программирование</text:p>
        </text:list-item>
        <text:list-item>
          <text:p text:style-name="P94">Logic — работа с логическими выражениями</text:p>
        </text:list-item>
        <text:list-item>
          <text:p text:style-name="P94">NotationBase — преобразование чисел из одной системы исчисления в другие</text:p>
        </text:list-item>
        <text:list-item>
          <text:p text:style-name="P94">NumText — вывод чисел и простых выражений, сосящих из числа и зависимого слова в виде текста</text:p>
        </text:list-item>
        <text:list-item>
          <text:p text:style-name="P94">Prog — генерация <text:span text:style-name="T46">исходного кода программ на разных ЯП.</text:span></text:p>
        </text:list-item>
        <text:list-item>
          <text:p text:style-name="P94">Random — генерация случайных чисел, случайных выборок из последовательности, случайных букв и строк.</text:p>
        </text:list-item>
        <text:list-item>
          <text:p text:style-name="P94">Svg — генерация <text:span text:style-name="T9">векторных изображений.</text:span></text:p>
        </text:list-item>
      </text:list>
      <text:p text:style-name="P37">Кроме того библиотека содержит словари часто используемых в тексте заданий слов:</text:p>
      <text:list xml:id="list603112516" text:style-name="L40">
        <text:list-item>
          <text:p text:style-name="P95">Russian/Animals — названия животных</text:p>
        </text:list-item>
        <text:list-item>
          <text:p text:style-name="P95">Russian/FamilyNames — русские фамилии</text:p>
        </text:list-item>
        <text:list-item>
          <text:p text:style-name="P95">Russian/Jobs — профессии</text:p>
        </text:list-item>
        <text:list-item>
          <text:p text:style-name="P95"><text:soft-page-break/>Russian/Names — русские имена</text:p>
        </text:list-item>
        <text:list-item>
          <text:p text:style-name="P95">Russian/SimpleNames — широко распространённые русские имена</text:p>
        </text:list-item>
        <text:list-item>
          <text:p text:style-name="P95">Russian/Subjects — названия школьных дисциплин</text:p>
        </text:list-item>
      </text:list>
      <text:list xml:id="list1586371823" text:style-name="L41">
        <text:list-item>
          <text:h text:style-name="P163" text:outline-level="1"><text:bookmark-start text:name="_Toc233009949"/>Требования к интерфейсу<text:bookmark-end text:name="_Toc233009949"/></text:h>
        </text:list-item>
      </text:list>
      <text:p text:style-name="P27">Интерфейс командной строки</text:p>
      <text:list xml:id="list644362600" text:style-name="L42">
        <text:list-item>
          <text:h text:style-name="P164" text:outline-level="1"><text:bookmark-start text:name="_Toc233009950"/>Прочие требования<text:bookmark-end text:name="_Toc233009950"/></text:h>
        </text:list-item>
      </text:list>
      <text:p text:style-name="P27">Отсутствуют.</text:p>
      <text:h text:style-name="P33" text:outline-level="1"><text:bookmark-start text:name="_Toc233009954"/>8. Проект<text:bookmark-end text:name="_Toc233009954"/></text:h>
      <text:list xml:id="list492562803" text:style-name="L43">
        <text:list-item>
          <text:list>
            <text:list-item>
              <text:h text:style-name="P169" text:outline-level="2"><text:bookmark-start text:name="_Toc233009955"/>Средства реализации<text:bookmark-end text:name="_Toc233009955"/></text:h>
            </text:list-item>
          </text:list>
        </text:list-item>
      </text:list>
      <text:p text:style-name="P28">Система целиком реализована на языке программирования Perl с использованием стандартной библиотеки этого языка. </text:p>
      <text:p text:style-name="P28">Для работы с исходным кодом системы пригоден любой текстовый редактор. Я использую текстовый редактор emacs<text:bibliography-mark text:identifier="emacs" text:bibliography-type="www" text:title="Многофункциональный текстовый редактор emacs" text:url="http://www.gnu.org/software/emacs/">[24]</text:bibliography-mark>. Среди преимуществ этого редактора стоит выделить режим отладки программ на ЯП <text:span text:style-name="T46">P</text:span>erl.</text:p>
      <text:p text:style-name="P28">Для просмотра сгенерированных тестов можно использовать любой современный веб-браузер. Я использую firefox<text:bibliography-mark text:identifier="мозила" text:bibliography-type="www" text:title="Веб браузер Mozilla Firefox" text:url="http://www.mozilla.com">[25]</text:bibliography-mark>.</text:p>
      <text:list xml:id="list1428000894" text:style-name="L44">
        <text:list-item>
          <text:list>
            <text:list-item>
              <text:h text:style-name="P170" text:outline-level="2"><text:bookmark-start text:name="_Toc233009957"/>Модули и алгоритмы<text:bookmark-end text:name="_Toc233009957"/></text:h>
              <text:list>
                <text:list-item>
                  <text:h text:style-name="P174" text:outline-level="3">A0<text:span text:style-name="T10">1</text:span> «<text:span text:style-name="T10">Количество единиц в двоичной записи числа</text:span>»</text:h>
                </text:list-item>
              </text:list>
            </text:list-item>
          </text:list>
        </text:list-item>
      </text:list>
      <text:p text:style-name="P48">Задание.</text:p>
      <text:p text:style-name="P47">Сколько единиц в двоичной записи числа 1025?</text:p>
      <text:list xml:id="list639225169" text:style-name="L45">
        <text:list-item>
          <text:p text:style-name="P161">1 </text:p>
        </text:list-item>
        <text:list-item>
          <text:p text:style-name="P161">2 </text:p>
        </text:list-item>
        <text:list-item>
          <text:p text:style-name="P161">10 </text:p>
        </text:list-item>
        <text:list-item>
          <text:p text:style-name="P138">11 </text:p>
        </text:list-item>
      </text:list>
      <text:p text:style-name="P6">Анализ решения<text:span text:style-name="T10">.</text:span></text:p>
      <text:p text:style-name="Standard">Для того, чтобы быстро решить задание нужно заметить, что 1025 = 1024 + 1 = 2^10 + 2^0. Двоичная запись числа 2^n (n - натуральное число) содержит одну единицу. Тогда 1025 содержит 2 единицы.</text:p>
      <text:p text:style-name="P9">Описание изменений в генераторе.</text:p>
      <text:p text:style-name="P5"><text:span text:style-name="T10">Реализованный в системе г</text:span>енератор A3 ones генерирует идентичные задания. <text:soft-page-break/>Единственное отличие - ограничения в генераторе. <text:span text:style-name="T32">Г</text:span><text:span text:style-name="T10">енератор берёт большое число 2^n и прибавляет(отнимает) к нему 1. Ограничение генератора n &lt;= </text:span>9 <text:span text:style-name="T10">заменено на <text:s/>n &lt;= 10.</text:span></text:p>
      <text:list xml:id="list591571210" text:continue-list="list1428000894" text:style-name="L44">
        <text:list-item>
          <text:list>
            <text:list-item>
              <text:list>
                <text:list-item>
                  <text:h text:style-name="P175" text:outline-level="3">A0<text:span text:style-name="T10">2</text:span> «<text:span text:style-name="T10">Кратчайшего</text:span> пути между населёнными пунктами »</text:h>
                </text:list-item>
              </text:list>
            </text:list-item>
          </text:list>
        </text:list-item>
      </text:list>
      <text:p text:style-name="P6">Условие.</text:p>
      <text:p text:style-name="Standard">Между населёнными пунктами A, B, C, D, E, F построены дороги, протяжённость которых приведена в таблице. (Отсутствие числа в таблице означает, что прямой дороги между пунктами нет.)</text:p>
      <table:table table:name="Table1" table:style-name="Table1">
        <table:table-column table:style-name="Table1.A"/>
        <table:table-column table:style-name="Table1.B" table:number-columns-repeated="3"/>
        <table:table-column table:style-name="Table1.A"/>
        <table:table-column table:style-name="Table1.F"/>
        <table:table-column table:style-name="Table1.A"/>
        <table:table-row>
          <table:table-cell table:style-name="Table1.A1" office:value-type="string">
            <text:p text:style-name="P6"/>
          </table:table-cell>
          <table:table-cell table:style-name="Table1.A1" office:value-type="string">
            <text:p text:style-name="P6">A</text:p>
          </table:table-cell>
          <table:table-cell table:style-name="Table1.A1" office:value-type="string">
            <text:p text:style-name="P6">B</text:p>
          </table:table-cell>
          <table:table-cell table:style-name="Table1.A1" office:value-type="string">
            <text:p text:style-name="P6">C</text:p>
          </table:table-cell>
          <table:table-cell table:style-name="Table1.A1" office:value-type="string">
            <text:p text:style-name="P6">D</text:p>
          </table:table-cell>
          <table:table-cell table:style-name="Table1.A1" office:value-type="string">
            <text:p text:style-name="P6">E</text:p>
          </table:table-cell>
          <table:table-cell table:style-name="Table1.G1" office:value-type="string">
            <text:p text:style-name="P6">F</text:p>
          </table:table-cell>
        </table:table-row>
        <table:table-row>
          <table:table-cell table:style-name="Table1.A2" office:value-type="string">
            <text:p text:style-name="P6">A</text:p>
          </table:table-cell>
          <table:table-cell table:style-name="Table1.A2" office:value-type="string">
            <text:p text:style-name="Standard">~</text:p>
          </table:table-cell>
          <table:table-cell table:style-name="Table1.A2" office:value-type="string">
            <text:p text:style-name="Standard">2</text:p>
          </table:table-cell>
          <table:table-cell table:style-name="Table1.A2" office:value-type="string">
            <text:p text:style-name="Standard">4</text:p>
          </table:table-cell>
          <table:table-cell table:style-name="Table1.A2" office:value-type="string">
            <text:p text:style-name="Standard"/>
          </table:table-cell>
          <table:table-cell table:style-name="Table1.A2" office:value-type="string">
            <text:p text:style-name="Standard"/>
          </table:table-cell>
          <table:table-cell table:style-name="Table1.G2" office:value-type="string">
            <text:p text:style-name="Standard"/>
          </table:table-cell>
        </table:table-row>
        <table:table-row>
          <table:table-cell table:style-name="Table1.A2" office:value-type="string">
            <text:p text:style-name="P6">B</text:p>
          </table:table-cell>
          <table:table-cell table:style-name="Table1.A2" office:value-type="string">
            <text:p text:style-name="Standard">2</text:p>
          </table:table-cell>
          <table:table-cell table:style-name="Table1.A2" office:value-type="string">
            <text:p text:style-name="Standard">~</text:p>
          </table:table-cell>
          <table:table-cell table:style-name="Table1.A2" office:value-type="string">
            <text:p text:style-name="Standard">1</text:p>
          </table:table-cell>
          <table:table-cell table:style-name="Table1.A2" office:value-type="string">
            <text:p text:style-name="Standard"/>
          </table:table-cell>
          <table:table-cell table:style-name="Table1.A2" office:value-type="string">
            <text:p text:style-name="Standard">7</text:p>
          </table:table-cell>
          <table:table-cell table:style-name="Table1.G2" office:value-type="string">
            <text:p text:style-name="Standard"/>
          </table:table-cell>
        </table:table-row>
        <table:table-row>
          <table:table-cell table:style-name="Table1.A2" office:value-type="string">
            <text:p text:style-name="P6">C</text:p>
          </table:table-cell>
          <table:table-cell table:style-name="Table1.A2" office:value-type="string">
            <text:p text:style-name="Standard">4</text:p>
          </table:table-cell>
          <table:table-cell table:style-name="Table1.A2" office:value-type="string">
            <text:p text:style-name="Standard">1</text:p>
          </table:table-cell>
          <table:table-cell table:style-name="Table1.A2" office:value-type="string">
            <text:p text:style-name="Standard">~</text:p>
          </table:table-cell>
          <table:table-cell table:style-name="Table1.A2" office:value-type="string">
            <text:p text:style-name="Standard">3</text:p>
          </table:table-cell>
          <table:table-cell table:style-name="Table1.A2" office:value-type="string">
            <text:p text:style-name="Standard">4</text:p>
          </table:table-cell>
          <table:table-cell table:style-name="Table1.G2" office:value-type="string">
            <text:p text:style-name="Standard"/>
          </table:table-cell>
        </table:table-row>
        <table:table-row>
          <table:table-cell table:style-name="Table1.A2" office:value-type="string">
            <text:p text:style-name="P6">D</text:p>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3</text:p>
          </table:table-cell>
          <table:table-cell table:style-name="Table1.A2" office:value-type="string">
            <text:p text:style-name="Standard">~</text:p>
          </table:table-cell>
          <table:table-cell table:style-name="Table1.A2" office:value-type="string">
            <text:p text:style-name="Standard">3</text:p>
          </table:table-cell>
          <table:table-cell table:style-name="Table1.G2" office:value-type="string">
            <text:p text:style-name="Standard"/>
          </table:table-cell>
        </table:table-row>
        <table:table-row>
          <table:table-cell table:style-name="Table1.A2" office:value-type="string">
            <text:p text:style-name="P6">E</text:p>
          </table:table-cell>
          <table:table-cell table:style-name="Table1.A2" office:value-type="string">
            <text:p text:style-name="Standard"/>
          </table:table-cell>
          <table:table-cell table:style-name="Table1.A2" office:value-type="string">
            <text:p text:style-name="Standard">7</text:p>
          </table:table-cell>
          <table:table-cell table:style-name="Table1.A2" office:value-type="string">
            <text:p text:style-name="Standard">4</text:p>
          </table:table-cell>
          <table:table-cell table:style-name="Table1.A2" office:value-type="string">
            <text:p text:style-name="Standard">3</text:p>
          </table:table-cell>
          <table:table-cell table:style-name="Table1.A2" office:value-type="string">
            <text:p text:style-name="Standard">~</text:p>
          </table:table-cell>
          <table:table-cell table:style-name="Table1.G2" office:value-type="string">
            <text:p text:style-name="Standard">2</text:p>
          </table:table-cell>
        </table:table-row>
        <table:table-row>
          <table:table-cell table:style-name="Table1.A2" office:value-type="string">
            <text:p text:style-name="P6">F</text:p>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2</text:p>
          </table:table-cell>
          <table:table-cell table:style-name="Table1.G2" office:value-type="string">
            <text:p text:style-name="Standard">~</text:p>
          </table:table-cell>
        </table:table-row>
      </table:table>
      <text:p text:style-name="Таблица">Таблица <text:sequence text:ref-name="refТаблица2" text:name="Таблица" text:formula="ooow:Таблица+1" style:num-format="1">3</text:sequence>: Задание A02. Протяженость дорог.</text:p>
      <text:list xml:id="list1877426153" text:style-name="L46">
        <text:list-item>
          <text:p text:style-name="P62">9 </text:p>
        </text:list-item>
        <text:list-item>
          <text:p text:style-name="P62">10 </text:p>
        </text:list-item>
        <text:list-item>
          <text:p text:style-name="P62">11 </text:p>
        </text:list-item>
        <text:list-item>
          <text:p text:style-name="P62">12 </text:p>
        </text:list-item>
      </text:list>
      <text:p text:style-name="P7">Анализ <text:span text:style-name="T10">задания.</text:span></text:p>
      <text:p text:style-name="Standard">Дан ненаправленный взвешенный граф с циклами. Необходим<text:span text:style-name="T10">о</text:span> найти кратчайший маршрут между 2мя вершинами. На сложность задания влияет количество вершин, длина кратчайшего маршрута.</text:p>
      <text:p text:style-name="P6">Алгоритм генерации.</text:p>
      <text:p text:style-name="Standard">Задание похоже на создаваем<text:span text:style-name="T10">ы</text:span>е генератором A6 bus_station <text:span text:style-name="T10">варианты тестов</text:span>. <text:span text:style-name="T10">И</text:span>спользуется тот же подход к генерации задания. Код переписан заново в лучшем виде <text:span text:style-name="T10">(</text:span>подразумевается последующее в<text:span text:style-name="T32">ы</text:span>несение <text:span text:style-name="T32">в отдельные процедуры </text:span>общих частей с существующем генератором<text:span text:style-name="T10">)</text:span>. <text:span text:style-name="T10">Краткое описание алгоритма генерации:</text:span></text:p>
      <text:list xml:id="list210047589" text:style-name="L47">
        <text:list-item>
          <text:p text:style-name="P101">Генерируется матрица смежности для неориентированного графа без петель (возможно) с циклами. </text:p>
        </text:list-item>
        <text:list-item>
          <text:p text:style-name="P101">Используется алгоритм Флойда-Уоршолла для поиска расстояний между вершинами. Причем во время работы алгоритма при улучшении существующих значений в таблице маршрутов запоминаются предыдущие значения(будут использованы в качестве деструкторов). </text:p>
        </text:list-item>
        <text:list-item>
          <text:p text:style-name="P101">Выбираются 2 вершины, между которыми существует маршрут с наибольшим <text:soft-page-break/>числом деструкторов. В качестве недостающих вариантов ответов берутся длины маршрутов из других вершин в конечную и случайные числа. </text:p>
        </text:list-item>
      </text:list>
      <text:list xml:id="list1803780236" text:continue-list="list591571210" text:style-name="L44">
        <text:list-item>
          <text:list>
            <text:list-item>
              <text:list>
                <text:list-item>
                  <text:h text:style-name="P176" text:outline-level="3">A0<text:span text:style-name="T11">5</text:span> «<text:span text:style-name="T11">Автомат, строящий числа по заданным правилам</text:span>»</text:h>
                </text:list-item>
              </text:list>
            </text:list-item>
          </text:list>
        </text:list-item>
      </text:list>
      <text:p text:style-name="P6">Условие.</text:p>
      <text:p text:style-name="Standard">Автомат получает на вход два трехзначных числа. По этим числам строится новое число по следующим правилам.</text:p>
      <text:list xml:id="list1418818846" text:style-name="L48">
        <text:list-item>
          <text:p text:style-name="P104">Вычисляются три числа – сумма старших разрядов заданных трехзначных чисел, сумма средних разрядов этих чисел, сумма младших разрядов. </text:p>
        </text:list-item>
        <text:list-item>
          <text:p text:style-name="P104">Полученные три числа записываются друг за другом в порядке убывания (без разделителей). </text:p>
        </text:list-item>
      </text:list>
      <text:p text:style-name="Standard">Пример. Исходные трехзначные числа: 835, 196. Поразрядные суммы: 9, 12, 11. Результат: 12119</text:p>
      <text:p text:style-name="Standard">Определите, какое из следующих чисел может быть результатом работы автомата.</text:p>
      <text:list xml:id="list1482797983" text:style-name="L49">
        <text:list-item>
          <text:p text:style-name="P63">151303 </text:p>
        </text:list-item>
        <text:list-item>
          <text:p text:style-name="P63">161410 </text:p>
        </text:list-item>
        <text:list-item>
          <text:p text:style-name="P63">191615 </text:p>
        </text:list-item>
        <text:list-item>
          <text:p text:style-name="P63">121613 </text:p>
        </text:list-item>
      </text:list>
      <text:p text:style-name="P6">Анализ решения.</text:p>
      <text:p text:style-name="Standard">Необходимо отбросить неверные варианты:</text:p>
      <text:list xml:id="list1583686639" text:style-name="L50">
        <text:list-item>
          <text:p text:style-name="P64">151303 - 03 (лидирующий ноль) </text:p>
        </text:list-item>
        <text:list-item>
          <text:p text:style-name="P64">191615 - 19 (максимальная сумма 2х 10тичных цифр 9+9==18) </text:p>
        </text:list-item>
        <text:list-item>
          <text:p text:style-name="P64">121613 - Числа не в порядке убывания. </text:p>
        </text:list-item>
      </text:list>
      <text:p text:style-name="Standard">Оставшееся число 161410.</text:p>
      <text:p text:style-name="P6">Алгоритм генерации:</text:p>
      <text:p text:style-name="Standard">Сгенерировать 3 числа, содержащих одну из перечисленных выше проблем и одно подходящее число.</text:p>
      <text:list xml:id="list256356224" text:continue-list="list1803780236" text:style-name="L44">
        <text:list-item>
          <text:list>
            <text:list-item>
              <text:list>
                <text:list-item>
                  <text:h text:style-name="P177" text:outline-level="3">A<text:span text:style-name="T45">0</text:span><text:span text:style-name="T11">7</text:span> «<text:span text:style-name="T11">Копирование ячейки с формулой в электронной таблице</text:span>»</text:h>
                </text:list-item>
              </text:list>
            </text:list-item>
          </text:list>
        </text:list-item>
      </text:list>
      <text:p text:style-name="P6">Условие.</text:p>
      <text:p text:style-name="Standard">В ячейке B4 электронной таблицы записана формула = $C3 * 2. Какой вид приобретет формула, после того как ячейку B4 скопируют в ячейку B6?</text:p>
      <text:p text:style-name="Standard">Примечание: знак $ используется для обозначения абсолютной адресации.</text:p>
      <text:list xml:id="list93094577" text:style-name="L51">
        <text:list-item>
          <text:p text:style-name="P65">= $C5 * 4 </text:p>
        </text:list-item>
        <text:list-item>
          <text:p text:style-name="P65">= $C5 * 2 </text:p>
        </text:list-item>
        <text:list-item>
          <text:p text:style-name="P65"><text:soft-page-break/>= $C3 * 4 </text:p>
        </text:list-item>
        <text:list-item>
          <text:p text:style-name="P65">= $C1 * 2 </text:p>
        </text:list-item>
      </text:list>
      <text:p text:style-name="P6">Анализ решения.</text:p>
      <text:p text:style-name="Standard">Номер ячейки состоит из двух частей: латинские буквы и цифры. Буквами обозначены столбцы таблицы, цифрами строки. На пересечении строки и столбца находится ячейка с соответствующим номером. Если в ячейке записана формула, содержащая ссылку на другую ячейку, то при копировании содержимого в другую ячейку ссылка изменяется по следующему правилу:</text:p>
      <text:list xml:id="list2076501036" text:style-name="L52">
        <text:list-item>
          <text:p text:style-name="P107">координата ссылки, помеченная знаком $ остаётся неизменной </text:p>
        </text:list-item>
        <text:list-item>
          <text:p text:style-name="P108">если знак $ <text:span text:style-name="T11">отсутствует</text:span>, то координата изменяется на столькоже, насколько изменилась соответствующая координата ячейки, в которой записана формула.</text:p>
        </text:list-item>
      </text:list>
      <text:p text:style-name="P24">Неправильные ответы в приведённом задании содержат следующие ошибки:</text:p>
      <text:list xml:id="list188918279" text:style-name="L53">
        <text:list-item>
          <text:p text:style-name="P109">сдвиг в обратную сторону </text:p>
        </text:list-item>
        <text:list-item>
          <text:p text:style-name="P109">сдвиг по другой координате </text:p>
        </text:list-item>
        <text:list-item>
          <text:p text:style-name="P109">сдвиг по обеим координатам </text:p>
        </text:list-item>
      </text:list>
      <text:p text:style-name="P6">Алгоритм генерации.</text:p>
      <text:p text:style-name="Standard">Выбираются начальные параметры: какие координаты зафиксированы; направление сдвига <text:span text:style-name="T11">(</text:span>из 8ми возможных: 4 по горизонтали, 4 по диагонали). </text:p>
      <text:p text:style-name="P22">Производится сдвиг <text:span text:style-name="T11">и по правилам вычисляется верный ответ</text:span>. <text:span text:style-name="T33">Варьируя </text:span>фиксаторы координат получается еще несколько неверных значений <text:span text:style-name="T11">для д</text:span><text:span text:style-name="T33">и</text:span><text:span text:style-name="T11">стракторов.</text:span> Если значений не хватает выбирается другое направление сдвига и таким же образом генерируются неверные результаты. </text:p>
      <text:list xml:id="list1850559563" text:continue-list="list256356224" text:style-name="L44">
        <text:list-item>
          <text:list>
            <text:list-item>
              <text:list>
                <text:list-item>
                  <text:h text:style-name="P177" text:outline-level="3">A<text:span text:style-name="T45">0</text:span><text:span text:style-name="T12">9</text:span> «<text:span text:style-name="T12">Неравномерный код</text:span>»</text:h>
                </text:list-item>
              </text:list>
            </text:list-item>
          </text:list>
        </text:list-item>
      </text:list>
      <text:p text:style-name="P6">Условие.</text:p>
      <text:p text:style-name="Standard">Для кодирования некоторой последовательности, состоящей из букв А, Б, В, Г и Д, решили использовать неравномерный двоичный код, позволяющий однозначно декодировать двоичную последовательность, появляющуюся на приёмной стороне канала связи. Использовали код: А–1, Б–000, В–001, Г–011. Укажите, каким кодовым словом может быть закодирована буква Д. Код должен удовлетворять свойству однозначного декодирования.</text:p>
      <text:list xml:id="list1661229374" text:style-name="L54">
        <text:list-item>
          <text:p text:style-name="P66">00 </text:p>
        </text:list-item>
        <text:list-item>
          <text:p text:style-name="P66">01 </text:p>
        </text:list-item>
        <text:list-item>
          <text:p text:style-name="P66">11 </text:p>
        </text:list-item>
        <text:list-item>
          <text:p text:style-name="P66">010 </text:p>
        </text:list-item>
      </text:list>
      <text:p text:style-name="P6">Анализ решения.</text:p>
      <text:p text:style-name="Standard">Необходимо отбросить неверные варианты, нарушающие однозначность декодирования:</text:p>
      <text:list xml:id="list2060752649" text:style-name="L55">
        <text:list-item>
          <text:p text:style-name="P67"><text:soft-page-break/>новый код не должен быть префиксом существующих кодов: </text:p>
        </text:list-item>
      </text:list>
      <text:list xml:id="list925958710" text:style-name="L56">
        <text:list-item>
          <text:p text:style-name="P68">00 - префикс 000 </text:p>
        </text:list-item>
        <text:list-item>
          <text:p text:style-name="P68">01 - префикс 011 </text:p>
        </text:list-item>
      </text:list>
      <text:p text:style-name="Standard">существующие коды не должны быть префиксами нового: </text:p>
      <text:list xml:id="list1568216798" text:style-name="L57">
        <text:list-item>
          <text:p text:style-name="P69">1 - префикс 11 </text:p>
        </text:list-item>
      </text:list>
      <text:p text:style-name="Standard">Остаётся 010.</text:p>
      <text:p text:style-name="P6">Алгоритм генерации.</text:p>
      <text:list xml:id="list1309901158" text:style-name="L58">
        <text:list-item>
          <text:p text:style-name="P71">Случайным образом <text:span text:style-name="T34">строится </text:span>двоичное дерево. </text:p>
        </text:list-item>
        <text:list-item>
          <text:p text:style-name="P70">В процессе обхода дерева в глубину строятся двоичные коды. </text:p>
        </text:list-item>
        <text:list-item>
          <text:p text:style-name="P70">Выбирается один код для ответа и несколько кодов для условия. </text:p>
        </text:list-item>
        <text:list-item>
          <text:p text:style-name="P70">В качестве деструкторов берутся либо префиксы кодов из условия, либо к кодам из условия добавляются суффиксы. </text:p>
        </text:list-item>
      </text:list>
      <text:list xml:id="list1748831767" text:continue-list="list1850559563" text:style-name="L44">
        <text:list-item>
          <text:list>
            <text:list-item>
              <text:list>
                <text:list-item>
                  <text:h text:style-name="P177" text:outline-level="3"><text:span text:style-name="T12">A11</text:span> «<text:span text:style-name="T12">Определить размер пароля, созданного по заданным правилам</text:span>»</text:h>
                </text:list-item>
              </text:list>
            </text:list-item>
          </text:list>
        </text:list-item>
      </text:list>
      <text:p text:style-name="P6">Условие.</text:p>
      <text:p text:style-name="Standard">Для регистрации на сайте некоторой страны пользователю требуется придумать пароль. Длина пароля – ровно 11 символов. В качестве символов используются десятичные цифры и 12 различных букв местного алфавита, причём все буквы используются в двух начертаниях: как строчные, так и заглавные (регистр буквы имеет значение!).</text:p>
      <text:p text:style-name="Standard">Под хранение каждого такого пароля на компьютере отводится минимально возможное и одинаковое целое количество байтов, при этом используется посимвольное кодирование и все символы кодируются одинаковым и минимально возможным количеством битов.</text:p>
      <text:p text:style-name="Standard">Определите объём памяти, который занимает хранение 60 паролей.</text:p>
      <text:list xml:id="list1895364888" text:style-name="L59">
        <text:list-item>
          <text:p text:style-name="P72">540 байт </text:p>
        </text:list-item>
        <text:list-item>
          <text:p text:style-name="P72">600 байт </text:p>
        </text:list-item>
        <text:list-item>
          <text:p text:style-name="P72">660 байт </text:p>
        </text:list-item>
        <text:list-item>
          <text:p text:style-name="P72">720 байт </text:p>
        </text:list-item>
      </text:list>
      <text:p text:style-name="P6">Анализ решения.</text:p>
      <text:p text:style-name="Standard">Ход решения.</text:p>
      <text:list xml:id="list2159447137" text:style-name="L60">
        <text:list-item>
          <text:p text:style-name="P105">Определить число бит, необходимых для кодирования 1 буквы алфавита. Для этого нужно найти число, являющееся степенью 2 не меньшее, чем длина алфавита. </text:p>
        </text:list-item>
        <text:list-item>
          <text:p text:style-name="P105">Определить количество байт, необходимых для кодирования одного пароля. Необходимо умножить число бит для хранения 1 символа на длину пароля, разделить на 8 с округлением вверх. </text:p>
        </text:list-item>
        <text:list-item>
          <text:p text:style-name="P105">Определить количество байт для хранения 60 паролей. Умножить полученный на <text:soft-page-break/>предыдущем шаге результат на 60. </text:p>
        </text:list-item>
      </text:list>
      <text:p text:style-name="Standard"><text:span text:style-name="T12">Возможные ошибки</text:span>:</text:p>
      <text:list xml:id="list1156893740" text:style-name="L61">
        <text:list-item>
          <text:p text:style-name="P110">в ходе решения можно не учесть, что буквы используются в 2х регистрах </text:p>
        </text:list-item>
        <text:list-item>
          <text:p text:style-name="P110">можно случайно отвести под каждый символ целое число байт </text:p>
        </text:list-item>
        <text:list-item>
          <text:p text:style-name="P110">можно неверно посчитать количество бит, необходимых для хранения одного пароля </text:p>
        </text:list-item>
      </text:list>
      <text:p text:style-name="P10">Описание изменений.</text:p>
      <text:p text:style-name="Standard">Задание аналогично результатам работы генератора A2 car_numbers. Есть отличия:</text:p>
      <text:list xml:id="list1639588722" text:style-name="L62">
        <text:list-item>
          <text:p text:style-name="P102">другая легенда </text:p>
        </text:list-item>
        <text:list-item>
          <text:p text:style-name="P102">дополнительная сложность - буквы алфавита используются в двух начертания: строчные и заглавные. </text:p>
        </text:list-item>
      </text:list>
      <text:p text:style-name="P16">Для реализации общий код из существующего генератора был вынесен <text:span text:style-name="T12">в отдельные процедуры </text:span>и использован для создания заданий нового типа.</text:p>
      <text:list xml:id="list1474644895" text:continue-list="list1748831767" text:style-name="L44">
        <text:list-item>
          <text:list>
            <text:list-item>
              <text:list>
                <text:list-item>
                  <text:h text:style-name="P178" text:outline-level="3"><text:span text:style-name="T13">A12</text:span> «<text:span text:style-name="T13">Переворот массива</text:span>»</text:h>
                </text:list-item>
              </text:list>
            </text:list-item>
          </text:list>
        </text:list-item>
      </text:list>
      <text:p text:style-name="P6">Условие.</text:p>
      <text:p text:style-name="Standard">В программе используется одномерный целочисленный массив A с индексами от 0 до 9. Ниже представлен фрагмент программы, записанный на разных языках программирования, в котором значения элементов сначала задаются, а затем меняются.</text:p>
      <table:table table:name="Table16" table:style-name="Table16">
        <table:table-column table:style-name="Table16.A"/>
        <table:table-column table:style-name="Table16.B"/>
        <table:table-row table:style-name="Table16.1">
          <table:table-cell table:style-name="Table16.A1" office:value-type="string">
            <text:p text:style-name="P53">Бейсик</text:p>
          </table:table-cell>
          <table:table-cell table:style-name="Table16.B1" office:value-type="string">
            <text:p text:style-name="P53">Паскаль</text:p>
          </table:table-cell>
        </table:table-row>
        <table:table-row table:style-name="Table16.1">
          <table:table-cell table:style-name="Table16.A1" office:value-type="string">
            <text:p text:style-name="P50"><text:span text:style-name="T14">FOR</text:span><text:span text:style-name="T16"> </text:span><text:span text:style-name="T14">i</text:span><text:span text:style-name="T16">=0 </text:span><text:span text:style-name="T14">TO</text:span><text:span text:style-name="T16"> 9</text:span></text:p>
            <text:p text:style-name="P51"><text:span text:style-name="T16"><text:s text:c="2"/></text:span><text:span text:style-name="T14">A</text:span><text:span text:style-name="T16">(</text:span><text:span text:style-name="T14">i</text:span><text:span text:style-name="T16">) = 9-</text:span><text:span text:style-name="T14">i</text:span></text:p>
            <text:p text:style-name="P51"><text:span text:style-name="T14">NEXT</text:span><text:span text:style-name="T16"> </text:span><text:span text:style-name="T14">i</text:span></text:p>
            <text:p text:style-name="P51"><text:span text:style-name="T14">FOR</text:span><text:span text:style-name="T16"> </text:span><text:span text:style-name="T14">i</text:span><text:span text:style-name="T16"> = 0 </text:span><text:span text:style-name="T14">TO</text:span><text:span text:style-name="T16"> 4 </text:span></text:p>
            <text:p text:style-name="P51"><text:span text:style-name="T16"><text:s text:c="2"/></text:span><text:span text:style-name="T14">k</text:span><text:span text:style-name="T16"> = </text:span><text:span text:style-name="T14">A</text:span><text:span text:style-name="T16">(</text:span><text:span text:style-name="T14">i</text:span><text:span text:style-name="T16">)</text:span></text:p>
            <text:p text:style-name="P51"><text:span text:style-name="T16"><text:s text:c="2"/></text:span><text:span text:style-name="T14">A</text:span><text:span text:style-name="T16">(</text:span><text:span text:style-name="T14">i</text:span><text:span text:style-name="T16">) = </text:span><text:span text:style-name="T14">A</text:span><text:span text:style-name="T16">(9-</text:span><text:span text:style-name="T14">i</text:span><text:span text:style-name="T16">)</text:span></text:p>
            <text:p text:style-name="P51"><text:span text:style-name="T16"><text:s text:c="2"/></text:span><text:span text:style-name="T14">A</text:span><text:span text:style-name="T16">(9-</text:span><text:span text:style-name="T14">i</text:span><text:span text:style-name="T16">) = </text:span><text:span text:style-name="T14">k</text:span></text:p>
            <text:p text:style-name="P54"><text:span text:style-name="T16"><text:s/></text:span><text:span text:style-name="T14">NEXT i</text:span></text:p>
          </table:table-cell>
          <table:table-cell table:style-name="Table16.B1" office:value-type="string">
            <text:p text:style-name="P56">for i:=0 to 9 do</text:p>
            <text:p text:style-name="P54"><text:span text:style-name="T14"><text:s text:c="2"/>A[i]</text:span><text:span text:style-name="T16"> </text:span><text:span text:style-name="T14">:=</text:span><text:span text:style-name="T16"> </text:span><text:span text:style-name="T14">9-i;</text:span></text:p>
            <text:p text:style-name="P57">for i:=0 to 4 do</text:p>
            <text:p text:style-name="P57">begin</text:p>
            <text:p text:style-name="P57"><text:s text:c="2"/>k := A[i];</text:p>
            <text:p text:style-name="P57"><text:s text:c="2"/>A[i] := A[9-i];</text:p>
            <text:p text:style-name="P57"><text:s text:c="2"/>A[9-i] := k;</text:p>
            <text:p text:style-name="P57">end;</text:p>
          </table:table-cell>
        </table:table-row>
        <table:table-row table:style-name="Table16.1">
          <table:table-cell table:style-name="Table16.A1" office:value-type="string">
            <text:p text:style-name="P53">Си</text:p>
          </table:table-cell>
          <table:table-cell table:style-name="Table16.B1" office:value-type="string">
            <text:p text:style-name="P53">Алгоритмический язык</text:p>
          </table:table-cell>
        </table:table-row>
        <table:table-row table:style-name="Table16.1">
          <table:table-cell table:style-name="Table16.A1" office:value-type="string">
            <text:p text:style-name="P56">for (i=0;i&lt;=9;i++)</text:p>
            <text:p text:style-name="P54"><text:span text:style-name="T14"><text:s text:c="2"/>A[i]</text:span><text:span text:style-name="T16"> </text:span><text:span text:style-name="T14">=</text:span><text:span text:style-name="T16"> </text:span><text:span text:style-name="T14">9-i;</text:span></text:p>
            <text:p text:style-name="P57">for (i=0;i&lt;=4;i++)</text:p>
            <text:p text:style-name="P57">{</text:p>
            <text:p text:style-name="P57"><text:s text:c="2"/>k = A[i];</text:p>
            <text:p text:style-name="P57"><text:s text:c="2"/>A[i] = A[9-i];</text:p>
            <text:p text:style-name="P57"><text:s text:c="2"/>A[9-i] = k;</text:p>
            <text:p text:style-name="P57">}</text:p>
          </table:table-cell>
          <table:table-cell table:style-name="Table16.B1" office:value-type="string">
            <text:p text:style-name="P55"><text:span text:style-name="T17">нц</text:span><text:span text:style-name="T16"> </text:span><text:span text:style-name="T17">для</text:span><text:span text:style-name="T16"> </text:span><text:span text:style-name="T14">i</text:span><text:span text:style-name="T16"> </text:span><text:span text:style-name="T17">от</text:span><text:span text:style-name="T16"> 0 </text:span><text:span text:style-name="T17">до</text:span><text:span text:style-name="T16"> 9</text:span></text:p>
            <text:p text:style-name="P54"><text:span text:style-name="T16"><text:s text:c="2"/></text:span><text:span text:style-name="T14">A[i]:=</text:span><text:span text:style-name="T16"> </text:span><text:span text:style-name="T14">9-i</text:span></text:p>
            <text:p text:style-name="P58">кц</text:p>
            <text:p text:style-name="P54"><text:span text:style-name="T17">нц</text:span><text:span text:style-name="T14"> </text:span><text:span text:style-name="T17">для</text:span><text:span text:style-name="T14"> i </text:span><text:span text:style-name="T17">от</text:span><text:span text:style-name="T14"> 0 </text:span><text:span text:style-name="T17">до</text:span><text:span text:style-name="T14"> 4</text:span></text:p>
            <text:p text:style-name="P57"><text:s text:c="2"/>k := A[i]</text:p>
            <text:p text:style-name="P57"><text:s text:c="2"/>A[i] := A[9-i]</text:p>
            <text:p text:style-name="P54"><text:span text:style-name="T14"><text:s text:c="2"/>A[9-i]</text:span><text:span text:style-name="T16"> </text:span><text:span text:style-name="T14">:= k</text:span></text:p>
            <text:p text:style-name="P60">кц</text:p>
            <text:p text:style-name="P59"/>
          </table:table-cell>
        </table:table-row>
      </table:table>
      <text:p text:style-name="Таблица">Таблица <text:sequence text:ref-name="refТаблица3" text:name="Таблица" text:formula="ooow:Таблица+1" style:num-format="1">4</text:sequence>: Задание A12. Фрагменты программ.</text:p>
      <text:p text:style-name="Standard">Чему будут равны элементы этого массива после выполнения фрагмента программы?</text:p>
      <text:list xml:id="list785793086" text:style-name="L63">
        <text:list-item>
          <text:p text:style-name="P111"><text:soft-page-break/>9 8 7 6 5 4 3 2 1 0</text:p>
        </text:list-item>
        <text:list-item>
          <text:p text:style-name="P111">0 1 2 3 4 5 6 7 8 9</text:p>
        </text:list-item>
        <text:list-item>
          <text:p text:style-name="P111">9 8 7 6 5 5 6 7 8 9</text:p>
        </text:list-item>
        <text:list-item>
          <text:p text:style-name="P111">0 1 2 3 4 4 3 2 1 0</text:p>
        </text:list-item>
      </text:list>
      <text:p text:style-name="P8">Анализ решения.</text:p>
      <text:p text:style-name="Standard">Необходимо понять, что в первом цикле массив A инициализируется числами от 9 до 0. Во втором цикле элементы массива переупорядочиваются в обратном порядке.</text:p>
      <text:p text:style-name="Standard">Параметрами для генератора могут быть:</text:p>
      <text:list xml:id="list1253708274" text:style-name="L64">
        <text:list-item>
          <text:p text:style-name="P112">размер массива </text:p>
        </text:list-item>
        <text:list-item>
          <text:p text:style-name="P112">инициализация массива: цикл вперёд или назад, заполнения от большего числа к меньшему или наоборот </text:p>
        </text:list-item>
        <text:list-item>
          <text:p text:style-name="P112">операции, производимые во 2м цикле, цикл вперёд или назад </text:p>
        </text:list-item>
      </text:list>
      <text:p text:style-name="Standard">Дистракторы:</text:p>
      <text:list xml:id="list589364942" text:style-name="L65">
        <text:list-item>
          <text:p text:style-name="P103">элементы массива в обратном порядке </text:p>
        </text:list-item>
        <text:list-item>
          <text:p text:style-name="P103">копир<text:span text:style-name="T35">о</text:span>вание элементом (слева направо/справа налево) вместо обмена </text:p>
        </text:list-item>
      </text:list>
      <text:p text:style-name="P6">Алгоритм генерации <text:span text:style-name="T19">и ограничения</text:span>.</text:p>
      <text:list xml:id="list1423482159" text:style-name="L66">
        <text:list-item>
          <text:p text:style-name="P113">Ограничение на размерность массива 8 .. 12 = 10(в оригинале условия) +- 2. </text:p>
        </text:list-item>
        <text:list-item>
          <text:p text:style-name="P113">Для разнообразия в задание добавлено: </text:p>
        </text:list-item>
      </text:list>
      <text:list xml:id="list397023404" text:style-name="L67">
        <text:list-item>
          <text:p text:style-name="P73"><text:span text:style-name="T18">и</text:span>нициализация массива цел<text:span text:style-name="T36">ы</text:span>ми числами: n-1 .. 0 (а не 0 .. n-1) </text:p>
        </text:list-item>
        <text:list-item>
          <text:p text:style-name="P73"><text:span text:style-name="T18">о</text:span>братный порядок присваиваний при перестановке элементов в массиве </text:p>
        </text:list-item>
      </text:list>
      <text:list xml:id="list1202405869" text:continue-list="list1474644895" text:style-name="L44">
        <text:list-item>
          <text:list>
            <text:list-item>
              <text:list>
                <text:list-item>
                  <text:h text:style-name="P177" text:outline-level="3">B0<text:span text:style-name="T19">1</text:span> «<text:span text:style-name="T19">Изменение размера перекодированного сообщения»</text:span></text:h>
                </text:list-item>
              </text:list>
            </text:list-item>
          </text:list>
        </text:list-item>
      </text:list>
      <text:p text:style-name="P6"><text:span text:style-name="T19">Условие</text:span><text:span text:style-name="T19">.</text:span></text:p>
      <text:p text:style-name="P17">Автоматическое устройство осуществило перекодировку информационного сообщения на русском языке длиной в 20 символов, первоначально записанного в 2-байтном коде Unicode, в 8-битную кодировку КОИ-8. На сколько бит уменьшилась длина сообщения?</text:p>
      <text:p text:style-name="P17">В ответе запишите только число.</text:p>
      <text:p text:style-name="P6">Анализ решения.</text:p>
      <text:p text:style-name="Standard">8 бит в 2 раза меньше, чем 2 байта, следовательно каждый символ после перекодировки занимает на 1 байт меньше места. Значит сообщение стало занимать на 20 байт меньше, 20 байт это 160 бит.</text:p>
      <text:p text:style-name="P6"><text:span text:style-name="T19">Описание изменений</text:span>.</text:p>
      <text:p text:style-name="Standard">Задание похоже на существующее задание А1 recode, где необходимо по изменению(после перекодировки) размера сообщения в байтах узнать его длину. Названия и размеры кодировок, использующиеся в генераторах вынесены в отдельную процедуру.</text:p>
      <text:list xml:id="list2122998672" text:continue-numbering="true" text:style-name="L44">
        <text:list-item>
          <text:list>
            <text:list-item>
              <text:list>
                <text:list-item>
                  <text:h text:style-name="P179" text:outline-level="3"><text:soft-page-break/>B<text:span text:style-name="T19">04 «Список слов, составленных из нескольких букв»</text:span></text:h>
                </text:list-item>
              </text:list>
            </text:list-item>
          </text:list>
        </text:list-item>
      </text:list>
      <text:p text:style-name="P6">Условие.</text:p>
      <text:p text:style-name="Standard">Все 5-буквенные слова, составленные из букв А, О, У, записаны в алфавитном порядке. Вот начало списка:</text:p>
      <text:list xml:id="list245837547" text:style-name="L68">
        <text:list-item>
          <text:p text:style-name="P74">ААААА </text:p>
        </text:list-item>
        <text:list-item>
          <text:p text:style-name="P74">ААААО </text:p>
        </text:list-item>
        <text:list-item>
          <text:p text:style-name="P74">ААААУ </text:p>
        </text:list-item>
        <text:list-item>
          <text:p text:style-name="P74">АААОА </text:p>
        </text:list-item>
        <text:list-item>
          <text:p text:style-name="P74">… </text:p>
        </text:list-item>
      </text:list>
      <text:p text:style-name="Standard">Запишите слово, которое стоит на 240-м месте от начала списка.</text:p>
      <text:p text:style-name="P6">Анализ решения.</text:p>
      <text:p text:style-name="Standard">Необходимо, отталкиваясь от последнего элемента списка, построить несколько предыдущих. <text:span text:style-name="T19">Число </text:span>240 близко к 243, а 243 - это номер <text:span text:style-name="T19">последнего слова в списке</text:span>. Тогд<text:span text:style-name="T19">а</text:span> последние элементы <text:span text:style-name="T19">списка </text:span>следующие:</text:p>
      <text:p text:style-name="P123"><text:span text:style-name="T19"><text:s text:c="2"/>243. </text:span>УУУУУ </text:p>
      <text:list xml:id="list299935609" text:style-name="L69">
        <text:list-header>
          <text:p text:style-name="P124"><text:span text:style-name="T19">242. </text:span>УУУУО </text:p>
          <text:p text:style-name="P124"><text:span text:style-name="T19">241. </text:span>УУУУА </text:p>
          <text:p text:style-name="P124"><text:span text:style-name="T19">240. </text:span>УУУОУ </text:p>
        </text:list-header>
      </text:list>
      <text:p text:style-name="Standard">Возможные параметры для генератора:</text:p>
      <text:list xml:id="list240174969" text:style-name="L84">
        <text:list-item>
          <text:p text:style-name="P122">Мощность алфавита </text:p>
        </text:list-item>
        <text:list-item>
          <text:p text:style-name="P122">Длина слова </text:p>
        </text:list-item>
        <text:list-item>
          <text:p text:style-name="P122">Отступ от последнего слова </text:p>
        </text:list-item>
      </text:list>
      <text:p text:style-name="P6">Алгоритм генерации.</text:p>
      <text:list xml:id="list805488954" text:style-name="L71">
        <text:list-item>
          <text:p text:style-name="P114">Генерация задания заключается в выборе предложенных выше параметров и составлении в соответствии с ними текста.</text:p>
        </text:list-item>
        <text:list-item>
          <text:p text:style-name="P114">Решение вычисляется по алгоритму изложенному выше при рассмотрения решения. </text:p>
        </text:list-item>
      </text:list>
      <text:list xml:id="list2036518886" text:continue-list="list2122998672" text:style-name="L44">
        <text:list-item>
          <text:list>
            <text:list-item>
              <text:list>
                <text:list-item>
                  <text:h text:style-name="P179" text:outline-level="3"><text:span text:style-name="T18">B</text:span><text:span text:style-name="T19">05 «Недостающее значение в электронной таблице»</text:span></text:h>
                </text:list-item>
              </text:list>
            </text:list-item>
          </text:list>
        </text:list-item>
      </text:list>
      <text:p text:style-name="P11">Условие.</text:p>
      <text:p text:style-name="Standard">Дан фрагмент электронной таблицы:</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6"/>
          </table:table-cell>
          <table:table-cell table:style-name="Table4.A1" office:value-type="string">
            <text:p text:style-name="P6">A</text:p>
          </table:table-cell>
          <table:table-cell table:style-name="Table4.A1" office:value-type="string">
            <text:p text:style-name="P6">B</text:p>
          </table:table-cell>
          <table:table-cell table:style-name="Table4.A1" office:value-type="string">
            <text:p text:style-name="P6">C</text:p>
          </table:table-cell>
          <table:table-cell table:style-name="Table4.E1" office:value-type="string">
            <text:p text:style-name="P6">D</text:p>
          </table:table-cell>
        </table:table-row>
        <table:table-row>
          <table:table-cell table:style-name="Table4.A2" office:value-type="string">
            <text:p text:style-name="P6">1</text:p>
          </table:table-cell>
          <table:table-cell table:style-name="Table4.A2" office:value-type="string">
            <text:p text:style-name="Standard">3</text:p>
          </table:table-cell>
          <table:table-cell table:style-name="Table4.A2" office:value-type="string">
            <text:p text:style-name="Standard"/>
          </table:table-cell>
          <table:table-cell table:style-name="Table4.A2" office:value-type="string">
            <text:p text:style-name="Standard">3</text:p>
          </table:table-cell>
          <table:table-cell table:style-name="Table4.E2" office:value-type="string">
            <text:p text:style-name="Standard">2</text:p>
          </table:table-cell>
        </table:table-row>
        <table:table-row>
          <table:table-cell table:style-name="Table4.A2" office:value-type="string">
            <text:p text:style-name="P6">2</text:p>
          </table:table-cell>
          <table:table-cell table:style-name="Table4.A2" office:value-type="string">
            <text:p text:style-name="P26">=(C1+A1)/2</text:p>
          </table:table-cell>
          <table:table-cell table:style-name="Table4.A2" office:value-type="string">
            <text:p text:style-name="P26">=C1–D1</text:p>
          </table:table-cell>
          <table:table-cell table:style-name="Table4.A2" office:value-type="string">
            <text:p text:style-name="P26">=A1–D1</text:p>
          </table:table-cell>
          <table:table-cell table:style-name="Table4.E2" office:value-type="string">
            <text:p text:style-name="P26">=B1/2</text:p>
          </table:table-cell>
        </table:table-row>
      </table:table>
      <text:p text:style-name="Таблица">Таблица <text:sequence text:ref-name="refТаблица4" text:name="Таблица" text:formula="ooow:Таблица+1" style:num-format="1">5</text:sequence>: Задание B05. Фрагмент электронной таблицы.</text:p>
      <text:p text:style-name="Standard">Какое число должно быть записано в ячейке B1, чтобы построенная после выполнения <text:soft-page-break/>вычислений диаграмма по значениям диапазона ячеек A2:D2 соответствовала рисунку?</text:p>
      <text:p text:style-name="Standard"><draw:frame draw:style-name="fr3" draw:name="Frame3" text:anchor-type="as-char" svg:width="2.5161in" draw:z-index="7"><draw:text-box fo:min-height="1.9535in"><text:p text:style-name="Диаграмма"><draw:frame draw:style-name="fr4" draw:name="graphics2" text:anchor-type="paragraph" svg:x="0.0016in" svg:y="0.0008in" svg:width="2.5161in" style:rel-width="100%" svg:height="1.9535in" style:rel-height="scale" draw:z-index="8"><draw:image xlink:href="Pictures/2000003E00001BB2000015CB49BFBC1D.wmf" xlink:type="simple" xlink:show="embed" xlink:actuate="onLoad"/></draw:frame>Диаграмма <text:sequence text:ref-name="refДиаграмма3" text:name="Диаграмма" text:formula="ooow:Диаграмма+1" style:num-format="1">4</text:sequence>: Задание B05</text:p></draw:text-box></draw:frame></text:p>
      <text:p text:style-name="Standard">Анализ решения.</text:p>
      <text:p text:style-name="Standard">Рассмотрим приведённое выше задания. Значения всех ячеек второй строки, кроме одной, вычисляются на основе известных значений, их стоит вычислить в первую очередь. После этого по диаграмме определяется значение последней ячейки во второй строке. После этого определяется значение в пустой ячейке.</text:p>
      <text:p text:style-name="Standard">Возможные параметры генератора:</text:p>
      <text:list xml:id="list1842846323" text:style-name="L72">
        <text:list-item>
          <text:p text:style-name="P115">Количество столбцов в таблице </text:p>
        </text:list-item>
        <text:list-item>
          <text:p text:style-name="P115">Значения в известных ячейках </text:p>
        </text:list-item>
        <text:list-item>
          <text:p text:style-name="P115">Формулы в ячейках второй строки </text:p>
        </text:list-item>
      </text:list>
      <text:p text:style-name="P6">Алгоритм генерации.</text:p>
      <text:p text:style-name="Standard">В случае случайной генерации формул необходимо следить за сложностью получаемого задания, а так же за существованием и единственностью решения. Это сильно усложняет генерацию, поэтому в целях упрощения процедуры генерации уравнения записываются в ручную программистом. Для внесения разнообразия в получаемые варианты заданий ячейки в 1й и 2й строке случайным образом перемешиваются, в соответствии с этим меняются координаты в формулах.</text:p>
      <text:p text:style-name="P20"/>
      <text:list xml:id="list973691585" text:continue-list="list2036518886" text:style-name="L44">
        <text:list-item>
          <text:list>
            <text:list-item>
              <text:list>
                <text:list-item>
                  <text:h text:style-name="P179" text:outline-level="3"><text:span text:style-name="T18">B</text:span><text:span text:style-name="T20">08 «Основание системы счисления»</text:span></text:h>
                </text:list-item>
              </text:list>
            </text:list-item>
          </text:list>
        </text:list-item>
      </text:list>
      <text:p text:style-name="P12">Условие.</text:p>
      <text:p text:style-name="Standard">Запись числа 67<text:span text:style-name="T30">10</text:span> в системе счисления с основанием N оканчивается на 1 и содержит 4 цифры. Чему равно основание этой системы счисления N?</text:p>
      <text:p text:style-name="P6">Анализ решения.</text:p>
      <text:p text:style-name="Standard">Решать перебором, отбросив заведомо неверные варианты ответа.</text:p>
      <text:p text:style-name="Standard">Алгоритм генерации и ограничения.</text:p>
      <text:list xml:id="list769860232" text:style-name="L73">
        <text:list-item>
          <text:p text:style-name="P116">В<text:span text:style-name="T37">ы</text:span>бираются параметры - чи<text:span text:style-name="T38">с</text:span>ло(10 .. 100) и основание системы счисления (2 .. 9). </text:p>
        </text:list-item>
        <text:list-item>
          <text:p text:style-name="P116"><text:soft-page-break/>Перебором проверяется, есть ли другие системы исчисления, в которых результат имеет столько же цифр и такую же последнюю цифру. Если другая система счисления есть - параметры генерируются заново. </text:p>
        </text:list-item>
      </text:list>
      <text:list xml:id="list681811372" text:continue-list="list973691585" text:style-name="L44">
        <text:list-item>
          <text:list>
            <text:list-item>
              <text:list>
                <text:list-item>
                  <text:h text:style-name="P179" text:outline-level="3"><text:span text:style-name="T18">B</text:span><text:span text:style-name="T21">11 «Маска подсети»</text:span></text:h>
                </text:list-item>
              </text:list>
            </text:list-item>
          </text:list>
        </text:list-item>
      </text:list>
      <text:p text:style-name="P13">Условие.</text:p>
      <text:p text:style-name="Standard">В терминологии сетей TCP/IP маской сети называется двоичное число, определяющее, какая часть IP-адреса узла сети относится к адресу сети, а какая — к адресу самого узла в этой сети. Обычно маска записывается по тем же правилам, что и IP-адрес. Адрес сети получается в результате применения поразрядной конъюнкции к заданному IP-адресу узла и маске. По заданным IP-адресу узла и маске определите адрес сети.</text:p>
      <table:table table:name="Table5" table:style-name="Table5">
        <table:table-column table:style-name="Table5.A"/>
        <table:table-column table:style-name="Table5.B"/>
        <table:table-row>
          <table:table-cell table:style-name="Table5.A1" office:value-type="string">
            <text:p text:style-name="Standard">IP –адрес узла:</text:p>
          </table:table-cell>
          <table:table-cell table:style-name="Table5.A1" office:value-type="string">
            <text:p text:style-name="Standard">217.233.232.3</text:p>
          </table:table-cell>
        </table:table-row>
        <table:table-row>
          <table:table-cell table:style-name="Table5.A1" office:value-type="string">
            <text:p text:style-name="Standard">Маска:</text:p>
          </table:table-cell>
          <table:table-cell table:style-name="Table5.A1" office:value-type="string">
            <text:p text:style-name="P18">255.255.252.0</text:p>
          </table:table-cell>
        </table:table-row>
      </table:table>
      <text:p text:style-name="Standard"/>
      <text:p text:style-name="Standard">При записи ответа выберите из приведенных в таблице чисел четыре элемента IP-адреса и запишите в нужном порядке соответствующие им буквы. Точки писать не нужно.</text:p>
      <table:table table:name="Table6" table:style-name="Table6">
        <table:table-column table:style-name="Table6.A"/>
        <table:table-column table:style-name="Table6.B"/>
        <table:table-column table:style-name="Table6.C" table:number-columns-repeated="5"/>
        <table:table-column table:style-name="Table6.H"/>
        <table:table-row>
          <table:table-cell table:style-name="Table6.A1" office:value-type="string">
            <text:p text:style-name="P126">A</text:p>
          </table:table-cell>
          <table:table-cell table:style-name="Table6.A1" office:value-type="string">
            <text:p text:style-name="P126">B</text:p>
          </table:table-cell>
          <table:table-cell table:style-name="Table6.A1" office:value-type="string">
            <text:p text:style-name="P126">C</text:p>
          </table:table-cell>
          <table:table-cell table:style-name="Table6.A1" office:value-type="string">
            <text:p text:style-name="P126">D</text:p>
          </table:table-cell>
          <table:table-cell table:style-name="Table6.A1" office:value-type="string">
            <text:p text:style-name="P126">E</text:p>
          </table:table-cell>
          <table:table-cell table:style-name="Table6.A1" office:value-type="string">
            <text:p text:style-name="P126">F</text:p>
          </table:table-cell>
          <table:table-cell table:style-name="Table6.A1" office:value-type="string">
            <text:p text:style-name="P126">G</text:p>
          </table:table-cell>
          <table:table-cell table:style-name="Table6.H1" office:value-type="string">
            <text:p text:style-name="P126">H</text:p>
          </table:table-cell>
        </table:table-row>
        <table:table-row>
          <table:table-cell table:style-name="Table6.A2" office:value-type="string">
            <text:p text:style-name="P25">0</text:p>
          </table:table-cell>
          <table:table-cell table:style-name="Table6.A2" office:value-type="string">
            <text:p text:style-name="P25">3</text:p>
          </table:table-cell>
          <table:table-cell table:style-name="Table6.A2" office:value-type="string">
            <text:p text:style-name="P25">217</text:p>
          </table:table-cell>
          <table:table-cell table:style-name="Table6.D2" office:value-type="float" office:value="233">
            <text:p text:style-name="P25">233</text:p>
          </table:table-cell>
          <table:table-cell table:style-name="Table6.A2" office:value-type="string">
            <text:p text:style-name="P25">232</text:p>
          </table:table-cell>
          <table:table-cell table:style-name="Table6.A2" office:value-type="string">
            <text:p text:style-name="P25">244</text:p>
          </table:table-cell>
          <table:table-cell table:style-name="Table6.A2" office:value-type="string">
            <text:p text:style-name="P25">252</text:p>
          </table:table-cell>
          <table:table-cell table:style-name="Table6.H2" office:value-type="string">
            <text:p text:style-name="P25">255</text:p>
          </table:table-cell>
        </table:table-row>
      </table:table>
      <text:p text:style-name="Таблица">Таблица <text:sequence text:ref-name="refТаблица5" text:name="Таблица" text:formula="ooow:Таблица+1" style:num-format="1">6</text:sequence>: Задание B11. Фрагменты ответа.</text:p>
      <text:p text:style-name="Standard">Пример. Пусть искомый IP-адрес 192.168.128.0, и дана таблица</text:p>
      <table:table table:name="Table7" table:style-name="Table7">
        <table:table-column table:style-name="Table7.A"/>
        <table:table-column table:style-name="Table7.B" table:number-columns-repeated="2"/>
        <table:table-column table:style-name="Table7.D"/>
        <table:table-column table:style-name="Table7.B"/>
        <table:table-column table:style-name="Table7.F"/>
        <table:table-column table:style-name="Table7.G"/>
        <table:table-column table:style-name="Table7.H"/>
        <table:table-row>
          <table:table-cell table:style-name="Table7.A1" office:value-type="string">
            <text:p text:style-name="P126">A</text:p>
          </table:table-cell>
          <table:table-cell table:style-name="Table7.A1" office:value-type="string">
            <text:p text:style-name="P126">B</text:p>
          </table:table-cell>
          <table:table-cell table:style-name="Table7.A1" office:value-type="string">
            <text:p text:style-name="P126">C</text:p>
          </table:table-cell>
          <table:table-cell table:style-name="Table7.A1" office:value-type="string">
            <text:p text:style-name="P126">D</text:p>
          </table:table-cell>
          <table:table-cell table:style-name="Table7.A1" office:value-type="string">
            <text:p text:style-name="P126">E</text:p>
          </table:table-cell>
          <table:table-cell table:style-name="Table7.A1" office:value-type="string">
            <text:p text:style-name="P126">F</text:p>
          </table:table-cell>
          <table:table-cell table:style-name="Table7.A1" office:value-type="string">
            <text:p text:style-name="P126">G</text:p>
          </table:table-cell>
          <table:table-cell table:style-name="Table7.H1" office:value-type="string">
            <text:p text:style-name="P126">H</text:p>
          </table:table-cell>
        </table:table-row>
        <table:table-row>
          <table:table-cell table:style-name="Table7.A2" office:value-type="string">
            <text:p text:style-name="P25">128</text:p>
          </table:table-cell>
          <table:table-cell table:style-name="Table7.A2" office:value-type="string">
            <text:p text:style-name="P25">168</text:p>
          </table:table-cell>
          <table:table-cell table:style-name="Table7.A2" office:value-type="string">
            <text:p text:style-name="P25">255</text:p>
          </table:table-cell>
          <table:table-cell table:style-name="Table7.A2" office:value-type="string">
            <text:p text:style-name="P25">8</text:p>
          </table:table-cell>
          <table:table-cell table:style-name="Table7.A2" office:value-type="string">
            <text:p text:style-name="P25">127</text:p>
          </table:table-cell>
          <table:table-cell table:style-name="Table7.A2" office:value-type="string">
            <text:p text:style-name="P25">0</text:p>
          </table:table-cell>
          <table:table-cell table:style-name="Table7.A2" office:value-type="string">
            <text:p text:style-name="P25">17</text:p>
          </table:table-cell>
          <table:table-cell table:style-name="Table7.H2" office:value-type="float" office:value="192">
            <text:p text:style-name="P25">192</text:p>
          </table:table-cell>
        </table:table-row>
      </table:table>
      <text:p text:style-name="Таблица">Таблица <text:sequence text:ref-name="refТаблица6" text:name="Таблица" text:formula="ooow:Таблица+1" style:num-format="1">7</text:sequence>: Задание B11. Фрагменты ответа.</text:p>
      <text:p text:style-name="Standard">В этом случае правильный ответ будет записан в виде: HBAF</text:p>
      <text:p text:style-name="P6">Анализ решения.</text:p>
      <text:p text:style-name="Standard">Основная сложность задания в выполнении побитовой конъюнкчии чисел 252 и 232. Оба числа не являются степенью 2ки.</text:p>
      <text:p text:style-name="P6">Алгоритм генерации.</text:p>
      <text:list xml:id="list1254590649" text:style-name="L74">
        <text:list-item>
          <text:p text:style-name="P117">Генерируются ip-адрес не равный нулю. И маска, содержащая и нули и единицы. </text:p>
        </text:list-item>
        <text:list-item>
          <text:p text:style-name="P117">Вычисляется ответ. </text:p>
        </text:list-item>
        <text:list-item>
          <text:p text:style-name="P117">Генерирую<text:span text:style-name="T39">т</text:span>ся деструкторы: </text:p>
        </text:list-item>
      </text:list>
      <text:list xml:id="list1079902460" text:style-name="L75">
        <text:list-item>
          <text:list>
            <text:list-item>
              <text:p text:style-name="P75">применение маски к ip-адресу, используя побитовое “или” вместо побитового “и” </text:p>
            </text:list-item>
            <text:list-item>
              <text:p text:style-name="P75">числа из исходного ip-адреса </text:p>
            </text:list-item>
            <text:list-item>
              <text:p text:style-name="P75">числа из маски </text:p>
            </text:list-item>
          </text:list>
        </text:list-item>
      </text:list>
      <text:p text:style-name="P21"/>
      <text:list xml:id="list1315909521" text:continue-list="list681811372" text:style-name="L44">
        <text:list-item>
          <text:list>
            <text:list-item>
              <text:list>
                <text:list-item>
                  <text:h text:style-name="P179" text:outline-level="3"><text:soft-page-break/><text:span text:style-name="T18">B</text:span><text:span text:style-name="T22">12 «Запрос к поисковой системе»</text:span></text:h>
                </text:list-item>
              </text:list>
            </text:list-item>
          </text:list>
        </text:list-item>
      </text:list>
      <text:p text:style-name="P14">Условие.</text:p>
      <text:p text:style-name="Standard">В языке запросов поискового сервера для обозначения логической операции «ИЛИ» используется символ «|», а для логической операции «И» – символ «&amp;». В таблице приведены запросы и количество найденных по ним страниц некоторого сегмента сети Интернет.</text:p>
      <table:table table:name="Table8" table:style-name="Table8">
        <table:table-column table:style-name="Table8.A"/>
        <table:table-column table:style-name="Table8.B"/>
        <table:table-row>
          <table:table-cell table:style-name="Table8.A1" office:value-type="string">
            <text:p text:style-name="Standard">Запрос</text:p>
          </table:table-cell>
          <table:table-cell table:style-name="Table8.B1" office:value-type="string">
            <text:p text:style-name="Standard">Найдено страниц(в тысячах)</text:p>
          </table:table-cell>
        </table:table-row>
        <table:table-row>
          <table:table-cell table:style-name="Table8.A2" office:value-type="string">
            <text:p text:style-name="Standard">Шахматы <text:span text:style-name="T40">|</text:span> Теннис</text:p>
          </table:table-cell>
          <table:table-cell table:style-name="Table8.B2" office:value-type="string">
            <text:p text:style-name="Standard">7770</text:p>
          </table:table-cell>
        </table:table-row>
        <table:table-row>
          <table:table-cell table:style-name="Table8.A2" office:value-type="string">
            <text:p text:style-name="Standard">Теннис</text:p>
          </table:table-cell>
          <table:table-cell table:style-name="Table8.B2" office:value-type="string">
            <text:p text:style-name="Standard">5500</text:p>
          </table:table-cell>
        </table:table-row>
        <table:table-row>
          <table:table-cell table:style-name="Table8.A2" office:value-type="string">
            <text:p text:style-name="Standard">Шахматы &amp; Теннис</text:p>
          </table:table-cell>
          <table:table-cell table:style-name="Table8.B2" office:value-type="string">
            <text:p text:style-name="Standard">1000</text:p>
          </table:table-cell>
        </table:table-row>
      </table:table>
      <text:p text:style-name="Таблица">Таблица <text:sequence text:ref-name="refТаблица7" text:name="Таблица" text:formula="ooow:Таблица+1" style:num-format="1">8</text:sequence>: Задание B12. Результаты запросов.</text:p>
      <text:p text:style-name="Standard">Какое количество страниц (в тысячах) будет найдено по запросу Шахматы? Считается, что все запросы выполнялись практически одновременно, так что набор страниц, содержащих все искомые слова, не изменялся за время выполнения запросов.</text:p>
      <text:p text:style-name="P6">Анализ решения.</text:p>
      <text:p text:style-name="P18">Обозначим: </text:p>
      <table:table table:name="Table9" table:style-name="Table9">
        <table:table-column table:style-name="Table9.A"/>
        <table:table-column table:style-name="Table9.B"/>
        <table:table-row>
          <table:table-cell table:style-name="Table9.A1" office:value-type="string">
            <text:p text:style-name="P18">A </text:p>
          </table:table-cell>
          <table:table-cell table:style-name="Table9.B1" office:value-type="string">
            <text:p text:style-name="P18"><text:s/>Теннис </text:p>
          </table:table-cell>
        </table:table-row>
        <table:table-row>
          <table:table-cell table:style-name="Table9.A2" office:value-type="string">
            <text:p text:style-name="P18">B </text:p>
          </table:table-cell>
          <table:table-cell table:style-name="Table9.B2" office:value-type="string">
            <text:p text:style-name="P18"><text:s/>Шахматы </text:p>
          </table:table-cell>
        </table:table-row>
        <table:table-row>
          <table:table-cell table:style-name="Table9.A2" office:value-type="string">
            <text:p text:style-name="P18">A|B </text:p>
          </table:table-cell>
          <table:table-cell table:style-name="Table9.B2" office:value-type="string">
            <text:p text:style-name="P18"><text:s/>Шахматы | Теннис </text:p>
          </table:table-cell>
        </table:table-row>
        <table:table-row>
          <table:table-cell table:style-name="Table9.A2" office:value-type="string">
            <text:p text:style-name="P18">A&amp;B </text:p>
          </table:table-cell>
          <table:table-cell table:style-name="Table9.B2" office:value-type="string">
            <text:p text:style-name="P18"><text:s/>Шахматы &amp; Теннис</text:p>
          </table:table-cell>
        </table:table-row>
      </table:table>
      <text:p text:style-name="Таблица">Таблица <text:sequence text:ref-name="refТаблица8" text:name="Таблица" text:formula="ooow:Таблица+1" style:num-format="1">9</text:sequence>: Задание B12. Обозначения, принятые в описании решения.</text:p>
      <text:p text:style-name="Standard">Тогда имеет место формула A|B = A + B - A&amp;B. Любое недостающее значение может быть восстановлено, если известны остальные 3.</text:p>
      <text:p text:style-name="P6">Алгоритм генерации.</text:p>
      <text:list xml:id="list1365624292" text:style-name="L76">
        <text:list-item>
          <text:p text:style-name="P106">Генерируются значения A, B, A&amp;B. По формуле приведенной выше вычи<text:span text:style-name="T41">c</text:span>ляется A|B. </text:p>
        </text:list-item>
        <text:list-item>
          <text:p text:style-name="P106">В тексте задания показываются произвольные 3 значения, 4е необходимо найти. </text:p>
        </text:list-item>
      </text:list>
      <text:list xml:id="list1462758856" text:continue-list="list1315909521" text:style-name="L44">
        <text:list-item>
          <text:list>
            <text:list-item>
              <text:list>
                <text:list-item>
                  <text:h text:style-name="P179" text:outline-level="3"><text:span text:style-name="T18">B<text:tab/>«</text:span><text:span text:style-name="T22">Программа из прибавлений и вычитаний»</text:span></text:h>
                </text:list-item>
              </text:list>
            </text:list-item>
          </text:list>
        </text:list-item>
      </text:list>
      <text:p text:style-name="P14">Условие.</text:p>
      <text:p text:style-name="Standard">У исполнителя Кузнечик две команды:</text:p>
      <text:list xml:id="list941072045" text:style-name="L77">
        <text:list-item>
          <text:p text:style-name="P76">прибавь 3, </text:p>
        </text:list-item>
        <text:list-item>
          <text:p text:style-name="P76">вычти 2. </text:p>
        </text:list-item>
      </text:list>
      <text:p text:style-name="Standard">Первая из них увеличивает число на экране на 3, вторая – уменьшает его на 2 (отрицательные числа допускаются).</text:p>
      <text:p text:style-name="Standard">Программа для Кузнечика – это последовательность команд. Сколько различных чисел можно получить из числа 1 с помощью программы, которая содержит ровно 5 команд?</text:p>
      <text:p text:style-name="P6"><text:soft-page-break/>Анализ <text:span text:style-name="T22">задания</text:span>.</text:p>
      <text:p text:style-name="P23">Использу<text:span text:style-name="T42">ют</text:span>ся только сложение и вычитание, следовательно, в силу <text:span text:style-name="T43">коммутативности </text:span><text:s/>сложения, порядок применения операций не важен. Результат зависит только от количества применений 1й или 2й операции. Если длина программы n, то существует n + 1 вариантов по-разному применить команды исполнителя.</text:p>
      <text:p text:style-name="P6">Алгоритм генерации.</text:p>
      <text:p text:style-name="Standard">Случайным образом выбираются длина программы и величины, на которые исполнитель увеличивает или уменьшает исходное число. <text:span text:style-name="T22">Далее, генерируется верный ответ и текст задания.</text:span></text:p>
      <text:list xml:id="list72158321" text:continue-list="list1462758856" text:style-name="L44">
        <text:list-item>
          <text:list>
            <text:list-item>
              <text:list>
                <text:list-item>
                  <text:h text:style-name="P180" text:outline-level="3"><text:span text:style-name="T18">B</text:span><text:span text:style-name="T22">15 «Специфичная формула математической логики»</text:span></text:h>
                </text:list-item>
              </text:list>
            </text:list-item>
          </text:list>
        </text:list-item>
      </text:list>
      <text:p text:style-name="P15">Условие.</text:p>
      <text:p text:style-name="P52"><text:span text:style-name="apple-style-span"><text:span text:style-name="T31">Сколько существует различных наборов значений логических переменных </text:span></text:span><text:span text:style-name="apple-style-span"><text:span text:style-name="T24">x</text:span></text:span><text:span text:style-name="apple-style-span"><text:span text:style-name="T27">1</text:span></text:span><text:span text:style-name="apple-style-span"><text:span text:style-name="T24">, x</text:span></text:span><text:span text:style-name="apple-style-span"><text:span text:style-name="T27">2</text:span></text:span><text:span text:style-name="apple-style-span"><text:span text:style-name="T24">, ... x</text:span></text:span><text:span text:style-name="apple-style-span"><text:span text:style-name="T27">9</text:span></text:span><text:span text:style-name="apple-style-span"><text:span text:style-name="T24">, x</text:span></text:span><text:span text:style-name="apple-style-span"><text:span text:style-name="T27">10</text:span></text:span><text:span text:style-name="apple-style-span"><text:span text:style-name="T31">, которые удовлетворяют всем перечисленным ниже условиям?</text:span></text:span></text:p>
      <text:p text:style-name="P52"/>
      <text:p text:style-name="P52">((<text:span text:style-name="T15">x</text:span><text:span text:style-name="T29">1</text:span><text:span text:style-name="T26"> ≡ </text:span><text:span text:style-name="T15">x</text:span><text:span text:style-name="T29">2</text:span>) \/ (<text:span text:style-name="T15">x</text:span><text:span text:style-name="T29">3</text:span><text:span text:style-name="T26"> ≡ </text:span><text:span text:style-name="T15">x</text:span><text:span text:style-name="T29">4</text:span>)) /\ (¬(<text:span text:style-name="T15">x</text:span><text:span text:style-name="T29">1</text:span><text:span text:style-name="T26"> ≡ </text:span><text:span text:style-name="T15">x</text:span><text:span text:style-name="T29">2</text:span>) \/ ¬(<text:span text:style-name="T15">x</text:span><text:span text:style-name="T29">3</text:span><text:span text:style-name="T26"> ≡ </text:span><text:span text:style-name="T15">x</text:span><text:span text:style-name="T29">4</text:span>)) =1</text:p>
      <text:p text:style-name="P52">((<text:span text:style-name="T15">x</text:span><text:span text:style-name="T29">3</text:span><text:span text:style-name="T26"> ≡ </text:span><text:span text:style-name="T15">x</text:span><text:span text:style-name="T29">4</text:span>) \/ (<text:span text:style-name="T15">x</text:span><text:span text:style-name="T29">5</text:span><text:span text:style-name="T26"> ≡ </text:span><text:span text:style-name="T15">x</text:span><text:span text:style-name="T29">6</text:span>)) /\ (¬(<text:span text:style-name="T15">x</text:span><text:span text:style-name="T29">3</text:span><text:span text:style-name="T26"> ≡ </text:span><text:span text:style-name="T15">x</text:span><text:span text:style-name="T29">4</text:span>) \/ ¬(<text:span text:style-name="T15">x</text:span><text:span text:style-name="T29">5</text:span><text:span text:style-name="T26"> ≡ </text:span><text:span text:style-name="T15">x</text:span><text:span text:style-name="T29">6</text:span>)) =1</text:p>
      <text:p text:style-name="P52">((<text:span text:style-name="T15">x</text:span><text:span text:style-name="T29">5</text:span><text:span text:style-name="T26"> ≡ </text:span><text:span text:style-name="T15">x</text:span><text:span text:style-name="T29">6</text:span>) \/ (<text:span text:style-name="T15">x</text:span><text:span text:style-name="T29">7</text:span><text:span text:style-name="T26"> ≡ </text:span><text:span text:style-name="T15">x</text:span><text:span text:style-name="T29">8</text:span>)) /\ (¬(<text:span text:style-name="T15">x</text:span><text:span text:style-name="T29">5</text:span><text:span text:style-name="T26"> ≡ </text:span><text:span text:style-name="T15">x</text:span><text:span text:style-name="T29">6</text:span>) \/ ¬(<text:span text:style-name="T15">x</text:span><text:span text:style-name="T29">7</text:span><text:span text:style-name="T26"> ≡ </text:span><text:span text:style-name="T15">x</text:span><text:span text:style-name="T29">8</text:span>)) =1</text:p>
      <text:p text:style-name="P52">((<text:span text:style-name="T15">x</text:span><text:span text:style-name="T29">7</text:span><text:span text:style-name="T26"> ≡ </text:span><text:span text:style-name="T15">x</text:span><text:span text:style-name="T29">8</text:span>) \/ (<text:span text:style-name="T15">x</text:span><text:span text:style-name="T29">9</text:span><text:span text:style-name="T26"> ≡ </text:span><text:span text:style-name="T15">x</text:span><text:span text:style-name="T29">10</text:span>)) /\ (¬(<text:span text:style-name="T15">x</text:span><text:span text:style-name="T29">7</text:span><text:span text:style-name="T26"> ≡ </text:span><text:span text:style-name="T15">x</text:span><text:span text:style-name="T29">8</text:span>) \/ ¬(<text:span text:style-name="T15">x</text:span><text:span text:style-name="T29">9</text:span><text:span text:style-name="T26"> ≡ </text:span><text:span text:style-name="T15">x</text:span><text:span text:style-name="T29">10</text:span>)) =1</text:p>
      <text:p text:style-name="P52"/>
      <text:p text:style-name="P19"><text:span text:style-name="T18">В ответе </text:span><text:span text:style-name="T3">не нужно</text:span><text:span text:style-name="T18"> перечислять все различные наборы значений </text:span><text:span text:style-name="apple-style-span"><text:span text:style-name="T25">x</text:span></text:span><text:span text:style-name="apple-style-span"><text:span text:style-name="T28">1</text:span></text:span><text:span text:style-name="apple-style-span"><text:span text:style-name="T25">, x</text:span></text:span><text:span text:style-name="apple-style-span"><text:span text:style-name="T28">2</text:span></text:span><text:span text:style-name="apple-style-span"><text:span text:style-name="T25">, ... x</text:span></text:span><text:span text:style-name="apple-style-span"><text:span text:style-name="T28">9</text:span></text:span><text:span text:style-name="apple-style-span"><text:span text:style-name="T25">, x</text:span></text:span><text:span text:style-name="apple-style-span"><text:span text:style-name="T28">10</text:span></text:span><text:span text:style-name="T18">, при которых выполнена данная система равенств. В качестве ответа вам нужно указать количество таких наборов.</text:span></text:p>
      <text:p text:style-name="P6">Анализ решения.</text:p>
      <text:list xml:id="list1246488940" text:style-name="L78">
        <text:list-item>
          <text:p text:style-name="P118">Для начала рассмотрим случай 4х переменных: </text:p>
          <text:p text:style-name="P118">((x1 ≡ x2) \/ (x3 ≡ x4)) <text:span text:style-name="T23">\ (¬(x1 ≡ x2) \</text:span> ¬(x3 ≡ x4)) = 1</text:p>
          <text:p text:style-name="P118">Уравнение выше можно записать так:</text:p>
          <text:p text:style-name="P118">x1 = x2 &lt;=&gt; x3 != x4 x1 != x2 &lt;=&gt; x3 = x4</text:p>
          <text:p text:style-name="P118">8 наборов переменных удовлетворяют этому уравнению.</text:p>
        </text:list-item>
        <text:list-item>
          <text:p text:style-name="P118">Теперь переходим к случаю 6ти перменых: Для каждого из уже выбранных наборов для случая 4х переменных можем добавить по 2 набора из x5, x6 </text:p>
        </text:list-item>
        <text:list-item>
          <text:p text:style-name="P118">Для n = 2*k переменных получаем: </text:p>
          <text:p text:style-name="P118">Всего k-1 пар. Первая пара даёт 8 вариантов, каждая последующая увеличивает число вариантов вдвое. Имеем:</text:p>
          <text:p text:style-name="P118">8 * 2 ^ ( k - 2 ) = 2 ^ ( k + 1)</text:p>
        </text:list-item>
      </text:list>
      <text:p text:style-name="P6">Алгоритм генерации.</text:p>
      <text:p text:style-name="Standard">Единственный параметр для: количество переменных. Ответ вычисляется по формуле, <text:soft-page-break/>приведённой выше.</text:p>
      <text:list xml:id="list593498382" text:style-name="L79">
        <text:list-item>
          <text:list>
            <text:list-header>
              <text:h text:style-name="P171" text:outline-level="2">8.3. <text:bookmark-start text:name="_Toc233009958"/>Стандарт кодирования<text:bookmark-end text:name="_Toc233009958"/></text:h>
            </text:list-header>
          </text:list>
        </text:list-item>
      </text:list>
      <text:p text:style-name="P36">Принят автором системы, соответствует рекомендациям автора ЯП perl<text:bibliography-mark text:identifier="perl style guide" text:bibliography-type="www" text:address="http://perldoc.perl.org/perlstyle.html" text:title="perl style guide" text:url="http://perldoc.perl.org/perlstyle.html">[26]</text:bibliography-mark> <text:s/>и состоит в следующем:</text:p>
      <text:list xml:id="list232925271" text:style-name="L80">
        <text:list-item>
          <text:p text:style-name="P97">Всегда использовать «use strict» и «use warnings»</text:p>
        </text:list-item>
        <text:list-item>
          <text:p text:style-name="P97">Отступ состоит из 4х проб<text:span text:style-name="T44">е</text:span>лов.</text:p>
        </text:list-item>
        <text:list-item>
          <text:p text:style-name="P97">Закрывающаяся фигурная скобка многострочного блока должна находиться на таком же уровне отступа, как и ключевое слово, с которого начинается блок.</text:p>
        </text:list-item>
        <text:list-item>
          <text:p text:style-name="P97">Пробел перед открывающейся фигурной скобкой многострочного блока.</text:p>
        </text:list-item>
        <text:list-item>
          <text:p text:style-name="P97">Нет пробелов перед точной с запятой.</text:p>
        </text:list-item>
        <text:list-item>
          <text:p text:style-name="P97">Точка с запятой отсутствует в конце коротких однострочных блоков.</text:p>
        </text:list-item>
        <text:list-item>
          <text:p text:style-name="P97">Пробелы вокруг большинства операторов (в частности вокруг .. ).</text:p>
        </text:list-item>
        <text:list-item>
          <text:p text:style-name="P97">Пробелы вокруг сложных выражений внутри скобок.</text:p>
        </text:list-item>
        <text:list-item>
          <text:p text:style-name="P97">Пустые строчки отделяют логические блоки кода, делающие разные вещи.</text:p>
        </text:list-item>
        <text:list-item>
          <text:p text:style-name="P97">Нет пробела между именем функции и открывающейся круглой скобкой.</text:p>
        </text:list-item>
        <text:list-item>
          <text:p text:style-name="P97">Пробел после каждой запятой.</text:p>
        </text:list-item>
        <text:list-item>
          <text:p text:style-name="P97">Длинные строки переносятся после операторов (за исключением операторов and и or).</text:p>
        </text:list-item>
      </text:list>
      <text:list xml:id="list639230822" text:style-name="L81">
        <text:list-item>
          <text:list>
            <text:list-header>
              <text:h text:style-name="P172" text:outline-level="2">8.4. П<text:bookmark-start text:name="_Toc233009959"/>роект интерфейса<text:bookmark-end text:name="_Toc233009959"/></text:h>
            </text:list-header>
          </text:list>
        </text:list-item>
      </text:list>
      <text:p text:style-name="P36">Результаты могут выводиться в следующих форматах: </text:p>
      <text:list xml:id="list643131850" text:style-name="L82">
        <text:list-item>
          <text:p text:style-name="P98">html </text:p>
        </text:list-item>
        <text:list-item>
          <text:p text:style-name="P98">json </text:p>
        </text:list-item>
      </text:list>
      <text:list xml:id="list118481550" text:style-name="L83">
        <text:list-header>
          <text:h text:style-name="P165" text:outline-level="1">9. <text:bookmark-start text:name="_Toc233009960"/>Реализация и тестирование<text:bookmark-end text:name="_Toc233009960"/></text:h>
        </text:list-header>
      </text:list>
      <text:p text:style-name="P32">В результате моей работы в проект добавлена 1601 строка кода и удалены 74 строки кода на языке программирования perl.</text:p>
      <text:p text:style-name="P32">Генераторы заданий, реализованные мной, использовались на практике в ходе проведения сертификации по ЕГЭ в рамках Весеннего турнира юных программистов 12-15 мая 2011 г.</text:p>
      <text:h text:style-name="P33" text:outline-level="1"><text:bookmark-start text:name="_Toc233009962"/>Заключение<text:bookmark-end text:name="_Toc233009962"/></text:h>
      <text:p text:style-name="P36">Таким образом, в процессе выполнения <text:span text:style-name="T2">курсовой</text:span> работы мною был доработан существующий существующий открытый проект — система генерации тестовых заданий ЕГЭ. В систему были добавлены генераторы <text:span text:style-name="T47">13 </text:span>типов заданий <text:span text:style-name="T47">и доработаны 2 </text:span><text:soft-page-break/><text:span text:style-name="T47">существовавших генератора</text:span>, что значительно увеличило актуальность системы.</text:p>
      <text:p text:style-name="P36">Проект всё еще нуждается в доработке — необходимо добавлять новые генераторы. <text:s/>Кроме того, возможно добавление новых особенностей в систему, например осуществлять вместе с созданием варианта задания еще и описания процесса построения правильного решения.</text:p>
      <text:p text:style-name="P99"/>
      <text:p text:style-name="P25"><text:bookmark-start text:name="_Toc233009963"/><text:bookmark-end text:name="_Toc233009963"/></text:p>
      <text:bibliography text:style-name="Sect2" text:protected="true" text:name="Bibliography1">
        <text:bibliography-source>
          <text:index-title-template text:style-name="Bibliography_20_Heading">Список литературы</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 </text:index-entry-span>
            <text:index-entry-bibliography text:bibliography-data-field="url"/>
            <text:index-entry-span> </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source>
        <text:index-body>
          <text:index-title text:style-name="Sect1" text:name="Bibliography1_Head">
            <text:p text:style-name="Bibliography_20_Heading">Список литературы</text:p>
          </text:index-title>
          <text:p text:style-name="P49">1: <text:s/>Словарь ЕГЭ - http://www1.ege.edu.ru/brief-glossary </text:p>
          <text:p text:style-name="P49">2: <text:s/>Пси-шпаргалка психологический образовательный сайт - http://psylist.net/slovar/5a73.htm </text:p>
          <text:p text:style-name="P49">3: <text:s/>Яндекс словари - http://slovari.yandex.ru </text:p>
          <text:p text:style-name="P49">4: <text:s/>Just Whose Idea Was All This Testing? - http://www.washingtonpost.com/wp-dyn/content/article/2006/11/13/AR2006111301007_2.html </text:p>
          <text:p text:style-name="P49">5: <text:s/>Теория и методика педагогических измерений - old.ustu.ru/Аванесов%20В.С.pdf?id=2421&amp;jf=yes </text:p>
          <text:p text:style-name="P49">6: <text:s/>Нормативно-правовые документы ЕГЭ - http://www1.ege.edu.ru/legal-documents </text:p>
          <text:p text:style-name="P49">7: <text:s/>Основные сведения о ЕГЭ - http://www1.ege.edu.ru/main </text:p>
          <text:p text:style-name="P49">8: <text:s/>Кафедра информатики ИМиКН ДВФУ - http://imcs.dvgu.ru/works/kif.html </text:p>
          <text:p text:style-name="P49">9: <text:s/>Сайт ДВФУ - http://двфу.рф/ </text:p>
          <text:p text:style-name="P49">10: Зенкина А.О., курсовая работа на тему "Библиотека алгоритмов для генерации задач" </text:p>
          <text:p text:style-name="P49">11: <text:s/>Система контроля версий git - http://git-scm.com/ </text:p>
          <text:p text:style-name="P49">12: <text:s/>Git-хостинг github.com - https://github.com/ </text:p>
          <text:p text:style-name="P49">13: <text:s/>Система автоматической генерации тестовых заданий ЕГЭ - https://github.com/klenin/EGE </text:p>
          <text:p text:style-name="P49">14: <text:s/>Лицензия GPL2 - http://www.gnu.org/licenses/gpl-2.0.html </text:p>
          <text:p text:style-name="P49">15: <text:s/>Описаниепрограммногокомплекса SuperTest - http://ipg.h1.ru/tests/mirsanov.les/super_test.html </text:p>
          <text:p text:style-name="P49">16: Дьяченко Е.П, Редактор курсов. <text:s/>Дипломная работа </text:p>
          <text:p text:style-name="P49">17: <text:s/>Random Expression Generator - http://matlabdb.mathematik.uni-stuttgart.de/download.jsp?MC_ID=9&amp;MP_ID=118 </text:p>
          <text:p text:style-name="P49">18: <text:s/>Pinery: Генерация на основе регулярных выражений Perl - http://www.unitesk.ru/pinery/pinery-regexp.php </text:p>
          <text:p text:style-name="P49">19: <text:s/>Методика конструирования систем генерациииндивидуальных домашних заданий по математическому анализу сприменением пакетов прикладных программ - http://window.edu.ru/window_catalog/les/r24265/2000_3-4_032.pdf </text:p>
          <text:p text:style-name="P49">20: <text:s/>Модели и алгоритмы генерациизадач в компьютерном тестировании. <text:s/>Известия Томскогополитехнического университета - http://www.duskyrobin.com/tpu/2004-05-00030.pdf </text:p>
          <text:p text:style-name="P49">21: <text:s/>Язык программирования perl - http://www.perl.org/ </text:p>
          <text:p text:style-name="P49">22: <text:s/>Язык шаблоно Template::Toolkit - http://template-toolkit.org/ </text:p>
          <text:p text:style-name="P49">23: <text:s/>Writing portable Perl - http://perldoc.perl.org/perlport.html </text:p>
          <text:p text:style-name="P49">24: <text:s/>Многофункциональный текстовый редактор emacs - http://www.gnu.org/software/emacs/ </text:p>
          <text:p text:style-name="P49"><text:soft-page-break/>25: <text:s/>Веб браузер Mozilla Firefox - http://www.mozilla.com </text:p>
          <text:p text:style-name="P49">26: <text:s/>perl style guide - http://perldoc.perl.org/perlstyle.html </text:p>
        </text:index-body>
      </text:bibliograph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HG Mincho Light J" svg:font-family="'HG Mincho Light J',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Bitmape_20_1" draw:display-name="Bitmape 1" xlink:href="Pictures/100000000000000800000008913C8356.png" xlink:type="simple" xlink:show="embed" xlink:actuate="onLoad"/>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50%" fo:text-indent="0.3902in" style:auto-text-indent="false" style:page-number="auto"/>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paragraph-properties fo:margin-top="0.1665in" fo:margin-bottom="0.0417in" fo:keep-with-next="always"/>
      <style:text-properties style:font-name="Arial" fo:font-size="16pt" fo:font-weight="bold" style:letter-kerning="true" style:font-name-asian="Arial" style:font-size-asian="16pt" style:font-weight-asian="bold" style:font-name-complex="Arial" style:font-size-complex="16pt" style:font-weight-complex="bold"/>
    </style:style>
    <style:style style:name="toc_20_1" style:display-name="toc 1" style:family="paragraph" style:parent-style-name="Standard" style:next-style-name="Standard"/>
    <style:style style:name="toc_20_2" style:display-name="toc 2" style:family="paragraph" style:parent-style-name="Standard" style:next-style-name="Standard">
      <style:paragraph-properties fo:margin-left="0.1665in" fo:margin-right="0in" fo:text-indent="0.3937in" style:auto-text-indent="false"/>
    </style:style>
    <style:style style:name="toc_20_3" style:display-name="toc 3" style:family="paragraph" style:parent-style-name="Standard" style:next-style-name="Standard">
      <style:paragraph-properties fo:margin-left="0.3335in" fo:margin-right="0in" fo:text-indent="0.3937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Standard" style:next-style-name="Standard" style:default-outline-level="2" style:list-style-name="">
      <style:paragraph-properties fo:margin-top="0.1665in" fo:margin-bottom="0.0417in"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top="0.1665in" fo:margin-bottom="0.0417in" fo:keep-with-next="always"/>
      <style:text-properties style:font-name="Arial" fo:font-size="13pt" fo:font-weight="bold" style:font-name-asian="Arial" style:font-size-asian="13pt" style:font-weight-asian="bold" style:font-name-complex="Arial" style:font-size-complex="13pt" style:font-weight-complex="bold"/>
    </style:style>
    <style:style style:name="caption" style:family="paragraph" style:parent-style-name="Standard" style:next-style-name="Standard">
      <style:paragraph-properties fo:margin-top="0.0835in" fo:margin-bottom="0.0417in"/>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olen" style:family="paragraph" style:parent-style-name="Standard" style:class="text">
      <style:paragraph-properties style:writing-mode="lr-tb"/>
      <style:text-properties fo:font-size="10pt" fo:font-style="italic"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ntitled1" style:family="paragraph" style:parent-style-name="Standard" style:class="text">
      <style:paragraph-properties fo:margin-left="0in" fo:margin-right="0in" fo:text-indent="0.1701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Диаграмма" style:family="paragraph" style:parent-style-name="Caption"/>
    <style:style style:name="Таблица" style:family="paragraph" style:parent-style-name="Caption"/>
    <style:style style:name="Illustration" style:family="paragraph" style:parent-style-name="Caption" style:class="extra"/>
    <style:style style:name="Рисунок" style:family="paragraph" style:parent-style-name="Caption"/>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basis" style:family="paragraph">
      <style:paragraph-properties fo:text-align="justify" style:justify-single-word="false" fo:orphans="2" fo:widows="2"/>
      <style:text-properties style:use-window-font-color="true" style:font-name="Times New Roman" fo:font-size="14pt" fo:language="ru" fo:country="RU" style:font-name-asian="Arial" style:font-size-asian="14pt" style:font-name-complex="Times New Roman" style:font-size-complex="14pt" style:language-complex="ar" style:country-complex="SA"/>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Standard" style:class="text">
      <style:paragraph-properties fo:line-height="150%" fo:text-align="justify" style:justify-single-word="false" fo:orphans="0" fo:widows="0"/>
      <style:text-properties fo:font-size="14pt" style:font-size-asian="14pt" style:font-size-complex="14pt"/>
    </style:style>
    <style:style style:name="Title" style:family="paragraph" style:parent-style-name="Standard" style:next-style-name="Subtitle" style:class="chapter">
      <style:paragraph-properties fo:text-align="center" style:justify-single-word="false"/>
      <style:text-properties fo:font-size="14pt" style:font-size-asian="14pt"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30_20_1" style:display-name="RTF_Num 30 1" style:family="text">
      <style:text-properties style:use-window-font-color="true" style:font-name="Symbol" style:font-name-asian="Symbol" style:font-name-complex="Symbol"/>
    </style:style>
    <style:style style:name="RTF_5f_Num_20_30_20_2" style:display-name="RTF_Num 30 2" style:family="text">
      <style:text-properties style:font-name="Courier New" style:font-name-asian="Courier New" style:font-name-complex="Courier New"/>
    </style:style>
    <style:style style:name="RTF_5f_Num_20_30_20_3" style:display-name="RTF_Num 30 3" style:family="text">
      <style:text-properties style:font-name="Wingdings" style:font-name-asian="Wingdings" style:font-name-complex="Wingdings"/>
    </style:style>
    <style:style style:name="RTF_5f_Num_20_30_20_4" style:display-name="RTF_Num 30 4" style:family="text">
      <style:text-properties style:font-name="Symbol" style:font-name-asian="Symbol" style:font-name-complex="Symbol"/>
    </style:style>
    <style:style style:name="RTF_5f_Num_20_30_20_5" style:display-name="RTF_Num 30 5" style:family="text">
      <style:text-properties style:font-name="Courier New" style:font-name-asian="Courier New" style:font-name-complex="Courier New"/>
    </style:style>
    <style:style style:name="RTF_5f_Num_20_30_20_6" style:display-name="RTF_Num 30 6" style:family="text">
      <style:text-properties style:font-name="Wingdings" style:font-name-asian="Wingdings" style:font-name-complex="Wingdings"/>
    </style:style>
    <style:style style:name="RTF_5f_Num_20_30_20_7" style:display-name="RTF_Num 30 7" style:family="text">
      <style:text-properties style:font-name="Symbol" style:font-name-asian="Symbol" style:font-name-complex="Symbol"/>
    </style:style>
    <style:style style:name="RTF_5f_Num_20_30_20_8" style:display-name="RTF_Num 30 8" style:family="text">
      <style:text-properties style:font-name="Courier New" style:font-name-asian="Courier New" style:font-name-complex="Courier New"/>
    </style:style>
    <style:style style:name="RTF_5f_Num_20_30_20_9" style:display-name="RTF_Num 30 9" style:family="text">
      <style:text-properties style:font-name="Wingdings" style:font-name-asian="Wingdings" style:font-name-complex="Wingdings"/>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32_20_1" style:display-name="RTF_Num 32 1" style:family="text">
      <style:text-properties style:font-name-complex="Times New Roman"/>
    </style:style>
    <style:style style:name="RTF_5f_Num_20_32_20_2" style:display-name="RTF_Num 32 2" style:family="text">
      <style:text-properties style:font-name-complex="Times New Roman"/>
    </style:style>
    <style:style style:name="RTF_5f_Num_20_32_20_3" style:display-name="RTF_Num 32 3" style:family="text">
      <style:text-properties style:font-name-complex="Times New Roman"/>
    </style:style>
    <style:style style:name="RTF_5f_Num_20_32_20_4" style:display-name="RTF_Num 32 4" style:family="text">
      <style:text-properties style:font-name-complex="Times New Roman"/>
    </style:style>
    <style:style style:name="RTF_5f_Num_20_32_20_5" style:display-name="RTF_Num 32 5" style:family="text">
      <style:text-properties style:font-name-complex="Times New Roman"/>
    </style:style>
    <style:style style:name="RTF_5f_Num_20_32_20_6" style:display-name="RTF_Num 32 6" style:family="text">
      <style:text-properties style:font-name-complex="Times New Roman"/>
    </style:style>
    <style:style style:name="RTF_5f_Num_20_32_20_7" style:display-name="RTF_Num 32 7" style:family="text">
      <style:text-properties style:font-name-complex="Times New Roman"/>
    </style:style>
    <style:style style:name="RTF_5f_Num_20_32_20_8" style:display-name="RTF_Num 32 8" style:family="text">
      <style:text-properties style:font-name-complex="Times New Roman"/>
    </style:style>
    <style:style style:name="RTF_5f_Num_20_32_20_9" style:display-name="RTF_Num 32 9" style:family="text">
      <style:text-properties style:font-name-complex="Times New Roman"/>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20_20_1" style:display-name="RTF_Num 20 1" style:family="text">
      <style:text-properties style:font-name-complex="Times New Roman"/>
    </style:style>
    <style:style style:name="RTF_5f_Num_20_20_20_2" style:display-name="RTF_Num 20 2" style:family="text">
      <style:text-properties style:font-name-complex="Times New Roman"/>
    </style:style>
    <style:style style:name="RTF_5f_Num_20_20_20_3" style:display-name="RTF_Num 20 3" style:family="text">
      <style:text-properties style:font-name-complex="Times New Roman"/>
    </style:style>
    <style:style style:name="RTF_5f_Num_20_20_20_4" style:display-name="RTF_Num 20 4" style:family="text">
      <style:text-properties style:font-name-complex="Times New Roman"/>
    </style:style>
    <style:style style:name="RTF_5f_Num_20_20_20_5" style:display-name="RTF_Num 20 5" style:family="text">
      <style:text-properties style:font-name-complex="Times New Roman"/>
    </style:style>
    <style:style style:name="RTF_5f_Num_20_20_20_6" style:display-name="RTF_Num 20 6" style:family="text">
      <style:text-properties style:font-name-complex="Times New Roman"/>
    </style:style>
    <style:style style:name="RTF_5f_Num_20_20_20_7" style:display-name="RTF_Num 20 7" style:family="text">
      <style:text-properties style:font-name-complex="Times New Roman"/>
    </style:style>
    <style:style style:name="RTF_5f_Num_20_20_20_8" style:display-name="RTF_Num 20 8" style:family="text">
      <style:text-properties style:font-name-complex="Times New Roman"/>
    </style:style>
    <style:style style:name="RTF_5f_Num_20_20_20_9" style:display-name="RTF_Num 20 9" style:family="text">
      <style:text-properties style:font-name-complex="Times New Roma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WW8Num16z0" style:family="text">
      <style:text-properties style:use-window-font-color="true" style:font-name="Symbol"/>
    </style:style>
    <style:style style:name="WW8Num26z0" style:family="text">
      <style:text-properties style:use-window-font-color="true" style:font-name="Symbol"/>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apple-style-span" style:family="text" style:parent-style-name="Основной_20_шрифт_20_абзаца"/>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30" style:display-name="RTF_Num 30">
      <text:list-level-style-bullet text:level="1" text:style-name="RTF_5f_Num_20_30_20_1" style:num-suffix="." text:bullet-char="">
        <style:list-level-properties text:space-before="0.3937in" text:min-label-width="0.25in"/>
        <style:text-properties style:font-name="Symbol"/>
      </text:list-level-style-bullet>
      <text:list-level-style-bullet text:level="2" text:style-name="RTF_5f_Num_20_30_20_2" style:num-suffix="." text:bullet-char="o">
        <style:list-level-properties text:space-before="0.8937in" text:min-label-width="0.25in"/>
        <style:text-properties style:font-name="Courier New"/>
      </text:list-level-style-bullet>
      <text:list-level-style-bullet text:level="3" text:style-name="RTF_5f_Num_20_30_20_3" style:num-suffix="." text:bullet-char="">
        <style:list-level-properties text:space-before="1.3937in" text:min-label-width="0.25in"/>
        <style:text-properties style:font-name="Wingdings"/>
      </text:list-level-style-bullet>
      <text:list-level-style-bullet text:level="4" text:style-name="RTF_5f_Num_20_30_20_4" style:num-suffix="." text:bullet-char="">
        <style:list-level-properties text:space-before="1.8937in" text:min-label-width="0.25in"/>
        <style:text-properties style:font-name="Symbol"/>
      </text:list-level-style-bullet>
      <text:list-level-style-bullet text:level="5" text:style-name="RTF_5f_Num_20_30_20_5" style:num-suffix="." text:bullet-char="o">
        <style:list-level-properties text:space-before="2.3937in" text:min-label-width="0.25in"/>
        <style:text-properties style:font-name="Courier New"/>
      </text:list-level-style-bullet>
      <text:list-level-style-bullet text:level="6" text:style-name="RTF_5f_Num_20_30_20_6" style:num-suffix="." text:bullet-char="">
        <style:list-level-properties text:space-before="2.8937in" text:min-label-width="0.25in"/>
        <style:text-properties style:font-name="Wingdings"/>
      </text:list-level-style-bullet>
      <text:list-level-style-bullet text:level="7" text:style-name="RTF_5f_Num_20_30_20_7" style:num-suffix="." text:bullet-char="">
        <style:list-level-properties text:space-before="3.3937in" text:min-label-width="0.25in"/>
        <style:text-properties style:font-name="Symbol"/>
      </text:list-level-style-bullet>
      <text:list-level-style-bullet text:level="8" text:style-name="RTF_5f_Num_20_30_20_8" style:num-suffix="." text:bullet-char="o">
        <style:list-level-properties text:space-before="3.8937in" text:min-label-width="0.25in"/>
        <style:text-properties style:font-name="Courier New"/>
      </text:list-level-style-bullet>
      <text:list-level-style-bullet text:level="9" text:style-name="RTF_5f_Num_20_30_20_9" style:num-suffix="." text:bullet-char="">
        <style:list-level-properties text:space-before="4.3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3" style:display-name="RTF_Num 13">
      <text:list-level-style-number text:level="1" text:style-name="RTF_5f_Num_20_13_20_1" style:num-suffix=")" style:num-format="1">
        <style:list-level-properties text:space-before="0.3937in" text:min-label-width="0.25in"/>
      </text:list-level-style-number>
      <text:list-level-style-number text:level="2" text:style-name="RTF_5f_Num_20_13_20_2" style:num-suffix="." style:num-format="a" style:num-letter-sync="true">
        <style:list-level-properties text:space-before="0.8937in" text:min-label-width="0.25in"/>
      </text:list-level-style-number>
      <text:list-level-style-number text:level="3" text:style-name="RTF_5f_Num_20_13_20_3" style:num-suffix="." style:num-format="i">
        <style:list-level-properties text:space-before="1.5185in" text:min-label-width="0.1252in" fo:text-align="end"/>
      </text:list-level-style-number>
      <text:list-level-style-number text:level="4" text:style-name="RTF_5f_Num_20_13_20_4" style:num-suffix="." style:num-format="1">
        <style:list-level-properties text:space-before="1.8937in" text:min-label-width="0.25in"/>
      </text:list-level-style-number>
      <text:list-level-style-number text:level="5" text:style-name="RTF_5f_Num_20_13_20_5" style:num-suffix="." style:num-format="a" style:num-letter-sync="true">
        <style:list-level-properties text:space-before="2.3937in" text:min-label-width="0.25in"/>
      </text:list-level-style-number>
      <text:list-level-style-number text:level="6" text:style-name="RTF_5f_Num_20_13_20_6" style:num-suffix="." style:num-format="i">
        <style:list-level-properties text:space-before="3.0185in" text:min-label-width="0.1252in" fo:text-align="end"/>
      </text:list-level-style-number>
      <text:list-level-style-number text:level="7" text:style-name="RTF_5f_Num_20_13_20_7" style:num-suffix="." style:num-format="1">
        <style:list-level-properties text:space-before="3.3937in" text:min-label-width="0.25in"/>
      </text:list-level-style-number>
      <text:list-level-style-number text:level="8" text:style-name="RTF_5f_Num_20_13_20_8" style:num-suffix="." style:num-format="a" style:num-letter-sync="true">
        <style:list-level-properties text:space-before="3.8937in" text:min-label-width="0.25in"/>
      </text:list-level-style-number>
      <text:list-level-style-number text:level="9" text:style-name="RTF_5f_Num_20_13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text:style-name="RTF_5f_Num_20_32_20_1" style:num-suffix=")" style:num-format="1">
        <style:list-level-properties text:space-before="0.3937in" text:min-label-width="0.25in"/>
      </text:list-level-style-number>
      <text:list-level-style-number text:level="2" text:style-name="RTF_5f_Num_20_32_20_2" style:num-suffix="." style:num-format="a" style:num-letter-sync="true">
        <style:list-level-properties text:space-before="0.75in" text:min-label-width="0.25in"/>
      </text:list-level-style-number>
      <text:list-level-style-number text:level="3" text:style-name="RTF_5f_Num_20_32_20_3" style:num-suffix="." style:num-format="i">
        <style:list-level-properties text:space-before="1.3748in" text:min-label-width="0.1252in" fo:text-align="end"/>
      </text:list-level-style-number>
      <text:list-level-style-number text:level="4" text:style-name="RTF_5f_Num_20_32_20_4" style:num-suffix="." style:num-format="1">
        <style:list-level-properties text:space-before="1.75in" text:min-label-width="0.25in"/>
      </text:list-level-style-number>
      <text:list-level-style-number text:level="5" text:style-name="RTF_5f_Num_20_32_20_5" style:num-suffix="." style:num-format="a" style:num-letter-sync="true">
        <style:list-level-properties text:space-before="2.25in" text:min-label-width="0.25in"/>
      </text:list-level-style-number>
      <text:list-level-style-number text:level="6" text:style-name="RTF_5f_Num_20_32_20_6" style:num-suffix="." style:num-format="i">
        <style:list-level-properties text:space-before="2.8748in" text:min-label-width="0.1252in" fo:text-align="end"/>
      </text:list-level-style-number>
      <text:list-level-style-number text:level="7" text:style-name="RTF_5f_Num_20_32_20_7" style:num-suffix="." style:num-format="1">
        <style:list-level-properties text:space-before="3.25in" text:min-label-width="0.25in"/>
      </text:list-level-style-number>
      <text:list-level-style-number text:level="8" text:style-name="RTF_5f_Num_20_32_20_8" style:num-suffix="." style:num-format="a" style:num-letter-sync="true">
        <style:list-level-properties text:space-before="3.75in" text:min-label-width="0.25in"/>
      </text:list-level-style-number>
      <text:list-level-style-number text:level="9" text:style-name="RTF_5f_Num_20_32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suffix=")" style:num-format="1">
        <style:list-level-properties text:space-before="0.3937in" text:min-label-width="0.25in"/>
      </text:list-level-style-number>
      <text:list-level-style-number text:level="2" text:style-name="RTF_5f_Num_20_12_20_2" style:num-suffix="." style:num-format="a" style:num-letter-sync="true">
        <style:list-level-properties text:space-before="0.8937in" text:min-label-width="0.25in"/>
      </text:list-level-style-number>
      <text:list-level-style-number text:level="3" text:style-name="RTF_5f_Num_20_12_20_3" style:num-suffix="." style:num-format="i">
        <style:list-level-properties text:space-before="1.5185in" text:min-label-width="0.1252in" fo:text-align="end"/>
      </text:list-level-style-number>
      <text:list-level-style-number text:level="4" text:style-name="RTF_5f_Num_20_12_20_4" style:num-suffix="." style:num-format="1">
        <style:list-level-properties text:space-before="1.8937in" text:min-label-width="0.25in"/>
      </text:list-level-style-number>
      <text:list-level-style-number text:level="5" text:style-name="RTF_5f_Num_20_12_20_5" style:num-suffix="." style:num-format="a" style:num-letter-sync="true">
        <style:list-level-properties text:space-before="2.3937in" text:min-label-width="0.25in"/>
      </text:list-level-style-number>
      <text:list-level-style-number text:level="6" text:style-name="RTF_5f_Num_20_12_20_6" style:num-suffix="." style:num-format="i">
        <style:list-level-properties text:space-before="3.0185in" text:min-label-width="0.1252in" fo:text-align="end"/>
      </text:list-level-style-number>
      <text:list-level-style-number text:level="7" text:style-name="RTF_5f_Num_20_12_20_7" style:num-suffix="." style:num-format="1">
        <style:list-level-properties text:space-before="3.3937in" text:min-label-width="0.25in"/>
      </text:list-level-style-number>
      <text:list-level-style-number text:level="8" text:style-name="RTF_5f_Num_20_12_20_8" style:num-suffix="." style:num-format="a" style:num-letter-sync="true">
        <style:list-level-properties text:space-before="3.8937in" text:min-label-width="0.25in"/>
      </text:list-level-style-number>
      <text:list-level-style-number text:level="9" text:style-name="RTF_5f_Num_20_12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text:style-name="RTF_5f_Num_20_17_20_1" style:num-suffix=")" style:num-format="1">
        <style:list-level-properties text:space-before="0.3937in" text:min-label-width="0.25in"/>
      </text:list-level-style-number>
      <text:list-level-style-number text:level="2" text:style-name="RTF_5f_Num_20_17_20_2" style:num-suffix="." style:num-format="a" style:num-letter-sync="true">
        <style:list-level-properties text:space-before="0.75in" text:min-label-width="0.25in"/>
      </text:list-level-style-number>
      <text:list-level-style-number text:level="3" text:style-name="RTF_5f_Num_20_17_20_3" style:num-suffix="." style:num-format="i">
        <style:list-level-properties text:space-before="1.3748in" text:min-label-width="0.1252in" fo:text-align="end"/>
      </text:list-level-style-number>
      <text:list-level-style-number text:level="4" text:style-name="RTF_5f_Num_20_17_20_4" style:num-suffix="." style:num-format="1">
        <style:list-level-properties text:space-before="1.75in" text:min-label-width="0.25in"/>
      </text:list-level-style-number>
      <text:list-level-style-number text:level="5" text:style-name="RTF_5f_Num_20_17_20_5" style:num-suffix="." style:num-format="a" style:num-letter-sync="true">
        <style:list-level-properties text:space-before="2.25in" text:min-label-width="0.25in"/>
      </text:list-level-style-number>
      <text:list-level-style-number text:level="6" text:style-name="RTF_5f_Num_20_17_20_6" style:num-suffix="." style:num-format="i">
        <style:list-level-properties text:space-before="2.8748in" text:min-label-width="0.1252in" fo:text-align="end"/>
      </text:list-level-style-number>
      <text:list-level-style-number text:level="7" text:style-name="RTF_5f_Num_20_17_20_7" style:num-suffix="." style:num-format="1">
        <style:list-level-properties text:space-before="3.25in" text:min-label-width="0.25in"/>
      </text:list-level-style-number>
      <text:list-level-style-number text:level="8" text:style-name="RTF_5f_Num_20_17_20_8" style:num-suffix="." style:num-format="a" style:num-letter-sync="true">
        <style:list-level-properties text:space-before="3.75in" text:min-label-width="0.25in"/>
      </text:list-level-style-number>
      <text:list-level-style-number text:level="9" text:style-name="RTF_5f_Num_20_17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text:style-name="RTF_5f_Num_20_20_20_1" style:num-suffix="]" style:num-format="1">
        <style:list-level-properties text:space-before="0.3937in" text:min-label-width="0.25in"/>
      </text:list-level-style-number>
      <text:list-level-style-number text:level="2" text:style-name="RTF_5f_Num_20_20_20_2" style:num-suffix="." style:num-format="a" style:num-letter-sync="true">
        <style:list-level-properties text:space-before="0.75in" text:min-label-width="0.25in"/>
      </text:list-level-style-number>
      <text:list-level-style-number text:level="3" text:style-name="RTF_5f_Num_20_20_20_3" style:num-suffix="." style:num-format="i">
        <style:list-level-properties text:space-before="1.3748in" text:min-label-width="0.1252in" fo:text-align="end"/>
      </text:list-level-style-number>
      <text:list-level-style-number text:level="4" text:style-name="RTF_5f_Num_20_20_20_4" style:num-suffix="." style:num-format="1">
        <style:list-level-properties text:space-before="1.75in" text:min-label-width="0.25in"/>
      </text:list-level-style-number>
      <text:list-level-style-number text:level="5" text:style-name="RTF_5f_Num_20_20_20_5" style:num-suffix="." style:num-format="a" style:num-letter-sync="true">
        <style:list-level-properties text:space-before="2.25in" text:min-label-width="0.25in"/>
      </text:list-level-style-number>
      <text:list-level-style-number text:level="6" text:style-name="RTF_5f_Num_20_20_20_6" style:num-suffix="." style:num-format="i">
        <style:list-level-properties text:space-before="2.8748in" text:min-label-width="0.1252in" fo:text-align="end"/>
      </text:list-level-style-number>
      <text:list-level-style-number text:level="7" text:style-name="RTF_5f_Num_20_20_20_7" style:num-suffix="." style:num-format="1">
        <style:list-level-properties text:space-before="3.25in" text:min-label-width="0.25in"/>
      </text:list-level-style-number>
      <text:list-level-style-number text:level="8" text:style-name="RTF_5f_Num_20_20_20_8" style:num-suffix="." style:num-format="a" style:num-letter-sync="true">
        <style:list-level-properties text:space-before="3.75in" text:min-label-width="0.25in"/>
      </text:list-level-style-number>
      <text:list-level-style-number text:level="9" text:style-name="RTF_5f_Num_20_20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3902in" fo:margin-bottom="0.3902in" fo:margin-left="1.1799in" fo:margin-right="0.3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3902in" fo:margin-bottom="0.3902in" fo:margin-left="1.1799in" fo:margin-right="0.3902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hemoth </meta:initial-creator>
    <meta:creation-date>2011-04-24T23:59:48</meta:creation-date>
    <dc:date>2012-07-10T00:32:34</dc:date>
    <meta:editing-duration>PT29H30M26S</meta:editing-duration>
    <meta:editing-cycles>97</meta:editing-cycles>
    <meta:generator>OpenOffice.org/3.2$Linux OpenOffice.org_project/320m19$Build-9505</meta:generator>
    <meta:document-statistic meta:table-count="11" meta:image-count="1" meta:object-count="1" meta:page-count="34" meta:paragraph-count="756" meta:word-count="6671" meta:character-count="48852"/>
  </office:meta>
</office:document-meta>
</file>